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78.25mm"/>
    </style:style>
    <style:style style:name="co4" style:family="table-column">
      <style:table-column-properties fo:break-before="auto" style:column-width="66.53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41.7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7.97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16.69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9.97mm"/>
    </style:style>
    <style:style style:name="co16" style:family="table-column">
      <style:table-column-properties fo:break-before="auto" style:column-width="31.1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7.04mm"/>
    </style:style>
    <style:style style:name="co19" style:family="table-column">
      <style:table-column-properties fo:break-before="auto" style:column-width="18.04mm"/>
    </style:style>
    <style:style style:name="co20" style:family="table-column">
      <style:table-column-properties fo:break-before="auto" style:column-width="16.14mm"/>
    </style:style>
    <style:style style:name="co21" style:family="table-column">
      <style:table-column-properties fo:break-before="auto" style:column-width="22.95mm"/>
    </style:style>
    <style:style style:name="co22" style:family="table-column">
      <style:table-column-properties fo:break-before="auto" style:column-width="44.47mm"/>
    </style:style>
    <style:style style:name="co23" style:family="table-column">
      <style:table-column-properties fo:break-before="auto" style:column-width="17.23mm"/>
    </style:style>
    <style:style style:name="co24" style:family="table-column">
      <style:table-column-properties fo:break-before="auto" style:column-width="36.85mm"/>
    </style:style>
    <style:style style:name="co25" style:family="table-column">
      <style:table-column-properties fo:break-before="auto" style:column-width="25.68mm"/>
    </style:style>
    <style:style style:name="co26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no-wrap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 style:data-style-name="N37">
      <style:table-cell-properties fo:wrap-option="no-wrap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 fo:border="none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fo:wrap-option="no-wrap" fo:border="none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/>
    <style:style style:name="ce8" style:family="table-cell" style:parent-style-name="Canto_20_da_20_tabela_20_dinâmica">
      <style:table-cell-properties fo:border-bottom="none" fo:border-left="2.01pt solid #000000" fo:border-right="0.99pt solid #000000" fo:border-top="2.01pt solid #000000"/>
    </style:style>
    <style:style style:name="ce9" style:family="table-cell" style:parent-style-name="Campo_20_da_20_tabela_20_dinâmica">
      <style:table-cell-properties fo:border-bottom="0.99pt solid #000000" fo:border-left="2.01pt solid #000000" fo:border-right="0.99pt solid #000000" fo:border-top="0.99pt solid #000000"/>
    </style:style>
    <style:style style:name="ce10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Categoria_20_da_20_tabela_20_dinâmica" style:data-style-name="N0">
      <style:table-cell-properties fo:border-bottom="2.01pt solid #000000" fo:border-left="2.01pt solid #000000" fo:border-right="0.99pt solid #000000" fo:border-top="none"/>
    </style:style>
    <style:style style:name="ce13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Categoria_20_da_20_tabela_20_dinâmica" style:data-style-name="N37">
      <style:table-cell-properties fo:border-bottom="0.99pt solid #000000" fo:border-left="0.99pt solid #000000" fo:border-right="none" fo:border-top="none"/>
    </style:style>
    <style:style style:name="ce15" style:family="table-cell" style:parent-style-name="Valor_20_da_20_tabela_20_dinâmica" style:data-style-name="N0">
      <style:table-cell-properties fo:border-bottom="none" fo:border-left="0.99pt solid #000000" fo:border-right="none" fo:border-top="0.99pt solid #000000"/>
    </style:style>
    <style:style style:name="ce16" style:family="table-cell" style:parent-style-name="Valor_20_da_20_tabela_20_dinâmica" style:data-style-name="N0">
      <style:table-cell-properties fo:border-bottom="none" fo:border-left="0.99pt solid #000000" fo:border-right="none" fo:border-top="none"/>
    </style:style>
    <style:style style:name="ce17" style:family="table-cell" style:parent-style-name="Valor_20_da_20_tabela_20_dinâmica">
      <style:table-cell-properties fo:border-bottom="none" fo:border-left="0.99pt solid #000000" fo:border-right="none" fo:border-top="none"/>
    </style:style>
    <style:style style:name="ce18" style:family="table-cell" style:parent-style-name="Valor_20_da_20_tabela_20_dinâmica" style:data-style-name="N0">
      <style:table-cell-properties fo:border-bottom="2.01pt solid #000000" fo:border-left="0.99pt solid #000000" fo:border-right="none" fo:border-top="none"/>
    </style:style>
    <style:style style:name="ce19" style:family="table-cell" style:parent-style-name="Canto_20_da_20_tabela_20_dinâmica">
      <style:table-cell-properties fo:border-bottom="0.99pt solid #000000" fo:border-left="none" fo:border-right="none" fo:border-top="2.01pt solid #000000"/>
    </style:style>
    <style:style style:name="ce20" style:family="table-cell" style:parent-style-name="Categoria_20_da_20_tabela_20_dinâmica" style:data-style-name="N37">
      <style:table-cell-properties fo:border-bottom="0.99pt solid #000000" fo:border-left="none" fo:border-right="none" fo:border-top="none"/>
    </style:style>
    <style:style style:name="ce21" style:family="table-cell" style:parent-style-name="Valor_20_da_20_tabela_20_dinâmica" style:data-style-name="N0">
      <style:table-cell-properties fo:border-bottom="none" fo:border-left="none" fo:border-right="none" fo:border-top="0.99pt solid #000000"/>
    </style:style>
    <style:style style:name="ce22" style:family="table-cell" style:parent-style-name="Valor_20_da_20_tabela_20_dinâmica" style:data-style-name="N0"/>
    <style:style style:name="ce23" style:family="table-cell" style:parent-style-name="Valor_20_da_20_tabela_20_dinâmica" style:data-style-name="N0">
      <style:table-cell-properties fo:border-bottom="2.01pt solid #000000" fo:border-left="none" fo:border-right="none" fo:border-top="none"/>
    </style:style>
    <style:style style:name="ce24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Categoria_20_da_20_tabela_20_dinâmica" style:data-style-name="N37">
      <style:table-cell-properties fo:border-bottom="0.99pt solid #000000" fo:border-left="none" fo:border-right="2.01pt solid #000000" fo:border-top="none"/>
    </style:style>
    <style:style style:name="ce26" style:family="table-cell" style:parent-style-name="Valor_20_da_20_tabela_20_dinâmica" style:data-style-name="N0">
      <style:table-cell-properties fo:border-bottom="none" fo:border-left="none" fo:border-right="2.01pt solid #000000" fo:border-top="0.99pt solid #000000"/>
    </style:style>
    <style:style style:name="ce27" style:family="table-cell" style:parent-style-name="Valor_20_da_20_tabela_20_dinâmica" style:data-style-name="N0">
      <style:table-cell-properties fo:border-bottom="none" fo:border-left="none" fo:border-right="2.01pt solid #000000" fo:border-top="none"/>
    </style:style>
    <style:style style:name="ce28" style:family="table-cell" style:parent-style-name="Valor_20_da_20_tabela_20_dinâmica">
      <style:table-cell-properties fo:border-bottom="none" fo:border-left="none" fo:border-right="2.01pt solid #000000" fo:border-top="none"/>
    </style:style>
    <style:style style:name="ce29" style:family="table-cell" style:parent-style-name="Valor_20_da_20_tabela_20_dinâmica" style:data-style-name="N0">
      <style:table-cell-properties fo:border-bottom="2.01pt solid #000000" fo:border-left="none" fo:border-right="2.01pt solid #000000" fo:border-top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ealiza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Base</text:p>
          </table:table-cell>
        </table:table-row>
        <table:table-row table:style-name="ro1" table:visibility="filter">
          <table:table-cell office:value-type="float" office:value="1471824000" calcext:value-type="float">
            <text:p>1471824000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Posto Shell Gipires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1824000" calcext:value-type="float">
            <text:p>14718240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1910400" calcext:value-type="float">
            <text:p>1471910400</text:p>
          </table:table-cell>
          <table:table-cell office:value-type="float" office:value="6216" calcext:value-type="float">
            <text:p>6216</text:p>
          </table:table-cell>
          <table:table-cell office:value-type="string" calcext:value-type="string">
            <text:p>Posto Shell Av Nossa Sra de Fatima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1910400" calcext:value-type="float">
            <text:p>14719104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1996800" calcext:value-type="float">
            <text:p>1471996800</text:p>
          </table:table-cell>
          <table:table-cell office:value-type="float" office:value="6291" calcext:value-type="float">
            <text:p>6291</text:p>
          </table:table-cell>
          <table:table-cell office:value-type="string" calcext:value-type="string">
            <text:p>Posto Shell Andrea Santini Rego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1996800" calcext:value-type="float">
            <text:p>1471996800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Posto Shell Espaço Botanico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1996800" calcext:value-type="float">
            <text:p>1471996800</text:p>
          </table:table-cell>
          <table:table-cell office:value-type="float" office:value="6359" calcext:value-type="float">
            <text:p>6359</text:p>
          </table:table-cell>
          <table:table-cell office:value-type="string" calcext:value-type="string">
            <text:p>Posto Shell Avenida Brasil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2601600" calcext:value-type="float">
            <text:p>1472601600</text:p>
          </table:table-cell>
          <table:table-cell office:value-type="float" office:value="6213" calcext:value-type="float">
            <text:p>6213</text:p>
          </table:table-cell>
          <table:table-cell office:value-type="string" calcext:value-type="string">
            <text:p>Posto Shell Luiz Fantinato Filho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2601600" calcext:value-type="float">
            <text:p>1472601600</text:p>
          </table:table-cell>
          <table:table-cell office:value-type="float" office:value="6296" calcext:value-type="float">
            <text:p>6296</text:p>
          </table:table-cell>
          <table:table-cell office:value-type="string" calcext:value-type="string">
            <text:p>Posto Shell Dom Pedro I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2601600" calcext:value-type="float">
            <text:p>1472601600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Posto Shell Alcides Costa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2774400" calcext:value-type="float">
            <text:p>1472774400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Posto Shell Mingo</text:p>
          </table:table-cell>
          <table:table-cell office:value-type="string" calcext:value-type="string">
            <text:p>INC17043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4</text:p>
          </table:table-cell>
        </table:table-row>
        <table:table-row table:style-name="ro1" table:visibility="filter">
          <table:table-cell office:value-type="float" office:value="1472774400" calcext:value-type="float">
            <text:p>1472774400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INC01702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2774400" calcext:value-type="float">
            <text:p>1472774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7046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2774400" calcext:value-type="float">
            <text:p>1472774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013075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2774400" calcext:value-type="float">
            <text:p>1472774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05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2774400" calcext:value-type="float">
            <text:p>147277440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Posto Shell Paraiso Lubrificantes</text:p>
          </table:table-cell>
          <table:table-cell office:value-type="string" calcext:value-type="string">
            <text:p>inc01698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2774400" calcext:value-type="float">
            <text:p>1472774400</text:p>
          </table:table-cell>
          <table:table-cell office:value-type="float" office:value="6604" calcext:value-type="float">
            <text:p>6604</text:p>
          </table:table-cell>
          <table:table-cell office:value-type="string" calcext:value-type="string">
            <text:p>Posto Shell Forgerini e Inouye São Carlos </text:p>
          </table:table-cell>
          <table:table-cell office:value-type="string" calcext:value-type="string">
            <text:p>TASK1306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2860800" calcext:value-type="float">
            <text:p>14728608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TASK13109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4</text:p>
          </table:table-cell>
        </table:table-row>
        <table:table-row table:style-name="ro1" table:visibility="filter">
          <table:table-cell office:value-type="float" office:value="1472860800" calcext:value-type="float">
            <text:p>1472860800</text:p>
          </table:table-cell>
          <table:table-cell office:value-type="float" office:value="6296" calcext:value-type="float">
            <text:p>6296</text:p>
          </table:table-cell>
          <table:table-cell office:value-type="string" calcext:value-type="string">
            <text:p>Posto Shell Dom Pedro I</text:p>
          </table:table-cell>
          <table:table-cell office:value-type="string" calcext:value-type="string">
            <text:p>INC01704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2860800" calcext:value-type="float">
            <text:p>1472860800</text:p>
          </table:table-cell>
          <table:table-cell office:value-type="float" office:value="6478" calcext:value-type="float">
            <text:p>6478</text:p>
          </table:table-cell>
          <table:table-cell office:value-type="string" calcext:value-type="string">
            <text:p>Posto Shell Gazpark Participaçoes</text:p>
          </table:table-cell>
          <table:table-cell office:value-type="string" calcext:value-type="string">
            <text:p>task01296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2860800" calcext:value-type="float">
            <text:p>1472860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TASK013106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3033600" calcext:value-type="float">
            <text:p>1473033600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string" calcext:value-type="string">
            <text:p>TASK013113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3033600" calcext:value-type="float">
            <text:p>14730336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3033600" calcext:value-type="float">
            <text:p>1473033600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Posto Shell Chalcatay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3033600" calcext:value-type="float">
            <text:p>1473033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7086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3120000" calcext:value-type="float">
            <text:p>1473120000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Posto Shell Morumbi Star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3120000" calcext:value-type="float">
            <text:p>14731200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3120000" calcext:value-type="float">
            <text:p>1473120000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Posto Shell Espaço Botanic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3120000" calcext:value-type="float">
            <text:p>1473120000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Posto Shell Karapito da Beir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3120000" calcext:value-type="float">
            <text:p>1473120000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Posto Shell Limoeiro</text:p>
          </table:table-cell>
          <table:table-cell office:value-type="string" calcext:value-type="string">
            <text:p>INC17069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3120000" calcext:value-type="float">
            <text:p>1473120000</text:p>
          </table:table-cell>
          <table:table-cell office:value-type="float" office:value="6487" calcext:value-type="float">
            <text:p>6487</text:p>
          </table:table-cell>
          <table:table-cell office:value-type="string" calcext:value-type="string">
            <text:p>Posto Shell Tasquinha</text:p>
          </table:table-cell>
          <table:table-cell office:value-type="string" calcext:value-type="string">
            <text:p>TASK01278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3120000" calcext:value-type="float">
            <text:p>1473120000</text:p>
          </table:table-cell>
          <table:table-cell office:value-type="float" office:value="6498" calcext:value-type="float">
            <text:p>6498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3120000" calcext:value-type="float">
            <text:p>1473120000</text:p>
          </table:table-cell>
          <table:table-cell office:value-type="float" office:value="6498" calcext:value-type="float">
            <text:p>6498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INC01709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3120000" calcext:value-type="float">
            <text:p>14731200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INC01711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3292800" calcext:value-type="float">
            <text:p>1473292800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Posto Shell La Caniza</text:p>
          </table:table-cell>
          <table:table-cell office:value-type="string" calcext:value-type="string">
            <text:p>INC1710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3292800" calcext:value-type="float">
            <text:p>1473292800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Posto Shell Novo Barao 2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3292800" calcext:value-type="float">
            <text:p>1473292800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Posto Shell Mestr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3292800" calcext:value-type="float">
            <text:p>14732928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INC01738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3292800" calcext:value-type="float">
            <text:p>1473292800</text:p>
          </table:table-cell>
          <table:table-cell office:value-type="float" office:value="6407" calcext:value-type="float">
            <text:p>6407</text:p>
          </table:table-cell>
          <table:table-cell office:value-type="string" calcext:value-type="string">
            <text:p>Posto Shell Petro Bady</text:p>
          </table:table-cell>
          <table:table-cell office:value-type="string" calcext:value-type="string">
            <text:p>INC01712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3379200" calcext:value-type="float">
            <text:p>1473379200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Posto Shell Santa terezinha</text:p>
          </table:table-cell>
          <table:table-cell office:value-type="string" calcext:value-type="string">
            <text:p>INC1715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3379200" calcext:value-type="float">
            <text:p>14733792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7172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3379200" calcext:value-type="float">
            <text:p>1473379200</text:p>
          </table:table-cell>
          <table:table-cell office:value-type="float" office:value="6343" calcext:value-type="float">
            <text:p>6343</text:p>
          </table:table-cell>
          <table:table-cell office:value-type="string" calcext:value-type="string">
            <text:p>Posto Shell Universo 2000</text:p>
          </table:table-cell>
          <table:table-cell office:value-type="string" calcext:value-type="string">
            <text:p>INC017131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3379200" calcext:value-type="float">
            <text:p>1473379200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TASK012669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3379200" calcext:value-type="float">
            <text:p>1473379200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Posto Shell Duque 21 de Moura</text:p>
          </table:table-cell>
          <table:table-cell office:value-type="string" calcext:value-type="string">
            <text:p>TASK013237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3379200" calcext:value-type="float">
            <text:p>1473379200</text:p>
          </table:table-cell>
          <table:table-cell office:value-type="float" office:value="6505" calcext:value-type="float">
            <text:p>6505</text:p>
          </table:table-cell>
          <table:table-cell office:value-type="string" calcext:value-type="string">
            <text:p>Posto Shell IATE</text:p>
          </table:table-cell>
          <table:table-cell office:value-type="string" calcext:value-type="string">
            <text:p>TASK012664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3379200" calcext:value-type="float">
            <text:p>14733792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INC01719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3379200" calcext:value-type="float">
            <text:p>14733792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017191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3379200" calcext:value-type="float">
            <text:p>14733792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INC0171376/INC017124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3379200" calcext:value-type="float">
            <text:p>1473379200</text:p>
          </table:table-cell>
          <table:table-cell office:value-type="float" office:value="6578" calcext:value-type="float">
            <text:p>6578</text:p>
          </table:table-cell>
          <table:table-cell office:value-type="string" calcext:value-type="string">
            <text:p>Posto Shell LK Vila Universitaria</text:p>
          </table:table-cell>
          <table:table-cell office:value-type="string" calcext:value-type="string">
            <text:p>TASK013238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3465600" calcext:value-type="float">
            <text:p>14734656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INC01719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3465600" calcext:value-type="float">
            <text:p>14734656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TASK012617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3465600" calcext:value-type="float">
            <text:p>1473465600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Posto Shell Rio Lima</text:p>
          </table:table-cell>
          <table:table-cell office:value-type="string" calcext:value-type="string">
            <text:p>TASK012601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3465600" calcext:value-type="float">
            <text:p>1473465600</text:p>
          </table:table-cell>
          <table:table-cell office:value-type="float" office:value="6598" calcext:value-type="float">
            <text:p>6598</text:p>
          </table:table-cell>
          <table:table-cell office:value-type="string" calcext:value-type="string">
            <text:p>Posto Shell LK Vila Falcao I</text:p>
          </table:table-cell>
          <table:table-cell office:value-type="string" calcext:value-type="string">
            <text:p>TASK013258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3638400" calcext:value-type="float">
            <text:p>1473638400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Posto Shell Martinelli</text:p>
          </table:table-cell>
          <table:table-cell office:value-type="string" calcext:value-type="string">
            <text:p>INC01719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3638400" calcext:value-type="float">
            <text:p>1473638400</text:p>
          </table:table-cell>
          <table:table-cell office:value-type="float" office:value="6134" calcext:value-type="float">
            <text:p>6134</text:p>
          </table:table-cell>
          <table:table-cell office:value-type="string" calcext:value-type="string">
            <text:p>Posto Shell Panamby</text:p>
          </table:table-cell>
          <table:table-cell office:value-type="string" calcext:value-type="string">
            <text:p>INC17141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3638400" calcext:value-type="float">
            <text:p>1473638400</text:p>
          </table:table-cell>
          <table:table-cell office:value-type="float" office:value="6184" calcext:value-type="float">
            <text:p>6184</text:p>
          </table:table-cell>
          <table:table-cell office:value-type="string" calcext:value-type="string">
            <text:p>Posto Shell Fenix Nova Odessa</text:p>
          </table:table-cell>
          <table:table-cell office:value-type="string" calcext:value-type="string">
            <text:p>TASK013287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3638400" calcext:value-type="float">
            <text:p>1473638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INC017208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3638400" calcext:value-type="float">
            <text:p>1473638400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Posto Shell Limoeiro</text:p>
          </table:table-cell>
          <table:table-cell office:value-type="string" calcext:value-type="string">
            <text:p>TASK01327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3638400" calcext:value-type="float">
            <text:p>1473638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241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3638400" calcext:value-type="float">
            <text:p>1473638400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Posto Shell Manguinhos de Buzios</text:p>
          </table:table-cell>
          <table:table-cell office:value-type="string" calcext:value-type="string">
            <text:p>TASK0120562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3638400" calcext:value-type="float">
            <text:p>1473638400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INC01723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3638400" calcext:value-type="float">
            <text:p>1473638400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INC01723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3724800" calcext:value-type="float">
            <text:p>1473724800</text:p>
          </table:table-cell>
          <table:table-cell office:value-type="float" office:value="6048" calcext:value-type="float">
            <text:p>6048</text:p>
          </table:table-cell>
          <table:table-cell office:value-type="string" calcext:value-type="string">
            <text:p>Posto Shell Summer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3724800" calcext:value-type="float">
            <text:p>1473724800</text:p>
          </table:table-cell>
          <table:table-cell office:value-type="float" office:value="6048" calcext:value-type="float">
            <text:p>6048</text:p>
          </table:table-cell>
          <table:table-cell office:value-type="string" calcext:value-type="string">
            <text:p>Posto Shell Summer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3724800" calcext:value-type="float">
            <text:p>14737248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702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3724800" calcext:value-type="float">
            <text:p>1473724800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Posto Shell Macedo</text:p>
          </table:table-cell>
          <table:table-cell office:value-type="string" calcext:value-type="string">
            <text:p>INC1724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3724800" calcext:value-type="float">
            <text:p>1473724800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Posto Shell Mestre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4</text:p>
          </table:table-cell>
        </table:table-row>
        <table:table-row table:style-name="ro1">
          <table:table-cell office:value-type="float" office:value="1473724800" calcext:value-type="float">
            <text:p>1473724800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Posto Shell Rezende Recreio II</text:p>
          </table:table-cell>
          <table:table-cell office:value-type="string" calcext:value-type="string">
            <text:p>TASK013297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3724800" calcext:value-type="float">
            <text:p>1473724800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Posto Shell Rezende Recreio II</text:p>
          </table:table-cell>
          <table:table-cell office:value-type="string" calcext:value-type="string">
            <text:p>TASK013297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3724800" calcext:value-type="float">
            <text:p>1473724800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Posto Shell Chalcataya</text:p>
          </table:table-cell>
          <table:table-cell office:value-type="string" calcext:value-type="string">
            <text:p>INC017242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3811200" calcext:value-type="float">
            <text:p>1473811200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Posto Shell 45</text:p>
          </table:table-cell>
          <table:table-cell office:value-type="string" calcext:value-type="string">
            <text:p>INC1728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3811200" calcext:value-type="float">
            <text:p>1473811200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Posto Shell Saint Germain</text:p>
          </table:table-cell>
          <table:table-cell office:value-type="string" calcext:value-type="string">
            <text:p>INC017286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3811200" calcext:value-type="float">
            <text:p>1473811200</text:p>
          </table:table-cell>
          <table:table-cell office:value-type="float" office:value="6327" calcext:value-type="float">
            <text:p>6327</text:p>
          </table:table-cell>
          <table:table-cell office:value-type="string" calcext:value-type="string">
            <text:p>Posto Shell Piracena</text:p>
          </table:table-cell>
          <table:table-cell office:value-type="string" calcext:value-type="string">
            <text:p>TASK013354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3811200" calcext:value-type="float">
            <text:p>1473811200</text:p>
          </table:table-cell>
          <table:table-cell office:value-type="float" office:value="6334" calcext:value-type="float">
            <text:p>6334</text:p>
          </table:table-cell>
          <table:table-cell office:value-type="string" calcext:value-type="string">
            <text:p>Posto Shell Quality Casablanc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3811200" calcext:value-type="float">
            <text:p>14738112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INC017250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3811200" calcext:value-type="float">
            <text:p>14738112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INC017256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3811200" calcext:value-type="float">
            <text:p>14738112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INC017192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3811200" calcext:value-type="float">
            <text:p>147381120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Posto Shell Avenida Central de Iraja</text:p>
          </table:table-cell>
          <table:table-cell office:value-type="string" calcext:value-type="string">
            <text:p>INC017297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3897600" calcext:value-type="float">
            <text:p>1473897600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string" calcext:value-type="string">
            <text:p>INC013215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3897600" calcext:value-type="float">
            <text:p>1473897600</text:p>
          </table:table-cell>
          <table:table-cell office:value-type="float" office:value="6184" calcext:value-type="float">
            <text:p>6184</text:p>
          </table:table-cell>
          <table:table-cell office:value-type="string" calcext:value-type="string">
            <text:p>Posto Shell Fenix Nova Odessa</text:p>
          </table:table-cell>
          <table:table-cell office:value-type="string" calcext:value-type="string">
            <text:p>INC017319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3897600" calcext:value-type="float">
            <text:p>14738976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017317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3897600" calcext:value-type="float">
            <text:p>1473897600</text:p>
          </table:table-cell>
          <table:table-cell office:value-type="float" office:value="6358" calcext:value-type="float">
            <text:p>6358</text:p>
          </table:table-cell>
          <table:table-cell office:value-type="string" calcext:value-type="string">
            <text:p>Posto Shell Lince Taubate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4</text:p>
          </table:table-cell>
        </table:table-row>
        <table:table-row table:style-name="ro1" table:visibility="filter">
          <table:table-cell office:value-type="float" office:value="1473897600" calcext:value-type="float">
            <text:p>1473897600</text:p>
          </table:table-cell>
          <table:table-cell office:value-type="float" office:value="6396" calcext:value-type="float">
            <text:p>6396</text:p>
          </table:table-cell>
          <table:table-cell office:value-type="string" calcext:value-type="string">
            <text:p>Posto Shell Universitario Sao Carlo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3897600" calcext:value-type="float">
            <text:p>1473897600</text:p>
          </table:table-cell>
          <table:table-cell office:value-type="float" office:value="6445" calcext:value-type="float">
            <text:p>6445</text:p>
          </table:table-cell>
          <table:table-cell office:value-type="string" calcext:value-type="string">
            <text:p>Posto Shell Portela Dois</text:p>
          </table:table-cell>
          <table:table-cell office:value-type="string" calcext:value-type="string">
            <text:p>INC01727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3897600" calcext:value-type="float">
            <text:p>147389760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INC01733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3897600" calcext:value-type="float">
            <text:p>147389760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TASK012671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3897600" calcext:value-type="float">
            <text:p>14738976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INC01732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3897600" calcext:value-type="float">
            <text:p>14738976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017305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3897600" calcext:value-type="float">
            <text:p>1473897600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3984000" calcext:value-type="float">
            <text:p>14739840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3984000" calcext:value-type="float">
            <text:p>1473984000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Posto Shell Morumbi Star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3984000" calcext:value-type="float">
            <text:p>1473984000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Posto Shell Morumbi Star</text:p>
          </table:table-cell>
          <table:table-cell table:number-columns-repeated="2" office:value-type="string" calcext:value-type="string">
            <text:p>PREDI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3984000" calcext:value-type="float">
            <text:p>1473984000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Posto Shell Morumbi Star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3984000" calcext:value-type="float">
            <text:p>1473984000</text:p>
          </table:table-cell>
          <table:table-cell office:value-type="float" office:value="6312" calcext:value-type="float">
            <text:p>6312</text:p>
          </table:table-cell>
          <table:table-cell office:value-type="string" calcext:value-type="string">
            <text:p>Posto Shell Radial Norte Sul de Piracicaba</text:p>
          </table:table-cell>
          <table:table-cell office:value-type="string" calcext:value-type="string">
            <text:p>TASK013443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3984000" calcext:value-type="float">
            <text:p>1473984000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Posto Shell Bongue</text:p>
          </table:table-cell>
          <table:table-cell office:value-type="string" calcext:value-type="string">
            <text:p>INC017341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3984000" calcext:value-type="float">
            <text:p>1473984000</text:p>
          </table:table-cell>
          <table:table-cell office:value-type="float" office:value="6349" calcext:value-type="float">
            <text:p>6349</text:p>
          </table:table-cell>
          <table:table-cell office:value-type="string" calcext:value-type="string">
            <text:p>Posto Shell Pontal da Cruz</text:p>
          </table:table-cell>
          <table:table-cell office:value-type="string" calcext:value-type="string">
            <text:p>INC01735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3984000" calcext:value-type="float">
            <text:p>1473984000</text:p>
          </table:table-cell>
          <table:table-cell office:value-type="float" office:value="6475" calcext:value-type="float">
            <text:p>6475</text:p>
          </table:table-cell>
          <table:table-cell office:value-type="string" calcext:value-type="string">
            <text:p>Posto Shell 2001</text:p>
          </table:table-cell>
          <table:table-cell office:value-type="string" calcext:value-type="string">
            <text:p>task013412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3984000" calcext:value-type="float">
            <text:p>14739840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3984000" calcext:value-type="float">
            <text:p>14739840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TASK013423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3984000" calcext:value-type="float">
            <text:p>14739840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string" calcext:value-type="string">
            <text:p>TASK01343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4070400" calcext:value-type="float">
            <text:p>1474070400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Posto Shell Castelinh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4070400" calcext:value-type="float">
            <text:p>14740704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TASK012667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4070400" calcext:value-type="float">
            <text:p>1474070400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Posto Shell Carbonar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4243200" calcext:value-type="float">
            <text:p>14742432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INC017371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243200" calcext:value-type="float">
            <text:p>1474243200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Posto Shell Excede</text:p>
          </table:table-cell>
          <table:table-cell office:value-type="string" calcext:value-type="string">
            <text:p>TASK012789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4243200" calcext:value-type="float">
            <text:p>14742432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4243200" calcext:value-type="float">
            <text:p>1474243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7398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4243200" calcext:value-type="float">
            <text:p>1474243200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Posto Shell Colina Aracatuba</text:p>
          </table:table-cell>
          <table:table-cell office:value-type="string" calcext:value-type="string">
            <text:p>TASK013468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4329600" calcext:value-type="float">
            <text:p>14743296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INC01740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329600" calcext:value-type="float">
            <text:p>1474329600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Posto Shell Duque Berrini</text:p>
          </table:table-cell>
          <table:table-cell office:value-type="string" calcext:value-type="string">
            <text:p>INC01741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329600" calcext:value-type="float">
            <text:p>14743296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string" calcext:value-type="string">
            <text:p>INC01740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329600" calcext:value-type="float">
            <text:p>1474329600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Posto Shell Portal do Paraiso</text:p>
          </table:table-cell>
          <table:table-cell office:value-type="string" calcext:value-type="string">
            <text:p>INC017407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329600" calcext:value-type="float">
            <text:p>1474329600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Posto Shell Algodoal</text:p>
          </table:table-cell>
          <table:table-cell office:value-type="string" calcext:value-type="string">
            <text:p>INC01741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4329600" calcext:value-type="float">
            <text:p>1474329600</text:p>
          </table:table-cell>
          <table:table-cell office:value-type="float" office:value="6344" calcext:value-type="float">
            <text:p>6344</text:p>
          </table:table-cell>
          <table:table-cell office:value-type="string" calcext:value-type="string">
            <text:p>Posto Shell Andorinha de Rio Claro</text:p>
          </table:table-cell>
          <table:table-cell office:value-type="string" calcext:value-type="string">
            <text:p>TASK013498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4329600" calcext:value-type="float">
            <text:p>1474329600</text:p>
          </table:table-cell>
          <table:table-cell office:value-type="float" office:value="6366" calcext:value-type="float">
            <text:p>6366</text:p>
          </table:table-cell>
          <table:table-cell office:value-type="string" calcext:value-type="string">
            <text:p>Posto Shell Restaurante 3 Vias</text:p>
          </table:table-cell>
          <table:table-cell office:value-type="string" calcext:value-type="string">
            <text:p>INC01741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4329600" calcext:value-type="float">
            <text:p>147432960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Posto Shell Rio Claro Center Shopping</text:p>
          </table:table-cell>
          <table:table-cell office:value-type="string" calcext:value-type="string">
            <text:p>TASK013498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4329600" calcext:value-type="float">
            <text:p>1474329600</text:p>
          </table:table-cell>
          <table:table-cell office:value-type="float" office:value="6417" calcext:value-type="float">
            <text:p>6417</text:p>
          </table:table-cell>
          <table:table-cell office:value-type="string" calcext:value-type="string">
            <text:p>Posto Shell Acc Radia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4329600" calcext:value-type="float">
            <text:p>1474329600</text:p>
          </table:table-cell>
          <table:table-cell office:value-type="float" office:value="6445" calcext:value-type="float">
            <text:p>6445</text:p>
          </table:table-cell>
          <table:table-cell office:value-type="string" calcext:value-type="string">
            <text:p>Posto Shell Portela Dois</text:p>
          </table:table-cell>
          <table:table-cell office:value-type="string" calcext:value-type="string">
            <text:p>INC017411999//)/)/)(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4329600" calcext:value-type="float">
            <text:p>14743296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INC01741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4329600" calcext:value-type="float">
            <text:p>14743296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4329600" calcext:value-type="float">
            <text:p>14743296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TASK013143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4416000" calcext:value-type="float">
            <text:p>1474416000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4416000" calcext:value-type="float">
            <text:p>1474416000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Posto Shell Novo Barao 2</text:p>
          </table:table-cell>
          <table:table-cell office:value-type="string" calcext:value-type="string">
            <text:p>INC017438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416000" calcext:value-type="float">
            <text:p>1474416000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Posto Shell Novo Barao 2</text:p>
          </table:table-cell>
          <table:table-cell office:value-type="string" calcext:value-type="string">
            <text:p>INC01744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416000" calcext:value-type="float">
            <text:p>1474416000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osto Shell Vila Pagano</text:p>
          </table:table-cell>
          <table:table-cell office:value-type="string" calcext:value-type="string">
            <text:p>INC017410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4416000" calcext:value-type="float">
            <text:p>1474416000</text:p>
          </table:table-cell>
          <table:table-cell office:value-type="float" office:value="6293" calcext:value-type="float">
            <text:p>6293</text:p>
          </table:table-cell>
          <table:table-cell office:value-type="string" calcext:value-type="string">
            <text:p>Posto Shell Caxambu</text:p>
          </table:table-cell>
          <table:table-cell office:value-type="string" calcext:value-type="string">
            <text:p>INC017410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4416000" calcext:value-type="float">
            <text:p>1474416000</text:p>
          </table:table-cell>
          <table:table-cell office:value-type="float" office:value="6298" calcext:value-type="float">
            <text:p>6298</text:p>
          </table:table-cell>
          <table:table-cell office:value-type="string" calcext:value-type="string">
            <text:p>Posto Shell Bap Barão</text:p>
          </table:table-cell>
          <table:table-cell office:value-type="string" calcext:value-type="string">
            <text:p>INC01744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416000" calcext:value-type="float">
            <text:p>1474416000</text:p>
          </table:table-cell>
          <table:table-cell office:value-type="float" office:value="6364" calcext:value-type="float">
            <text:p>6364</text:p>
          </table:table-cell>
          <table:table-cell office:value-type="string" calcext:value-type="string">
            <text:p>Posto Shell Alpes</text:p>
          </table:table-cell>
          <table:table-cell office:value-type="string" calcext:value-type="string">
            <text:p>INC17410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4416000" calcext:value-type="float">
            <text:p>14744160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4416000" calcext:value-type="float">
            <text:p>14744160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INC017412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4416000" calcext:value-type="float">
            <text:p>14744160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013547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INC0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Posto Shell Duque Berrini</text:p>
          </table:table-cell>
          <table:table-cell office:value-type="string" calcext:value-type="string">
            <text:p>INC017477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187" calcext:value-type="float">
            <text:p>6187</text:p>
          </table:table-cell>
          <table:table-cell office:value-type="string" calcext:value-type="string">
            <text:p>Posto Shell Mara Miru</text:p>
          </table:table-cell>
          <table:table-cell office:value-type="string" calcext:value-type="string">
            <text:p>INC01741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217" calcext:value-type="float">
            <text:p>6217</text:p>
          </table:table-cell>
          <table:table-cell office:value-type="string" calcext:value-type="string">
            <text:p>Posto Shell Savem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218" calcext:value-type="float">
            <text:p>6218</text:p>
          </table:table-cell>
          <table:table-cell office:value-type="string" calcext:value-type="string">
            <text:p>Posto Shell Gaivot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234" calcext:value-type="float">
            <text:p>6234</text:p>
          </table:table-cell>
          <table:table-cell office:value-type="string" calcext:value-type="string">
            <text:p>Posto Shell Tropical Ga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Posto Shell Cardea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Posto Shell Cardeal</text:p>
          </table:table-cell>
          <table:table-cell office:value-type="string" calcext:value-type="string">
            <text:p>TASK013599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Posto Shell Bela Vist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Posto Shell Bela Vist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INC01749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Posto Shell Trapezi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Posto Shell Trapezi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Posto Shell Cardoso Castro</text:p>
          </table:table-cell>
          <table:table-cell office:value-type="string" calcext:value-type="string">
            <text:p>INC01747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656" calcext:value-type="float">
            <text:p>6656</text:p>
          </table:table-cell>
          <table:table-cell office:value-type="string" calcext:value-type="string">
            <text:p>Auto Posto Belezur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4502400" calcext:value-type="float">
            <text:p>1474502400</text:p>
          </table:table-cell>
          <table:table-cell office:value-type="float" office:value="6656" calcext:value-type="float">
            <text:p>6656</text:p>
          </table:table-cell>
          <table:table-cell office:value-type="string" calcext:value-type="string">
            <text:p>Auto Posto Belezur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INC017499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Posto Shell Cinadis</text:p>
          </table:table-cell>
          <table:table-cell office:value-type="string" calcext:value-type="string">
            <text:p>INC17519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133" calcext:value-type="float">
            <text:p>6133</text:p>
          </table:table-cell>
          <table:table-cell office:value-type="string" calcext:value-type="string">
            <text:p>Posto Shell Argetax Anchieta</text:p>
          </table:table-cell>
          <table:table-cell office:value-type="string" calcext:value-type="string">
            <text:p>INC017458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Posto Shell Novo Barao 2</text:p>
          </table:table-cell>
          <table:table-cell office:value-type="string" calcext:value-type="string">
            <text:p>INC01750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INC017490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184" calcext:value-type="float">
            <text:p>6184</text:p>
          </table:table-cell>
          <table:table-cell office:value-type="string" calcext:value-type="string">
            <text:p>Posto Shell Fenix Nova Odessa</text:p>
          </table:table-cell>
          <table:table-cell office:value-type="string" calcext:value-type="string">
            <text:p>INC01747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234" calcext:value-type="float">
            <text:p>6234</text:p>
          </table:table-cell>
          <table:table-cell office:value-type="string" calcext:value-type="string">
            <text:p>Posto Shell Tropical Ga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Posto Shell Cardea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INC017497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Posto Shell Excede</text:p>
          </table:table-cell>
          <table:table-cell office:value-type="string" calcext:value-type="string">
            <text:p>INC017496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013632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492" calcext:value-type="float">
            <text:p>6492</text:p>
          </table:table-cell>
          <table:table-cell office:value-type="string" calcext:value-type="string">
            <text:p>Posto Shell Pavao Castelinho</text:p>
          </table:table-cell>
          <table:table-cell office:value-type="string" calcext:value-type="string">
            <text:p>INC1750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INC01749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748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410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INC017501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4588800" calcext:value-type="float">
            <text:p>14745888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INC1746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4675200" calcext:value-type="float">
            <text:p>14746752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INC01749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4848000" calcext:value-type="float">
            <text:p>14748480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4848000" calcext:value-type="float">
            <text:p>14748480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848000" calcext:value-type="float">
            <text:p>1474848000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Posto Shell Turism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848000" calcext:value-type="float">
            <text:p>1474848000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Posto Shell Turism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848000" calcext:value-type="float">
            <text:p>1474848000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4848000" calcext:value-type="float">
            <text:p>1474848000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848000" calcext:value-type="float">
            <text:p>1474848000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Posto Shell Antonio Pae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4848000" calcext:value-type="float">
            <text:p>1474848000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Posto Shell Antonio Pae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848000" calcext:value-type="float">
            <text:p>1474848000</text:p>
          </table:table-cell>
          <table:table-cell office:value-type="float" office:value="6353" calcext:value-type="float">
            <text:p>6353</text:p>
          </table:table-cell>
          <table:table-cell office:value-type="string" calcext:value-type="string">
            <text:p>Posto Shell Tiger</text:p>
          </table:table-cell>
          <table:table-cell office:value-type="string" calcext:value-type="string">
            <text:p>INC017506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4848000" calcext:value-type="float">
            <text:p>1474848000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INC01753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4848000" calcext:value-type="float">
            <text:p>14748480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7538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4848000" calcext:value-type="float">
            <text:p>14748480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INC01755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4848000" calcext:value-type="float">
            <text:p>1474848000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INC017407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4848000" calcext:value-type="float">
            <text:p>1474848000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TASK013681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4848000" calcext:value-type="float">
            <text:p>1474848000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INC01750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4934400" calcext:value-type="float">
            <text:p>1474934400</text:p>
          </table:table-cell>
          <table:table-cell office:value-type="float" office:value="6190" calcext:value-type="float">
            <text:p>6190</text:p>
          </table:table-cell>
          <table:table-cell office:value-type="string" calcext:value-type="string">
            <text:p>Posto Shell Lavapes</text:p>
          </table:table-cell>
          <table:table-cell office:value-type="string" calcext:value-type="string">
            <text:p>INC01752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934400" calcext:value-type="float">
            <text:p>14749344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string" calcext:value-type="string">
            <text:p>INC017563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934400" calcext:value-type="float">
            <text:p>14749344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string" calcext:value-type="string">
            <text:p>INC017533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4934400" calcext:value-type="float">
            <text:p>14749344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4</text:p>
          </table:table-cell>
        </table:table-row>
        <table:table-row table:style-name="ro1" table:visibility="filter">
          <table:table-cell office:value-type="float" office:value="1474934400" calcext:value-type="float">
            <text:p>14749344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012920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4934400" calcext:value-type="float">
            <text:p>14749344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4934400" calcext:value-type="float">
            <text:p>14749344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4934400" calcext:value-type="float">
            <text:p>14749344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4934400" calcext:value-type="float">
            <text:p>14749344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4934400" calcext:value-type="float">
            <text:p>14749344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4934400" calcext:value-type="float">
            <text:p>1474934400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Posto Shell Rio Lima</text:p>
          </table:table-cell>
          <table:table-cell office:value-type="string" calcext:value-type="string">
            <text:p>INC017578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5020800" calcext:value-type="float">
            <text:p>14750208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5020800" calcext:value-type="float">
            <text:p>1475020800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Posto Shell Vila rica</text:p>
          </table:table-cell>
          <table:table-cell office:value-type="string" calcext:value-type="string">
            <text:p>INC017589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5020800" calcext:value-type="float">
            <text:p>1475020800</text:p>
          </table:table-cell>
          <table:table-cell office:value-type="float" office:value="6245" calcext:value-type="float">
            <text:p>6245</text:p>
          </table:table-cell>
          <table:table-cell office:value-type="string" calcext:value-type="string">
            <text:p>Posto Shell Campo limpo</text:p>
          </table:table-cell>
          <table:table-cell office:value-type="string" calcext:value-type="string">
            <text:p>INC0175832,INC017612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5020800" calcext:value-type="float">
            <text:p>14750208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5020800" calcext:value-type="float">
            <text:p>1475020800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Posto Shell GT</text:p>
          </table:table-cell>
          <table:table-cell office:value-type="string" calcext:value-type="string">
            <text:p>INC017584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5020800" calcext:value-type="float">
            <text:p>1475020800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Posto Shell Maravilh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5020800" calcext:value-type="float">
            <text:p>1475020800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Posto Shell Hawai Rio</text:p>
          </table:table-cell>
          <table:table-cell office:value-type="string" calcext:value-type="string">
            <text:p>TASK013737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5020800" calcext:value-type="float">
            <text:p>1475020800</text:p>
          </table:table-cell>
          <table:table-cell office:value-type="float" office:value="6446" calcext:value-type="float">
            <text:p>6446</text:p>
          </table:table-cell>
          <table:table-cell office:value-type="string" calcext:value-type="string">
            <text:p>Posto Shell Amor da Leopoldina</text:p>
          </table:table-cell>
          <table:table-cell office:value-type="string" calcext:value-type="string">
            <text:p>TASK013738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5020800" calcext:value-type="float">
            <text:p>1475020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7608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020800" calcext:value-type="float">
            <text:p>14750208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INC017597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5020800" calcext:value-type="float">
            <text:p>14750208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020800" calcext:value-type="float">
            <text:p>14750208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107200" calcext:value-type="float">
            <text:p>1475107200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Posto Shell Turismo</text:p>
          </table:table-cell>
          <table:table-cell office:value-type="string" calcext:value-type="string">
            <text:p>INC01759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5107200" calcext:value-type="float">
            <text:p>1475107200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Posto Shell Ouro de barueri</text:p>
          </table:table-cell>
          <table:table-cell office:value-type="string" calcext:value-type="string">
            <text:p>INC17579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5107200" calcext:value-type="float">
            <text:p>14751072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INC017616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5107200" calcext:value-type="float">
            <text:p>14751072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INC017633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107200" calcext:value-type="float">
            <text:p>1475107200</text:p>
          </table:table-cell>
          <table:table-cell office:value-type="float" office:value="6594" calcext:value-type="float">
            <text:p>6594</text:p>
          </table:table-cell>
          <table:table-cell office:value-type="string" calcext:value-type="string">
            <text:p>Posto Shell Luches</text:p>
          </table:table-cell>
          <table:table-cell office:value-type="string" calcext:value-type="string">
            <text:p>INC017624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5193600" calcext:value-type="float">
            <text:p>1475193600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Posto Shell Cardeal</text:p>
          </table:table-cell>
          <table:table-cell office:value-type="string" calcext:value-type="string">
            <text:p>INC017623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5193600" calcext:value-type="float">
            <text:p>14751936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INC017657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5193600" calcext:value-type="float">
            <text:p>1475193600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Posto Shell Monaco</text:p>
          </table:table-cell>
          <table:table-cell office:value-type="string" calcext:value-type="string">
            <text:p>TASK01382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5193600" calcext:value-type="float">
            <text:p>1475193600</text:p>
          </table:table-cell>
          <table:table-cell office:value-type="float" office:value="6334" calcext:value-type="float">
            <text:p>6334</text:p>
          </table:table-cell>
          <table:table-cell office:value-type="string" calcext:value-type="string">
            <text:p>Posto Shell Quality Casablanc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5193600" calcext:value-type="float">
            <text:p>1475193600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INC01762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5193600" calcext:value-type="float">
            <text:p>1475193600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INC017641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5193600" calcext:value-type="float">
            <text:p>1475193600</text:p>
          </table:table-cell>
          <table:table-cell office:value-type="float" office:value="6377" calcext:value-type="float">
            <text:p>6377</text:p>
          </table:table-cell>
          <table:table-cell office:value-type="string" calcext:value-type="string">
            <text:p>Posto Shell Guigu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5193600" calcext:value-type="float">
            <text:p>1475193600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Posto Shell Tirol</text:p>
          </table:table-cell>
          <table:table-cell office:value-type="string" calcext:value-type="string">
            <text:p>TASK013815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5193600" calcext:value-type="float">
            <text:p>1475193600</text:p>
          </table:table-cell>
          <table:table-cell office:value-type="float" office:value="6498" calcext:value-type="float">
            <text:p>6498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TASK013815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5193600" calcext:value-type="float">
            <text:p>14751936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193600" calcext:value-type="float">
            <text:p>1475193600</text:p>
          </table:table-cell>
          <table:table-cell office:value-type="float" office:value="6657" calcext:value-type="float">
            <text:p>6657</text:p>
          </table:table-cell>
          <table:table-cell office:value-type="string" calcext:value-type="string">
            <text:p>Posto Shell Via Ponte</text:p>
          </table:table-cell>
          <table:table-cell office:value-type="string" calcext:value-type="string">
            <text:p>TASK013820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5280000" calcext:value-type="float">
            <text:p>14752800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452800" calcext:value-type="float">
            <text:p>1475452800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Posto Shell Saci</text:p>
          </table:table-cell>
          <table:table-cell office:value-type="string" calcext:value-type="string">
            <text:p>TASK013862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5452800" calcext:value-type="float">
            <text:p>1475452800</text:p>
          </table:table-cell>
          <table:table-cell office:value-type="float" office:value="6288" calcext:value-type="float">
            <text:p>6288</text:p>
          </table:table-cell>
          <table:table-cell office:value-type="string" calcext:value-type="string">
            <text:p>Posto Shell Pimenta</text:p>
          </table:table-cell>
          <table:table-cell office:value-type="string" calcext:value-type="string">
            <text:p>TASK013862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5452800" calcext:value-type="float">
            <text:p>1475452800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Posto Shell Nelson Scorsolini</text:p>
          </table:table-cell>
          <table:table-cell office:value-type="string" calcext:value-type="string">
            <text:p>TASK013863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5452800" calcext:value-type="float">
            <text:p>1475452800</text:p>
          </table:table-cell>
          <table:table-cell office:value-type="float" office:value="6477" calcext:value-type="float">
            <text:p>6477</text:p>
          </table:table-cell>
          <table:table-cell office:value-type="string" calcext:value-type="string">
            <text:p>Posto Shell Arrastao</text:p>
          </table:table-cell>
          <table:table-cell office:value-type="string" calcext:value-type="string">
            <text:p>TASK013890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5452800" calcext:value-type="float">
            <text:p>14754528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INC01770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452800" calcext:value-type="float">
            <text:p>147545280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TASK013716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5452800" calcext:value-type="float">
            <text:p>1475452800</text:p>
          </table:table-cell>
          <table:table-cell office:value-type="float" office:value="6591" calcext:value-type="float">
            <text:p>6591</text:p>
          </table:table-cell>
          <table:table-cell office:value-type="string" calcext:value-type="string">
            <text:p>Posto Shell ALG</text:p>
          </table:table-cell>
          <table:table-cell office:value-type="string" calcext:value-type="string">
            <text:p>TASK013889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193" calcext:value-type="float">
            <text:p>6193</text:p>
          </table:table-cell>
          <table:table-cell office:value-type="string" calcext:value-type="string">
            <text:p>Posto Shell Jardim colonial</text:p>
          </table:table-cell>
          <table:table-cell office:value-type="string" calcext:value-type="string">
            <text:p>INC936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INC01772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7726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17644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316" calcext:value-type="float">
            <text:p>6316</text:p>
          </table:table-cell>
          <table:table-cell office:value-type="string" calcext:value-type="string">
            <text:p>Posto Shell Sociedade RD</text:p>
          </table:table-cell>
          <table:table-cell office:value-type="string" calcext:value-type="string">
            <text:p>TASK013874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INC017657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Posto Shell Portal Presidente</text:p>
          </table:table-cell>
          <table:table-cell office:value-type="string" calcext:value-type="string">
            <text:p>TASK013874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347" calcext:value-type="float">
            <text:p>6347</text:p>
          </table:table-cell>
          <table:table-cell office:value-type="string" calcext:value-type="string">
            <text:p>Posto Shell Caragua</text:p>
          </table:table-cell>
          <table:table-cell office:value-type="string" calcext:value-type="string">
            <text:p>INC017670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Posto Shell Aeroporto de Ubatuba</text:p>
          </table:table-cell>
          <table:table-cell office:value-type="string" calcext:value-type="string">
            <text:p>INC01774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INC01774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to Shell Importação</text:p>
          </table:table-cell>
          <table:table-cell office:value-type="string" calcext:value-type="string">
            <text:p>INC01771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INC01773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539200" calcext:value-type="float">
            <text:p>14755392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625600" calcext:value-type="float">
            <text:p>1475625600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Posto Shell Bristol</text:p>
          </table:table-cell>
          <table:table-cell office:value-type="string" calcext:value-type="string">
            <text:p>INC01775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5625600" calcext:value-type="float">
            <text:p>1475625600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Posto Shell Marin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5625600" calcext:value-type="float">
            <text:p>1475625600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Posto Shell Albano</text:p>
          </table:table-cell>
          <table:table-cell office:value-type="string" calcext:value-type="string">
            <text:p>INC01772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5625600" calcext:value-type="float">
            <text:p>1475625600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INC01774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5625600" calcext:value-type="float">
            <text:p>1475625600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Posto Shell Jundiai Mirim</text:p>
          </table:table-cell>
          <table:table-cell office:value-type="string" calcext:value-type="string">
            <text:p>INC017760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5625600" calcext:value-type="float">
            <text:p>1475625600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Posto Shell Jundiai Mirim</text:p>
          </table:table-cell>
          <table:table-cell office:value-type="string" calcext:value-type="string">
            <text:p>TASK013971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5625600" calcext:value-type="float">
            <text:p>1475625600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INC017709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5625600" calcext:value-type="float">
            <text:p>1475625600</text:p>
          </table:table-cell>
          <table:table-cell office:value-type="float" office:value="6479" calcext:value-type="float">
            <text:p>6479</text:p>
          </table:table-cell>
          <table:table-cell office:value-type="string" calcext:value-type="string">
            <text:p>Posto Shell Meriti</text:p>
          </table:table-cell>
          <table:table-cell office:value-type="string" calcext:value-type="string">
            <text:p>INC01772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5625600" calcext:value-type="float">
            <text:p>1475625600</text:p>
          </table:table-cell>
          <table:table-cell office:value-type="float" office:value="6498" calcext:value-type="float">
            <text:p>6498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INC01774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5625600" calcext:value-type="float">
            <text:p>14756256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INC01770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625600" calcext:value-type="float">
            <text:p>14756256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763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625600" calcext:value-type="float">
            <text:p>14756256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INC01754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712000" calcext:value-type="float">
            <text:p>1475712000</text:p>
          </table:table-cell>
          <table:table-cell office:value-type="float" office:value="6170" calcext:value-type="float">
            <text:p>6170</text:p>
          </table:table-cell>
          <table:table-cell office:value-type="string" calcext:value-type="string">
            <text:p>Posto Shell Pole Position</text:p>
          </table:table-cell>
          <table:table-cell office:value-type="string" calcext:value-type="string">
            <text:p>INC017809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5712000" calcext:value-type="float">
            <text:p>1475712000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Posto Shell Andorinhas</text:p>
          </table:table-cell>
          <table:table-cell office:value-type="string" calcext:value-type="string">
            <text:p>TASK0137533/TASK013861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5712000" calcext:value-type="float">
            <text:p>14757120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INC017773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5712000" calcext:value-type="float">
            <text:p>14757120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712000" calcext:value-type="float">
            <text:p>14757120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712000" calcext:value-type="float">
            <text:p>1475712000</text:p>
          </table:table-cell>
          <table:table-cell office:value-type="float" office:value="6594" calcext:value-type="float">
            <text:p>6594</text:p>
          </table:table-cell>
          <table:table-cell office:value-type="string" calcext:value-type="string">
            <text:p>Posto Shell Luches</text:p>
          </table:table-cell>
          <table:table-cell office:value-type="string" calcext:value-type="string">
            <text:p>TASK01366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5712000" calcext:value-type="float">
            <text:p>1475712000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INC01772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5712000" calcext:value-type="float">
            <text:p>1475712000</text:p>
          </table:table-cell>
          <table:table-cell office:value-type="float" office:value="6659" calcext:value-type="float">
            <text:p>6659</text:p>
          </table:table-cell>
          <table:table-cell office:value-type="string" calcext:value-type="string">
            <text:p>Posto Shell Jardim Marajoara</text:p>
          </table:table-cell>
          <table:table-cell office:value-type="string" calcext:value-type="string">
            <text:p>INC01773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5798400" calcext:value-type="float">
            <text:p>14757984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INC01779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5798400" calcext:value-type="float">
            <text:p>147579840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TASK013664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5798400" calcext:value-type="float">
            <text:p>1475798400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Posto Shell Suina Derivados de Petroleo</text:p>
          </table:table-cell>
          <table:table-cell office:value-type="string" calcext:value-type="string">
            <text:p>INC017789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5798400" calcext:value-type="float">
            <text:p>1475798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823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798400" calcext:value-type="float">
            <text:p>14757984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798400" calcext:value-type="float">
            <text:p>14757984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798400" calcext:value-type="float">
            <text:p>14757984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5884800" calcext:value-type="float">
            <text:p>1475884800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INC334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057600" calcext:value-type="float">
            <text:p>14760576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0138444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014080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057600" calcext:value-type="float">
            <text:p>14760576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014080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Posto Shell Tonicar</text:p>
          </table:table-cell>
          <table:table-cell office:value-type="string" calcext:value-type="string">
            <text:p>TASK014080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057600" calcext:value-type="float">
            <text:p>1476057600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Posto Shell Tonicar</text:p>
          </table:table-cell>
          <table:table-cell office:value-type="string" calcext:value-type="string">
            <text:p>INC017844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057600" calcext:value-type="float">
            <text:p>1476057600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Posto Shell Tonicar</text:p>
          </table:table-cell>
          <table:table-cell office:value-type="string" calcext:value-type="string">
            <text:p>TASK01408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057600" calcext:value-type="float">
            <text:p>1476057600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Posto Shell Algodoal</text:p>
          </table:table-cell>
          <table:table-cell office:value-type="string" calcext:value-type="string">
            <text:p>TASK014081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TASK014080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057600" calcext:value-type="float">
            <text:p>14760576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INC01782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057600" calcext:value-type="float">
            <text:p>14760576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TASK014081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Posto Shell Atarumin</text:p>
          </table:table-cell>
          <table:table-cell office:value-type="string" calcext:value-type="string">
            <text:p>TASK014081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6057600" calcext:value-type="float">
            <text:p>1476057600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Posto Shell Atarumin</text:p>
          </table:table-cell>
          <table:table-cell office:value-type="string" calcext:value-type="string">
            <text:p>TASK014081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Posto Shell Axr</text:p>
          </table:table-cell>
          <table:table-cell office:value-type="string" calcext:value-type="string">
            <text:p>TASK014081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6057600" calcext:value-type="float">
            <text:p>1476057600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Posto Shell Axr</text:p>
          </table:table-cell>
          <table:table-cell office:value-type="string" calcext:value-type="string">
            <text:p>TASK014081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6057600" calcext:value-type="float">
            <text:p>14760576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057600" calcext:value-type="float">
            <text:p>14760576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057600" calcext:value-type="float">
            <text:p>14760576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057600" calcext:value-type="float">
            <text:p>14760576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0140846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014084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Posto Shell Manguinhos de Buzios</text:p>
          </table:table-cell>
          <table:table-cell office:value-type="string" calcext:value-type="string">
            <text:p>TASK014080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6057600" calcext:value-type="float">
            <text:p>1476057600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Posto Shell Manguinhos de Buzios</text:p>
          </table:table-cell>
          <table:table-cell office:value-type="string" calcext:value-type="string">
            <text:p>TASK014080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6057600" calcext:value-type="float">
            <text:p>1476057600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INC01397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307" calcext:value-type="float">
            <text:p>6307</text:p>
          </table:table-cell>
          <table:table-cell office:value-type="string" calcext:value-type="string">
            <text:p>Posto Shell Agua Branca</text:p>
          </table:table-cell>
          <table:table-cell office:value-type="string" calcext:value-type="string">
            <text:p>TASK014129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144000" calcext:value-type="float">
            <text:p>1476144000</text:p>
          </table:table-cell>
          <table:table-cell office:value-type="float" office:value="6307" calcext:value-type="float">
            <text:p>6307</text:p>
          </table:table-cell>
          <table:table-cell office:value-type="string" calcext:value-type="string">
            <text:p>Posto Shell Agua Branc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144000" calcext:value-type="float">
            <text:p>1476144000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Posto Shell Vitrine</text:p>
          </table:table-cell>
          <table:table-cell office:value-type="string" calcext:value-type="string">
            <text:p>INC017865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144000" calcext:value-type="float">
            <text:p>14761440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office:value-type="string" calcext:value-type="string">
            <text:p>TASK014129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office:value-type="string" calcext:value-type="string">
            <text:p>TASK014129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office:value-type="string" calcext:value-type="string">
            <text:p>TASK014129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6144000" calcext:value-type="float">
            <text:p>14761440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office:value-type="string" calcext:value-type="string">
            <text:p>INC017867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6144000" calcext:value-type="float">
            <text:p>1476144000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Posto Shell Suina Derivados de Petroleo</text:p>
          </table:table-cell>
          <table:table-cell office:value-type="string" calcext:value-type="string">
            <text:p>INC017868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6144000" calcext:value-type="float">
            <text:p>1476144000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Posto Shell Suina Derivados de Petroleo</text:p>
          </table:table-cell>
          <table:table-cell office:value-type="string" calcext:value-type="string">
            <text:p>TASK014128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6144000" calcext:value-type="float">
            <text:p>1476144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144000" calcext:value-type="float">
            <text:p>1476144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144000" calcext:value-type="float">
            <text:p>1476144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014128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144000" calcext:value-type="float">
            <text:p>1476144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144000" calcext:value-type="float">
            <text:p>14761440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7867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144000" calcext:value-type="float">
            <text:p>1476144000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INC017866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6230400" calcext:value-type="float">
            <text:p>14762304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table:number-columns-repeated="2"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230400" calcext:value-type="float">
            <text:p>14762304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230400" calcext:value-type="float">
            <text:p>14762304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table:number-columns-repeated="2"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230400" calcext:value-type="float">
            <text:p>1476230400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Posto Shell Alcantara</text:p>
          </table:table-cell>
          <table:table-cell office:value-type="string" calcext:value-type="string">
            <text:p>INC01784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Posto Shell Sergio Motta Marques</text:p>
          </table:table-cell>
          <table:table-cell table:number-columns-repeated="2"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6230400" calcext:value-type="float">
            <text:p>1476230400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Posto Shell Sergio Motta Marques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6230400" calcext:value-type="float">
            <text:p>1476230400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Posto Shell Sergio Motta Marques</text:p>
          </table:table-cell>
          <table:table-cell table:number-columns-repeated="2"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Posto Shell Zonta</text:p>
          </table:table-cell>
          <table:table-cell table:number-columns-repeated="2"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230400" calcext:value-type="float">
            <text:p>1476230400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Posto Shell Zonta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230400" calcext:value-type="float">
            <text:p>1476230400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Posto Shell Zonta</text:p>
          </table:table-cell>
          <table:table-cell table:number-columns-repeated="2"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316800" calcext:value-type="float">
            <text:p>14763168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Pendentes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TASK014128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316800" calcext:value-type="float">
            <text:p>14763168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INC017893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316800" calcext:value-type="float">
            <text:p>14763168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Pendentes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316800" calcext:value-type="float">
            <text:p>14763168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table:number-columns-repeated="2" office:value-type="string" calcext:value-type="string">
            <text:p>PREDI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316800" calcext:value-type="float">
            <text:p>14763168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TASK0141684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316800" calcext:value-type="float">
            <text:p>14763168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316800" calcext:value-type="float">
            <text:p>14763168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INC01785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6316800" calcext:value-type="float">
            <text:p>14763168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INC01791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6316800" calcext:value-type="float">
            <text:p>1476316800</text:p>
          </table:table-cell>
          <table:table-cell office:value-type="float" office:value="6454" calcext:value-type="float">
            <text:p>6454</text:p>
          </table:table-cell>
          <table:table-cell office:value-type="string" calcext:value-type="string">
            <text:p>Posto Shell Viaduto de Morato Eireli</text:p>
          </table:table-cell>
          <table:table-cell office:value-type="string" calcext:value-type="string">
            <text:p>INC01786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316800" calcext:value-type="float">
            <text:p>1476316800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Posto Shell Mato Alto</text:p>
          </table:table-cell>
          <table:table-cell office:value-type="string" calcext:value-type="string">
            <text:p>INC01786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6316800" calcext:value-type="float">
            <text:p>1476316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316800" calcext:value-type="float">
            <text:p>1476316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316800" calcext:value-type="float">
            <text:p>1476316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944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316800" calcext:value-type="float">
            <text:p>14763168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794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316800" calcext:value-type="float">
            <text:p>14763168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316800" calcext:value-type="float">
            <text:p>14763168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316800" calcext:value-type="float">
            <text:p>14763168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403200" calcext:value-type="float">
            <text:p>14764032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403200" calcext:value-type="float">
            <text:p>14764032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403200" calcext:value-type="float">
            <text:p>14764032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403200" calcext:value-type="float">
            <text:p>1476403200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Posto Shell Zonta</text:p>
          </table:table-cell>
          <table:table-cell office:value-type="string" calcext:value-type="string">
            <text:p>INC017943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403200" calcext:value-type="float">
            <text:p>1476403200</text:p>
          </table:table-cell>
          <table:table-cell office:value-type="float" office:value="6288" calcext:value-type="float">
            <text:p>6288</text:p>
          </table:table-cell>
          <table:table-cell office:value-type="string" calcext:value-type="string">
            <text:p>Posto Shell Pimenta</text:p>
          </table:table-cell>
          <table:table-cell office:value-type="string" calcext:value-type="string">
            <text:p>INC017949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403200" calcext:value-type="float">
            <text:p>1476403200</text:p>
          </table:table-cell>
          <table:table-cell office:value-type="float" office:value="6354" calcext:value-type="float">
            <text:p>6354</text:p>
          </table:table-cell>
          <table:table-cell office:value-type="string" calcext:value-type="string">
            <text:p>Posto Shell Azulao</text:p>
          </table:table-cell>
          <table:table-cell office:value-type="string" calcext:value-type="string">
            <text:p>INC017936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403200" calcext:value-type="float">
            <text:p>14764032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INC017949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403200" calcext:value-type="float">
            <text:p>14764032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403200" calcext:value-type="float">
            <text:p>14764032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489600" calcext:value-type="float">
            <text:p>1476489600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osto Shell Oitenta</text:p>
          </table:table-cell>
          <table:table-cell office:value-type="string" calcext:value-type="string">
            <text:p>INC017946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489600" calcext:value-type="float">
            <text:p>1476489600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Posto Shell Estonia 4</text:p>
          </table:table-cell>
          <table:table-cell office:value-type="string" calcext:value-type="string">
            <text:p>INC017993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489600" calcext:value-type="float">
            <text:p>14764896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INC01798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489600" calcext:value-type="float">
            <text:p>14764896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7958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489600" calcext:value-type="float">
            <text:p>14764896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office:value-type="string" calcext:value-type="string">
            <text:p>TASK014318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0142663/014266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Posto Shell Ouro de barueri</text:p>
          </table:table-cell>
          <table:table-cell office:value-type="string" calcext:value-type="string">
            <text:p>TASK014265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Posto Shell Ouro de baruer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293" calcext:value-type="float">
            <text:p>6293</text:p>
          </table:table-cell>
          <table:table-cell office:value-type="string" calcext:value-type="string">
            <text:p>Posto Shell Caxambu</text:p>
          </table:table-cell>
          <table:table-cell office:value-type="string" calcext:value-type="string">
            <text:p>INC01801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293" calcext:value-type="float">
            <text:p>6293</text:p>
          </table:table-cell>
          <table:table-cell office:value-type="string" calcext:value-type="string">
            <text:p>Posto Shell Caxambu</text:p>
          </table:table-cell>
          <table:table-cell office:value-type="string" calcext:value-type="string">
            <text:p>TASK014267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294" calcext:value-type="float">
            <text:p>6294</text:p>
          </table:table-cell>
          <table:table-cell office:value-type="string" calcext:value-type="string">
            <text:p>Posto Shell Telles</text:p>
          </table:table-cell>
          <table:table-cell office:value-type="string" calcext:value-type="string">
            <text:p>TASK014267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294" calcext:value-type="float">
            <text:p>6294</text:p>
          </table:table-cell>
          <table:table-cell office:value-type="string" calcext:value-type="string">
            <text:p>Posto Shell Telles</text:p>
          </table:table-cell>
          <table:table-cell office:value-type="string" calcext:value-type="string">
            <text:p>TASK014267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373" calcext:value-type="float">
            <text:p>6373</text:p>
          </table:table-cell>
          <table:table-cell office:value-type="string" calcext:value-type="string">
            <text:p>Posto Shell Sabella e Sabella</text:p>
          </table:table-cell>
          <table:table-cell office:value-type="string" calcext:value-type="string">
            <text:p>TASK0142654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TASK01426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TASK0142655,TASK014265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393" calcext:value-type="float">
            <text:p>6393</text:p>
          </table:table-cell>
          <table:table-cell office:value-type="string" calcext:value-type="string">
            <text:p>Posto Shell Castelinho de Sorocaba</text:p>
          </table:table-cell>
          <table:table-cell office:value-type="string" calcext:value-type="string">
            <text:p>Pendentes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7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393" calcext:value-type="float">
            <text:p>6393</text:p>
          </table:table-cell>
          <table:table-cell office:value-type="string" calcext:value-type="string">
            <text:p>Posto Shell Castelinho de Sorocaba</text:p>
          </table:table-cell>
          <table:table-cell office:value-type="string" calcext:value-type="string">
            <text:p>TASK013968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93" calcext:value-type="float">
            <text:p>6393</text:p>
          </table:table-cell>
          <table:table-cell office:value-type="string" calcext:value-type="string">
            <text:p>Posto Shell Castelinho de Sorocaba</text:p>
          </table:table-cell>
          <table:table-cell office:value-type="string" calcext:value-type="string">
            <text:p>TASK014287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393" calcext:value-type="float">
            <text:p>6393</text:p>
          </table:table-cell>
          <table:table-cell office:value-type="string" calcext:value-type="string">
            <text:p>Posto Shell Castelinho de Sorocaba</text:p>
          </table:table-cell>
          <table:table-cell office:value-type="string" calcext:value-type="string">
            <text:p>TASK014287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398" calcext:value-type="float">
            <text:p>6398</text:p>
          </table:table-cell>
          <table:table-cell office:value-type="string" calcext:value-type="string">
            <text:p>Posto Shell Mediani Pire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98" calcext:value-type="float">
            <text:p>6398</text:p>
          </table:table-cell>
          <table:table-cell office:value-type="string" calcext:value-type="string">
            <text:p>Posto Shell Mediani Pires</text:p>
          </table:table-cell>
          <table:table-cell office:value-type="string" calcext:value-type="string">
            <text:p>TASK014265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398" calcext:value-type="float">
            <text:p>6398</text:p>
          </table:table-cell>
          <table:table-cell office:value-type="string" calcext:value-type="string">
            <text:p>Posto Shell Mediani Pires</text:p>
          </table:table-cell>
          <table:table-cell office:value-type="string" calcext:value-type="string">
            <text:p>TASK014265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Posto Shell Primavera Murchid</text:p>
          </table:table-cell>
          <table:table-cell office:value-type="string" calcext:value-type="string">
            <text:p>TASK014267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Posto Shell Primavera Murchid</text:p>
          </table:table-cell>
          <table:table-cell office:value-type="string" calcext:value-type="string">
            <text:p>TASK014267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Posto Shell Primavera Murchid</text:p>
          </table:table-cell>
          <table:table-cell office:value-type="string" calcext:value-type="string">
            <text:p>INC01797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Posto Shell Primavera Murchid</text:p>
          </table:table-cell>
          <table:table-cell office:value-type="string" calcext:value-type="string">
            <text:p>TASK014267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014166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802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0142634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014263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014263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Posto Shell Big Aço</text:p>
          </table:table-cell>
          <table:table-cell office:value-type="string" calcext:value-type="string">
            <text:p>TASK014263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Posto Shell Big Aço</text:p>
          </table:table-cell>
          <table:table-cell office:value-type="string" calcext:value-type="string">
            <text:p>INC017980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6662400" calcext:value-type="float">
            <text:p>1476662400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Posto Shell Big Aço</text:p>
          </table:table-cell>
          <table:table-cell office:value-type="string" calcext:value-type="string">
            <text:p>TASK014263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014266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Posto Shell Mash</text:p>
          </table:table-cell>
          <table:table-cell office:value-type="string" calcext:value-type="string">
            <text:p>TASK014313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Posto Shell Mash</text:p>
          </table:table-cell>
          <table:table-cell office:value-type="string" calcext:value-type="string">
            <text:p>INC018007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Posto Shell Mash</text:p>
          </table:table-cell>
          <table:table-cell office:value-type="string" calcext:value-type="string">
            <text:p>TASK0143131,task014313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Pendentes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803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801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TASK014312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TASK012495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table:number-columns-repeated="2"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TASK014313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INC017982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TASK014312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INC018023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INC01801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407" calcext:value-type="float">
            <text:p>6407</text:p>
          </table:table-cell>
          <table:table-cell office:value-type="string" calcext:value-type="string">
            <text:p>Posto Shell Petro Bady</text:p>
          </table:table-cell>
          <table:table-cell office:value-type="string" calcext:value-type="string">
            <text:p>TASK014313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INC018058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INC018025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office:value-type="string" calcext:value-type="string">
            <text:p>INC01802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Posto Shell Quinze</text:p>
          </table:table-cell>
          <table:table-cell office:value-type="string" calcext:value-type="string">
            <text:p>INC01798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Posto Shell Trapezio</text:p>
          </table:table-cell>
          <table:table-cell office:value-type="string" calcext:value-type="string">
            <text:p>TASK014325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Posto Shell Trapezio</text:p>
          </table:table-cell>
          <table:table-cell office:value-type="string" calcext:value-type="string">
            <text:p>TASK014256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014311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014311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014311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014311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014312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014312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014312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014311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Posto Shell Beraldo</text:p>
          </table:table-cell>
          <table:table-cell office:value-type="string" calcext:value-type="string">
            <text:p>TASK014312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Posto Shell Beraldo</text:p>
          </table:table-cell>
          <table:table-cell office:value-type="string" calcext:value-type="string">
            <text:p>INC018025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748800" calcext:value-type="float">
            <text:p>147674880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Posto Shell Beraldo</text:p>
          </table:table-cell>
          <table:table-cell office:value-type="string" calcext:value-type="string">
            <text:p>TASK014312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835200" calcext:value-type="float">
            <text:p>14768352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835200" calcext:value-type="float">
            <text:p>14768352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835200" calcext:value-type="float">
            <text:p>14768352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835200" calcext:value-type="float">
            <text:p>1476835200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TASK14312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TASK014312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6835200" calcext:value-type="float">
            <text:p>1476835200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TASK14312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Posto Shell Grand Prix</text:p>
          </table:table-cell>
          <table:table-cell office:value-type="string" calcext:value-type="string">
            <text:p>TASK014354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835200" calcext:value-type="float">
            <text:p>147683520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Posto Shell Grand Prix</text:p>
          </table:table-cell>
          <table:table-cell table:number-columns-repeated="2" office:value-type="string" calcext:value-type="string">
            <text:p>PREDI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835200" calcext:value-type="float">
            <text:p>147683520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Posto Shell Grand Prix</text:p>
          </table:table-cell>
          <table:table-cell office:value-type="string" calcext:value-type="string">
            <text:p>TASK012021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835200" calcext:value-type="float">
            <text:p>147683520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Posto Shell Grand Prix</text:p>
          </table:table-cell>
          <table:table-cell office:value-type="string" calcext:value-type="string">
            <text:p>TASK014354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Posto Shell Aeroporto Limeira</text:p>
          </table:table-cell>
          <table:table-cell office:value-type="string" calcext:value-type="string">
            <text:p>TASK014355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835200" calcext:value-type="float">
            <text:p>1476835200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Posto Shell Aeroporto Limeira</text:p>
          </table:table-cell>
          <table:table-cell office:value-type="string" calcext:value-type="string">
            <text:p>INC018026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835200" calcext:value-type="float">
            <text:p>1476835200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Posto Shell Aeroporto Limeira</text:p>
          </table:table-cell>
          <table:table-cell office:value-type="string" calcext:value-type="string">
            <text:p>TASK014355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835200" calcext:value-type="float">
            <text:p>1476835200</text:p>
          </table:table-cell>
          <table:table-cell office:value-type="float" office:value="6458" calcext:value-type="float">
            <text:p>6458</text:p>
          </table:table-cell>
          <table:table-cell office:value-type="string" calcext:value-type="string">
            <text:p>Posto Shell Maramar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014354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6835200" calcext:value-type="float">
            <text:p>14768352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014354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6835200" calcext:value-type="float">
            <text:p>1476835200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Posto Shell Big Aço</text:p>
          </table:table-cell>
          <table:table-cell office:value-type="string" calcext:value-type="string">
            <text:p>INC01805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table:number-columns-repeated="2"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014392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table:number-columns-repeated="2" office:value-type="string" calcext:value-type="string">
            <text:p>PREDI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0138442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013844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string" calcext:value-type="string">
            <text:p>INC01810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199" calcext:value-type="float">
            <text:p>6199</text:p>
          </table:table-cell>
          <table:table-cell office:value-type="string" calcext:value-type="string">
            <text:p>Posto Shell Jardim do Trevo</text:p>
          </table:table-cell>
          <table:table-cell office:value-type="string" calcext:value-type="string">
            <text:p>TASK014266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199" calcext:value-type="float">
            <text:p>6199</text:p>
          </table:table-cell>
          <table:table-cell office:value-type="string" calcext:value-type="string">
            <text:p>Posto Shell Jardim do Trevo</text:p>
          </table:table-cell>
          <table:table-cell office:value-type="string" calcext:value-type="string">
            <text:p>TASK014266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Posto Shell Espaço Botanico</text:p>
          </table:table-cell>
          <table:table-cell office:value-type="string" calcext:value-type="string">
            <text:p>TASK014310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Posto Shell Espaço Botanico</text:p>
          </table:table-cell>
          <table:table-cell office:value-type="string" calcext:value-type="string">
            <text:p>INC01808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INC018024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TASK014393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Posto Shell Mato Alto</text:p>
          </table:table-cell>
          <table:table-cell office:value-type="string" calcext:value-type="string">
            <text:p>TASK014393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Posto Shell Mato Alto</text:p>
          </table:table-cell>
          <table:table-cell office:value-type="string" calcext:value-type="string">
            <text:p>TASK014393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525" calcext:value-type="float">
            <text:p>6525</text:p>
          </table:table-cell>
          <table:table-cell office:value-type="string" calcext:value-type="string">
            <text:p>Posto Shell Lipe</text:p>
          </table:table-cell>
          <table:table-cell office:value-type="string" calcext:value-type="string">
            <text:p>TASK014393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525" calcext:value-type="float">
            <text:p>6525</text:p>
          </table:table-cell>
          <table:table-cell office:value-type="string" calcext:value-type="string">
            <text:p>Posto Shell Lipe</text:p>
          </table:table-cell>
          <table:table-cell office:value-type="string" calcext:value-type="string">
            <text:p>TASK014392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TASK0144049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INC018041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8041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8137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INC01807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620" calcext:value-type="float">
            <text:p>6620</text:p>
          </table:table-cell>
          <table:table-cell office:value-type="string" calcext:value-type="string">
            <text:p>Posto Shell Automix</text:p>
          </table:table-cell>
          <table:table-cell office:value-type="string" calcext:value-type="string">
            <text:p>INC018028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628" calcext:value-type="float">
            <text:p>6628</text:p>
          </table:table-cell>
          <table:table-cell office:value-type="string" calcext:value-type="string">
            <text:p>Posto Shell Almeida e L.Oveira</text:p>
          </table:table-cell>
          <table:table-cell office:value-type="string" calcext:value-type="string">
            <text:p>TASK014266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6921600" calcext:value-type="float">
            <text:p>1476921600</text:p>
          </table:table-cell>
          <table:table-cell office:value-type="float" office:value="6628" calcext:value-type="float">
            <text:p>6628</text:p>
          </table:table-cell>
          <table:table-cell office:value-type="string" calcext:value-type="string">
            <text:p>Posto Shell Almeida e L.Oveira</text:p>
          </table:table-cell>
          <table:table-cell office:value-type="string" calcext:value-type="string">
            <text:p>TASK014265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008000" calcext:value-type="float">
            <text:p>1477008000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Posto Shell Rimacris</text:p>
          </table:table-cell>
          <table:table-cell office:value-type="string" calcext:value-type="string">
            <text:p>INC018118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008000" calcext:value-type="float">
            <text:p>147700800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Posto Shell Center Car</text:p>
          </table:table-cell>
          <table:table-cell office:value-type="string" calcext:value-type="string">
            <text:p>INC018119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008000" calcext:value-type="float">
            <text:p>1477008000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INC01811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7008000" calcext:value-type="float">
            <text:p>1477008000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Posto Shell Caracas Oil</text:p>
          </table:table-cell>
          <table:table-cell office:value-type="string" calcext:value-type="string">
            <text:p>INC1813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7008000" calcext:value-type="float">
            <text:p>14770080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INC01811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7008000" calcext:value-type="float">
            <text:p>1477008000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Posto Shell Mingo</text:p>
          </table:table-cell>
          <table:table-cell office:value-type="string" calcext:value-type="string">
            <text:p>INC018143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TASK014429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008000" calcext:value-type="float">
            <text:p>147700800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INC018128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008000" calcext:value-type="float">
            <text:p>147700800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TASK014429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008000" calcext:value-type="float">
            <text:p>1477008000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INC018112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008000" calcext:value-type="float">
            <text:p>14770080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01812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008000" calcext:value-type="float">
            <text:p>14770080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INC01813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008000" calcext:value-type="float">
            <text:p>1477008000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TASK0144259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TASK014425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7008000" calcext:value-type="float">
            <text:p>1477008000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INC018085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7008000" calcext:value-type="float">
            <text:p>1477008000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TASK014425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Posto Shell Quinze</text:p>
          </table:table-cell>
          <table:table-cell office:value-type="string" calcext:value-type="string">
            <text:p>TASK014433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7008000" calcext:value-type="float">
            <text:p>1477008000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Posto Shell Quinze</text:p>
          </table:table-cell>
          <table:table-cell office:value-type="string" calcext:value-type="string">
            <text:p>TASK014362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7008000" calcext:value-type="float">
            <text:p>1477008000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Posto Shell Quinze</text:p>
          </table:table-cell>
          <table:table-cell office:value-type="string" calcext:value-type="string">
            <text:p>TASK014433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7008000" calcext:value-type="float">
            <text:p>14770080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Task014096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094400" calcext:value-type="float">
            <text:p>1477094400</text:p>
          </table:table-cell>
          <table:table-cell office:value-type="float" office:value="6070" calcext:value-type="float">
            <text:p>6070</text:p>
          </table:table-cell>
          <table:table-cell office:value-type="string" calcext:value-type="string">
            <text:p>Posto Shell Parak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7094400" calcext:value-type="float">
            <text:p>14770944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INC018140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094400" calcext:value-type="float">
            <text:p>1477094400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Posto Shell Turismo</text:p>
          </table:table-cell>
          <table:table-cell office:value-type="string" calcext:value-type="string">
            <text:p>INC018157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094400" calcext:value-type="float">
            <text:p>1477094400</text:p>
          </table:table-cell>
          <table:table-cell office:value-type="float" office:value="6159" calcext:value-type="float">
            <text:p>6159</text:p>
          </table:table-cell>
          <table:table-cell office:value-type="string" calcext:value-type="string">
            <text:p>Posto Shell Ermano Marchetti</text:p>
          </table:table-cell>
          <table:table-cell office:value-type="string" calcext:value-type="string">
            <text:p>INC018142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094400" calcext:value-type="float">
            <text:p>1477094400</text:p>
          </table:table-cell>
          <table:table-cell office:value-type="float" office:value="6235" calcext:value-type="float">
            <text:p>6235</text:p>
          </table:table-cell>
          <table:table-cell office:value-type="string" calcext:value-type="string">
            <text:p>Posto Shell Guarnel</text:p>
          </table:table-cell>
          <table:table-cell office:value-type="string" calcext:value-type="string">
            <text:p>INC01815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094400" calcext:value-type="float">
            <text:p>1477094400</text:p>
          </table:table-cell>
          <table:table-cell office:value-type="float" office:value="6305" calcext:value-type="float">
            <text:p>6305</text:p>
          </table:table-cell>
          <table:table-cell office:value-type="string" calcext:value-type="string">
            <text:p>Posto Shell SS</text:p>
          </table:table-cell>
          <table:table-cell office:value-type="string" calcext:value-type="string">
            <text:p>INC01814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7094400" calcext:value-type="float">
            <text:p>14770944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INC018132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094400" calcext:value-type="float">
            <text:p>14770944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094400" calcext:value-type="float">
            <text:p>14770944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TASK014467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Posto Shell Monza</text:p>
          </table:table-cell>
          <table:table-cell office:value-type="string" calcext:value-type="string">
            <text:p>TASK014468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7094400" calcext:value-type="float">
            <text:p>147709440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Posto Shell Monza</text:p>
          </table:table-cell>
          <table:table-cell office:value-type="string" calcext:value-type="string">
            <text:p>TASK014467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092" calcext:value-type="float">
            <text:p>6092</text:p>
          </table:table-cell>
          <table:table-cell office:value-type="string" calcext:value-type="string">
            <text:p>Posto Shell Vielfe Martins</text:p>
          </table:table-cell>
          <table:table-cell office:value-type="string" calcext:value-type="string">
            <text:p>TASK014473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267200" calcext:value-type="float">
            <text:p>1477267200</text:p>
          </table:table-cell>
          <table:table-cell office:value-type="float" office:value="6092" calcext:value-type="float">
            <text:p>6092</text:p>
          </table:table-cell>
          <table:table-cell office:value-type="string" calcext:value-type="string">
            <text:p>Posto Shell Vielfe Martin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Posto Shell Formula Shell</text:p>
          </table:table-cell>
          <table:table-cell office:value-type="string" calcext:value-type="string">
            <text:p>TASK014472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267200" calcext:value-type="float">
            <text:p>1477267200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Posto Shell Formula Shel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267200" calcext:value-type="float">
            <text:p>1477267200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Posto Shell Formula Shell</text:p>
          </table:table-cell>
          <table:table-cell office:value-type="string" calcext:value-type="string">
            <text:p>TASK014473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267200" calcext:value-type="float">
            <text:p>1477267200</text:p>
          </table:table-cell>
          <table:table-cell office:value-type="float" office:value="6246" calcext:value-type="float">
            <text:p>6246</text:p>
          </table:table-cell>
          <table:table-cell office:value-type="string" calcext:value-type="string">
            <text:p>Posto Shell Veneza</text:p>
          </table:table-cell>
          <table:table-cell office:value-type="string" calcext:value-type="string">
            <text:p>INC01813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308" calcext:value-type="float">
            <text:p>6308</text:p>
          </table:table-cell>
          <table:table-cell office:value-type="string" calcext:value-type="string">
            <text:p>Posto Shell TM</text:p>
          </table:table-cell>
          <table:table-cell office:value-type="string" calcext:value-type="string">
            <text:p>TASK014474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267200" calcext:value-type="float">
            <text:p>1477267200</text:p>
          </table:table-cell>
          <table:table-cell office:value-type="float" office:value="6308" calcext:value-type="float">
            <text:p>6308</text:p>
          </table:table-cell>
          <table:table-cell office:value-type="string" calcext:value-type="string">
            <text:p>Posto Shell TM</text:p>
          </table:table-cell>
          <table:table-cell office:value-type="string" calcext:value-type="string">
            <text:p>TASK014474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TASK014473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267200" calcext:value-type="float">
            <text:p>14772672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INC018158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Posto Shell Excede</text:p>
          </table:table-cell>
          <table:table-cell office:value-type="string" calcext:value-type="string">
            <text:p>TASK014472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Posto Shell Chalcataya</text:p>
          </table:table-cell>
          <table:table-cell office:value-type="string" calcext:value-type="string">
            <text:p>TASK014472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7267200" calcext:value-type="float">
            <text:p>1477267200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Posto Shell Chalcataya</text:p>
          </table:table-cell>
          <table:table-cell office:value-type="string" calcext:value-type="string">
            <text:p>TASK014472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TASK014473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267200" calcext:value-type="float">
            <text:p>14772672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INC01811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267200" calcext:value-type="float">
            <text:p>14772672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TASK014473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267200" calcext:value-type="float">
            <text:p>1477267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4473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4473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7267200" calcext:value-type="float">
            <text:p>1477267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4473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7267200" calcext:value-type="float">
            <text:p>14772672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INC01816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267200" calcext:value-type="float">
            <text:p>14772672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INC018216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Posto Shell 2002</text:p>
          </table:table-cell>
          <table:table-cell office:value-type="string" calcext:value-type="string">
            <text:p>INC01820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INC01816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Posto Shell Morumbi Star</text:p>
          </table:table-cell>
          <table:table-cell office:value-type="string" calcext:value-type="string">
            <text:p>TASK0144731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216" calcext:value-type="float">
            <text:p>6216</text:p>
          </table:table-cell>
          <table:table-cell office:value-type="string" calcext:value-type="string">
            <text:p>Posto Shell Av Nossa Sra de Fatima</text:p>
          </table:table-cell>
          <table:table-cell office:value-type="string" calcext:value-type="string">
            <text:p>TASK014527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234" calcext:value-type="float">
            <text:p>6234</text:p>
          </table:table-cell>
          <table:table-cell office:value-type="string" calcext:value-type="string">
            <text:p>Posto Shell Tropical Gas</text:p>
          </table:table-cell>
          <table:table-cell office:value-type="string" calcext:value-type="string">
            <text:p>TASK014457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01812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TASK0138415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291" calcext:value-type="float">
            <text:p>6291</text:p>
          </table:table-cell>
          <table:table-cell office:value-type="string" calcext:value-type="string">
            <text:p>Posto Shell Andrea Santini Rego</text:p>
          </table:table-cell>
          <table:table-cell office:value-type="string" calcext:value-type="string">
            <text:p>TASK014527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TASK014527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INC01821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TASK014527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Posto Shell Rezende Recreio II</text:p>
          </table:table-cell>
          <table:table-cell office:value-type="string" calcext:value-type="string">
            <text:p>TASK014523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458" calcext:value-type="float">
            <text:p>6458</text:p>
          </table:table-cell>
          <table:table-cell office:value-type="string" calcext:value-type="string">
            <text:p>Posto Shell Maramar</text:p>
          </table:table-cell>
          <table:table-cell office:value-type="string" calcext:value-type="string">
            <text:p>INC01821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458" calcext:value-type="float">
            <text:p>6458</text:p>
          </table:table-cell>
          <table:table-cell office:value-type="string" calcext:value-type="string">
            <text:p>Posto Shell Maramar</text:p>
          </table:table-cell>
          <table:table-cell office:value-type="string" calcext:value-type="string">
            <text:p>TASK014521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TASK0145206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TASK014520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TASK01452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501" calcext:value-type="float">
            <text:p>6501</text:p>
          </table:table-cell>
          <table:table-cell office:value-type="string" calcext:value-type="string">
            <text:p>Posto Shell Kalot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05" calcext:value-type="float">
            <text:p>6505</text:p>
          </table:table-cell>
          <table:table-cell office:value-type="string" calcext:value-type="string">
            <text:p>Posto Shell IATE</text:p>
          </table:table-cell>
          <table:table-cell office:value-type="string" calcext:value-type="string">
            <text:p>TASK014522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505" calcext:value-type="float">
            <text:p>6505</text:p>
          </table:table-cell>
          <table:table-cell office:value-type="string" calcext:value-type="string">
            <text:p>Posto Shell IATE</text:p>
          </table:table-cell>
          <table:table-cell office:value-type="string" calcext:value-type="string">
            <text:p>TASK014522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509" calcext:value-type="float">
            <text:p>6509</text:p>
          </table:table-cell>
          <table:table-cell office:value-type="string" calcext:value-type="string">
            <text:p>Posto Shell Rodovia de Bauru</text:p>
          </table:table-cell>
          <table:table-cell office:value-type="string" calcext:value-type="string">
            <text:p>TASK014520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09" calcext:value-type="float">
            <text:p>6509</text:p>
          </table:table-cell>
          <table:table-cell office:value-type="string" calcext:value-type="string">
            <text:p>Posto Shell Rodovia de Bauru</text:p>
          </table:table-cell>
          <table:table-cell office:value-type="string" calcext:value-type="string">
            <text:p>TASK014520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509" calcext:value-type="float">
            <text:p>6509</text:p>
          </table:table-cell>
          <table:table-cell office:value-type="string" calcext:value-type="string">
            <text:p>Posto Shell Rodovia de Bauru</text:p>
          </table:table-cell>
          <table:table-cell office:value-type="string" calcext:value-type="string">
            <text:p>TASK014520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014517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014517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353600" calcext:value-type="float">
            <text:p>14773536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014517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Posto Shell Agua Espraiada</text:p>
          </table:table-cell>
          <table:table-cell office:value-type="string" calcext:value-type="string">
            <text:p>TASK014561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440000" calcext:value-type="float">
            <text:p>1477440000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Posto Shell Agua Espraiada</text:p>
          </table:table-cell>
          <table:table-cell office:value-type="string" calcext:value-type="string">
            <text:p>TASK014560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014561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440000" calcext:value-type="float">
            <text:p>14774400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0144599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Posto Shell Alpha Marte</text:p>
          </table:table-cell>
          <table:table-cell office:value-type="string" calcext:value-type="string">
            <text:p>TASK014561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440000" calcext:value-type="float">
            <text:p>1477440000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Posto Shell Alpha Marte</text:p>
          </table:table-cell>
          <table:table-cell office:value-type="string" calcext:value-type="string">
            <text:p>TASK014561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440000" calcext:value-type="float">
            <text:p>1477440000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Posto Shell Alpha Marte</text:p>
          </table:table-cell>
          <table:table-cell office:value-type="string" calcext:value-type="string">
            <text:p>TASK144593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TASK014560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7440000" calcext:value-type="float">
            <text:p>14774400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TASK01456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Posto Shell Center Car</text:p>
          </table:table-cell>
          <table:table-cell office:value-type="string" calcext:value-type="string">
            <text:p>TASK014560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7440000" calcext:value-type="float">
            <text:p>147744000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Posto Shell Center Car</text:p>
          </table:table-cell>
          <table:table-cell office:value-type="string" calcext:value-type="string">
            <text:p>TASK014560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211" calcext:value-type="float">
            <text:p>6211</text:p>
          </table:table-cell>
          <table:table-cell office:value-type="string" calcext:value-type="string">
            <text:p>Posto Shell Barbieri de Barao Geraldo</text:p>
          </table:table-cell>
          <table:table-cell office:value-type="string" calcext:value-type="string">
            <text:p>TASK014561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440000" calcext:value-type="float">
            <text:p>1477440000</text:p>
          </table:table-cell>
          <table:table-cell office:value-type="float" office:value="6211" calcext:value-type="float">
            <text:p>6211</text:p>
          </table:table-cell>
          <table:table-cell office:value-type="string" calcext:value-type="string">
            <text:p>Posto Shell Barbieri de Barao Geraldo</text:p>
          </table:table-cell>
          <table:table-cell office:value-type="string" calcext:value-type="string">
            <text:p>TASK014561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440000" calcext:value-type="float">
            <text:p>1477440000</text:p>
          </table:table-cell>
          <table:table-cell office:value-type="float" office:value="6366" calcext:value-type="float">
            <text:p>6366</text:p>
          </table:table-cell>
          <table:table-cell office:value-type="string" calcext:value-type="string">
            <text:p>Posto Shell Restaurante 3 Vias</text:p>
          </table:table-cell>
          <table:table-cell office:value-type="string" calcext:value-type="string">
            <text:p>TASK014561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TASK014560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7440000" calcext:value-type="float">
            <text:p>147744000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TASK014560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7440000" calcext:value-type="float">
            <text:p>1477440000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Posto Shell Limoeiro</text:p>
          </table:table-cell>
          <table:table-cell office:value-type="string" calcext:value-type="string">
            <text:p>INC018227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474" calcext:value-type="float">
            <text:p>6474</text:p>
          </table:table-cell>
          <table:table-cell office:value-type="string" calcext:value-type="string">
            <text:p>Posto Shell JPX</text:p>
          </table:table-cell>
          <table:table-cell office:value-type="string" calcext:value-type="string">
            <text:p>TASK014560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7440000" calcext:value-type="float">
            <text:p>1477440000</text:p>
          </table:table-cell>
          <table:table-cell office:value-type="float" office:value="6474" calcext:value-type="float">
            <text:p>6474</text:p>
          </table:table-cell>
          <table:table-cell office:value-type="string" calcext:value-type="string">
            <text:p>Posto Shell JPX</text:p>
          </table:table-cell>
          <table:table-cell office:value-type="string" calcext:value-type="string">
            <text:p>TASK014560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7440000" calcext:value-type="float">
            <text:p>1477440000</text:p>
          </table:table-cell>
          <table:table-cell office:value-type="float" office:value="6498" calcext:value-type="float">
            <text:p>6498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TASK013498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7440000" calcext:value-type="float">
            <text:p>14774400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014560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440000" calcext:value-type="float">
            <text:p>14774400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014519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440000" calcext:value-type="float">
            <text:p>14774400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014519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654" calcext:value-type="float">
            <text:p>6654</text:p>
          </table:table-cell>
          <table:table-cell office:value-type="string" calcext:value-type="string">
            <text:p>Posto Shell Eco Posto</text:p>
          </table:table-cell>
          <table:table-cell office:value-type="string" calcext:value-type="string">
            <text:p>TASK014561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440000" calcext:value-type="float">
            <text:p>1477440000</text:p>
          </table:table-cell>
          <table:table-cell office:value-type="float" office:value="6654" calcext:value-type="float">
            <text:p>6654</text:p>
          </table:table-cell>
          <table:table-cell office:value-type="string" calcext:value-type="string">
            <text:p>Posto Shell Eco Posto</text:p>
          </table:table-cell>
          <table:table-cell office:value-type="string" calcext:value-type="string">
            <text:p>TASK014561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Posto Shell Alpha Marte</text:p>
          </table:table-cell>
          <table:table-cell office:value-type="string" calcext:value-type="string">
            <text:p>TASK014561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Posto Shell Rio Grande</text:p>
          </table:table-cell>
          <table:table-cell office:value-type="string" calcext:value-type="string">
            <text:p>TASK014621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Posto Shell Rio Grande</text:p>
          </table:table-cell>
          <table:table-cell office:value-type="string" calcext:value-type="string">
            <text:p>TASK014621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Posto Shell Rio Grande</text:p>
          </table:table-cell>
          <table:table-cell office:value-type="string" calcext:value-type="string">
            <text:p>TASK0144609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INC018274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INC01816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TASK014621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TASK014621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TASK014460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154" calcext:value-type="float">
            <text:p>6154</text:p>
          </table:table-cell>
          <table:table-cell office:value-type="string" calcext:value-type="string">
            <text:p>Posto Shell Carlos E L Braga</text:p>
          </table:table-cell>
          <table:table-cell office:value-type="string" calcext:value-type="string">
            <text:p>INC0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170" calcext:value-type="float">
            <text:p>6170</text:p>
          </table:table-cell>
          <table:table-cell office:value-type="string" calcext:value-type="string">
            <text:p>Posto Shell Pole Position</text:p>
          </table:table-cell>
          <table:table-cell office:value-type="string" calcext:value-type="string">
            <text:p>TASK014625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170" calcext:value-type="float">
            <text:p>6170</text:p>
          </table:table-cell>
          <table:table-cell office:value-type="string" calcext:value-type="string">
            <text:p>Posto Shell Pole Position</text:p>
          </table:table-cell>
          <table:table-cell office:value-type="string" calcext:value-type="string">
            <text:p>TASK014625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Posto Shell Luiz Venditti</text:p>
          </table:table-cell>
          <table:table-cell office:value-type="string" calcext:value-type="string">
            <text:p>TASK014625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Posto Shell Luiz Venditti</text:p>
          </table:table-cell>
          <table:table-cell office:value-type="string" calcext:value-type="string">
            <text:p>TASK014625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235" calcext:value-type="float">
            <text:p>6235</text:p>
          </table:table-cell>
          <table:table-cell office:value-type="string" calcext:value-type="string">
            <text:p>Posto Shell Guarnel</text:p>
          </table:table-cell>
          <table:table-cell office:value-type="string" calcext:value-type="string">
            <text:p>Task014622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Posto Shell Cedro</text:p>
          </table:table-cell>
          <table:table-cell office:value-type="string" calcext:value-type="string">
            <text:p>TASK014615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Posto Shell Cedro</text:p>
          </table:table-cell>
          <table:table-cell office:value-type="string" calcext:value-type="string">
            <text:p>TASK014615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TASK014623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TASK014623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INC01830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TASK014623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TASK014616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TASK014617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537" calcext:value-type="float">
            <text:p>6537</text:p>
          </table:table-cell>
          <table:table-cell office:value-type="string" calcext:value-type="string">
            <text:p>Posto Shell Lord Rodrigo</text:p>
          </table:table-cell>
          <table:table-cell office:value-type="string" calcext:value-type="string">
            <text:p>TASK014618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537" calcext:value-type="float">
            <text:p>6537</text:p>
          </table:table-cell>
          <table:table-cell office:value-type="string" calcext:value-type="string">
            <text:p>Posto Shell Lord Rodrigo</text:p>
          </table:table-cell>
          <table:table-cell office:value-type="string" calcext:value-type="string">
            <text:p>TASK014618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TASK014615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526400" calcext:value-type="float">
            <text:p>14775264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TASK014615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070" calcext:value-type="float">
            <text:p>6070</text:p>
          </table:table-cell>
          <table:table-cell office:value-type="string" calcext:value-type="string">
            <text:p>Posto Shell Paraki</text:p>
          </table:table-cell>
          <table:table-cell office:value-type="string" calcext:value-type="string">
            <text:p>INC018295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Posto Shell Jardim 10</text:p>
          </table:table-cell>
          <table:table-cell office:value-type="string" calcext:value-type="string">
            <text:p>INC01828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Posto Shell Vo Joao</text:p>
          </table:table-cell>
          <table:table-cell office:value-type="string" calcext:value-type="string">
            <text:p>TASK014668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Posto Shell Vo Joao</text:p>
          </table:table-cell>
          <table:table-cell office:value-type="string" calcext:value-type="string">
            <text:p>TASK014668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Posto Shell Padocka</text:p>
          </table:table-cell>
          <table:table-cell office:value-type="string" calcext:value-type="string">
            <text:p>INC018288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Posto Shell Padocka</text:p>
          </table:table-cell>
          <table:table-cell office:value-type="string" calcext:value-type="string">
            <text:p>INC01825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Posto Shell Arinella Brooklin</text:p>
          </table:table-cell>
          <table:table-cell office:value-type="string" calcext:value-type="string">
            <text:p>INC018301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TASK014642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01830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354" calcext:value-type="float">
            <text:p>6354</text:p>
          </table:table-cell>
          <table:table-cell office:value-type="string" calcext:value-type="string">
            <text:p>Posto Shell Azulao</text:p>
          </table:table-cell>
          <table:table-cell office:value-type="string" calcext:value-type="string">
            <text:p>INC01832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484" calcext:value-type="float">
            <text:p>6484</text:p>
          </table:table-cell>
          <table:table-cell office:value-type="string" calcext:value-type="string">
            <text:p>Posto Shell Argetax Vila Guilherme</text:p>
          </table:table-cell>
          <table:table-cell office:value-type="string" calcext:value-type="string">
            <text:p>INC01828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02" calcext:value-type="float">
            <text:p>6502</text:p>
          </table:table-cell>
          <table:table-cell office:value-type="string" calcext:value-type="string">
            <text:p>Posto Shell Europa Empreendimentos</text:p>
          </table:table-cell>
          <table:table-cell office:value-type="string" calcext:value-type="string">
            <text:p>TASK014651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502" calcext:value-type="float">
            <text:p>6502</text:p>
          </table:table-cell>
          <table:table-cell office:value-type="string" calcext:value-type="string">
            <text:p>Posto Shell Europa Empreendimentos</text:p>
          </table:table-cell>
          <table:table-cell office:value-type="string" calcext:value-type="string">
            <text:p>INC014652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502" calcext:value-type="float">
            <text:p>6502</text:p>
          </table:table-cell>
          <table:table-cell office:value-type="string" calcext:value-type="string">
            <text:p>Posto Shell Europa Empreendimentos</text:p>
          </table:table-cell>
          <table:table-cell office:value-type="string" calcext:value-type="string">
            <text:p>TASK014651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INC018294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014640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014665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8320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831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TASK014659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INC01829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string" calcext:value-type="string">
            <text:p>INC01827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658" calcext:value-type="float">
            <text:p>6658</text:p>
          </table:table-cell>
          <table:table-cell office:value-type="string" calcext:value-type="string">
            <text:p>Posto Shell Mike</text:p>
          </table:table-cell>
          <table:table-cell office:value-type="string" calcext:value-type="string">
            <text:p>TASK014641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612800" calcext:value-type="float">
            <text:p>1477612800</text:p>
          </table:table-cell>
          <table:table-cell office:value-type="float" office:value="6658" calcext:value-type="float">
            <text:p>6658</text:p>
          </table:table-cell>
          <table:table-cell office:value-type="string" calcext:value-type="string">
            <text:p>Posto Shell Mike</text:p>
          </table:table-cell>
          <table:table-cell office:value-type="string" calcext:value-type="string">
            <text:p>TASK0144675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699200" calcext:value-type="float">
            <text:p>14776992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8316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699200" calcext:value-type="float">
            <text:p>1477699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014665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699200" calcext:value-type="float">
            <text:p>14776992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INC018190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office:value-type="string" calcext:value-type="string">
            <text:p>TASK014698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4641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872000" calcext:value-type="float">
            <text:p>14778720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872000" calcext:value-type="float">
            <text:p>14778720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872000" calcext:value-type="float">
            <text:p>1477872000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Posto Shell Saint Germain</text:p>
          </table:table-cell>
          <table:table-cell office:value-type="string" calcext:value-type="string">
            <text:p>TASK01435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227" calcext:value-type="float">
            <text:p>6227</text:p>
          </table:table-cell>
          <table:table-cell office:value-type="string" calcext:value-type="string">
            <text:p>Posto Shell Campineira</text:p>
          </table:table-cell>
          <table:table-cell office:value-type="string" calcext:value-type="string">
            <text:p>TASK014701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872000" calcext:value-type="float">
            <text:p>1477872000</text:p>
          </table:table-cell>
          <table:table-cell office:value-type="float" office:value="6227" calcext:value-type="float">
            <text:p>6227</text:p>
          </table:table-cell>
          <table:table-cell office:value-type="string" calcext:value-type="string">
            <text:p>Posto Shell Campineira</text:p>
          </table:table-cell>
          <table:table-cell office:value-type="string" calcext:value-type="string">
            <text:p>TASK014700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295" calcext:value-type="float">
            <text:p>6295</text:p>
          </table:table-cell>
          <table:table-cell office:value-type="string" calcext:value-type="string">
            <text:p>Posto Shell Jardim Santa Monica</text:p>
          </table:table-cell>
          <table:table-cell office:value-type="string" calcext:value-type="string">
            <text:p>TASK014701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872000" calcext:value-type="float">
            <text:p>1477872000</text:p>
          </table:table-cell>
          <table:table-cell office:value-type="float" office:value="6295" calcext:value-type="float">
            <text:p>6295</text:p>
          </table:table-cell>
          <table:table-cell office:value-type="string" calcext:value-type="string">
            <text:p>Posto Shell Jardim Santa Monica</text:p>
          </table:table-cell>
          <table:table-cell office:value-type="string" calcext:value-type="string">
            <text:p>TASK014701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TASK014700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7872000" calcext:value-type="float">
            <text:p>14778720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TASK014700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492" calcext:value-type="float">
            <text:p>6492</text:p>
          </table:table-cell>
          <table:table-cell office:value-type="string" calcext:value-type="string">
            <text:p>Posto Shell Pavao Castelinho</text:p>
          </table:table-cell>
          <table:table-cell office:value-type="string" calcext:value-type="string">
            <text:p>TASK014699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7872000" calcext:value-type="float">
            <text:p>1477872000</text:p>
          </table:table-cell>
          <table:table-cell office:value-type="float" office:value="6492" calcext:value-type="float">
            <text:p>6492</text:p>
          </table:table-cell>
          <table:table-cell office:value-type="string" calcext:value-type="string">
            <text:p>Posto Shell Pavao Castelinho</text:p>
          </table:table-cell>
          <table:table-cell office:value-type="string" calcext:value-type="string">
            <text:p>TASK014699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7872000" calcext:value-type="float">
            <text:p>14778720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TASK0147004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TASK014700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7872000" calcext:value-type="float">
            <text:p>14778720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TASK014700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7872000" calcext:value-type="float">
            <text:p>14778720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TASK014968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872000" calcext:value-type="float">
            <text:p>14778720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014413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872000" calcext:value-type="float">
            <text:p>1477872000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Posto Shell Barra Cachamorra</text:p>
          </table:table-cell>
          <table:table-cell office:value-type="string" calcext:value-type="string">
            <text:p>TASK14698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INC018386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INC018375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014521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38402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Posto Shell Saint Germain</text:p>
          </table:table-cell>
          <table:table-cell office:value-type="string" calcext:value-type="string">
            <text:p>TASK014354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Posto Shell ABD</text:p>
          </table:table-cell>
          <table:table-cell office:value-type="string" calcext:value-type="string">
            <text:p>TASK014698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Posto Shell Arinella Brooklin</text:p>
          </table:table-cell>
          <table:table-cell office:value-type="string" calcext:value-type="string">
            <text:p>INC01840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Posto Shell Presidente Ribeirao</text:p>
          </table:table-cell>
          <table:table-cell office:value-type="string" calcext:value-type="string">
            <text:p>INC018380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INC01833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INC018386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TASK014700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TASK014700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TASK01470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TASK014735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TASK014735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TASK0147346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TASK014734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TASK014734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Task014734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TASK014734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Posto Shell Paraiso Lubrificantes</text:p>
          </table:table-cell>
          <table:table-cell office:value-type="string" calcext:value-type="string">
            <text:p>TASK014734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Posto Shell Paraiso Lubrificantes</text:p>
          </table:table-cell>
          <table:table-cell office:value-type="string" calcext:value-type="string">
            <text:p>TASK014734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TASK014025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TASK014699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TASK014699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7958400" calcext:value-type="float">
            <text:p>1477958400</text:p>
          </table:table-cell>
          <table:table-cell office:value-type="float" office:value="6629" calcext:value-type="float">
            <text:p>6629</text:p>
          </table:table-cell>
          <table:table-cell office:value-type="string" calcext:value-type="string">
            <text:p>Posto Shell Bolla Branca</text:p>
          </table:table-cell>
          <table:table-cell office:value-type="string" calcext:value-type="string">
            <text:p>INC018317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8044800" calcext:value-type="float">
            <text:p>1478044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2835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044800" calcext:value-type="float">
            <text:p>1478044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4735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8044800" calcext:value-type="float">
            <text:p>1478044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4735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044800" calcext:value-type="float">
            <text:p>1478044800</text:p>
          </table:table-cell>
          <table:table-cell office:value-type="float" office:value="6629" calcext:value-type="float">
            <text:p>6629</text:p>
          </table:table-cell>
          <table:table-cell office:value-type="string" calcext:value-type="string">
            <text:p>Posto Shell Bolla Branca</text:p>
          </table:table-cell>
          <table:table-cell office:value-type="string" calcext:value-type="string">
            <text:p>TASK014736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Posto Shell Sergio Motta Marques</text:p>
          </table:table-cell>
          <table:table-cell office:value-type="string" calcext:value-type="string">
            <text:p>TASK014777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Posto Shell Santa terezinha</text:p>
          </table:table-cell>
          <table:table-cell office:value-type="string" calcext:value-type="string">
            <text:p>TASK014785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8131200" calcext:value-type="float">
            <text:p>1478131200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Posto Shell Santa terezinha</text:p>
          </table:table-cell>
          <table:table-cell office:value-type="string" calcext:value-type="string">
            <text:p>TASK14784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TASK014784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8131200" calcext:value-type="float">
            <text:p>14781312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TASK014784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Posto Shell Novo Milenio</text:p>
          </table:table-cell>
          <table:table-cell office:value-type="string" calcext:value-type="string">
            <text:p>TASK014777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8131200" calcext:value-type="float">
            <text:p>14781312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TASK0138395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8131200" calcext:value-type="float">
            <text:p>14781312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TASK014783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8131200" calcext:value-type="float">
            <text:p>14781312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TASK014784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TASK014774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8131200" calcext:value-type="float">
            <text:p>14781312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INC018383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8131200" calcext:value-type="float">
            <text:p>14781312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TASK014774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TASK014775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8131200" calcext:value-type="float">
            <text:p>1478131200</text:p>
          </table:table-cell>
          <table:table-cell office:value-type="float" office:value="6396" calcext:value-type="float">
            <text:p>6396</text:p>
          </table:table-cell>
          <table:table-cell office:value-type="string" calcext:value-type="string">
            <text:p>Posto Shell Universitario Sao Carlos</text:p>
          </table:table-cell>
          <table:table-cell office:value-type="string" calcext:value-type="string">
            <text:p>TASK0147766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396" calcext:value-type="float">
            <text:p>6396</text:p>
          </table:table-cell>
          <table:table-cell office:value-type="string" calcext:value-type="string">
            <text:p>Posto Shell Universitario Sao Carlos</text:p>
          </table:table-cell>
          <table:table-cell office:value-type="string" calcext:value-type="string">
            <text:p>TASK014776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8131200" calcext:value-type="float">
            <text:p>1478131200</text:p>
          </table:table-cell>
          <table:table-cell office:value-type="float" office:value="6396" calcext:value-type="float">
            <text:p>6396</text:p>
          </table:table-cell>
          <table:table-cell office:value-type="string" calcext:value-type="string">
            <text:p>Posto Shell Universitario Sao Carlos</text:p>
          </table:table-cell>
          <table:table-cell office:value-type="string" calcext:value-type="string">
            <text:p>TASK014776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8131200" calcext:value-type="float">
            <text:p>14781312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018406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8131200" calcext:value-type="float">
            <text:p>14781312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01843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8131200" calcext:value-type="float">
            <text:p>14781312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TASK0147799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8131200" calcext:value-type="float">
            <text:p>14781312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INC01843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TASK014774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8131200" calcext:value-type="float">
            <text:p>147813120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INC018402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8131200" calcext:value-type="float">
            <text:p>147813120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TASK014774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4778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8131200" calcext:value-type="float">
            <text:p>14781312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4778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8131200" calcext:value-type="float">
            <text:p>14781312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4778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8217600" calcext:value-type="float">
            <text:p>14782176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8217600" calcext:value-type="float">
            <text:p>1478217600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Posto Shell Veiga Filho</text:p>
          </table:table-cell>
          <table:table-cell office:value-type="string" calcext:value-type="string">
            <text:p>INc01845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217600" calcext:value-type="float">
            <text:p>1478217600</text:p>
          </table:table-cell>
          <table:table-cell office:value-type="float" office:value="6478" calcext:value-type="float">
            <text:p>6478</text:p>
          </table:table-cell>
          <table:table-cell office:value-type="string" calcext:value-type="string">
            <text:p>Posto Shell Gazpark Participaçoes</text:p>
          </table:table-cell>
          <table:table-cell office:value-type="string" calcext:value-type="string">
            <text:p>TASK014773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8217600" calcext:value-type="float">
            <text:p>14782176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INC02846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8217600" calcext:value-type="float">
            <text:p>1478217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TASK014827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8217600" calcext:value-type="float">
            <text:p>1478217600</text:p>
          </table:table-cell>
          <table:table-cell office:value-type="float" office:value="6612" calcext:value-type="float">
            <text:p>6612</text:p>
          </table:table-cell>
          <table:table-cell office:value-type="string" calcext:value-type="string">
            <text:p>Posto Shell Abreu</text:p>
          </table:table-cell>
          <table:table-cell office:value-type="string" calcext:value-type="string">
            <text:p>TASK014845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8217600" calcext:value-type="float">
            <text:p>1478217600</text:p>
          </table:table-cell>
          <table:table-cell office:value-type="float" office:value="6629" calcext:value-type="float">
            <text:p>6629</text:p>
          </table:table-cell>
          <table:table-cell office:value-type="string" calcext:value-type="string">
            <text:p>Posto Shell Bolla Branca</text:p>
          </table:table-cell>
          <table:table-cell office:value-type="string" calcext:value-type="string">
            <text:p>INC01846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304000" calcext:value-type="float">
            <text:p>1478304000</text:p>
          </table:table-cell>
          <table:table-cell office:value-type="float" office:value="6475" calcext:value-type="float">
            <text:p>6475</text:p>
          </table:table-cell>
          <table:table-cell office:value-type="string" calcext:value-type="string">
            <text:p>Posto Shell 2001</text:p>
          </table:table-cell>
          <table:table-cell office:value-type="string" calcext:value-type="string">
            <text:p>TASK014878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8304000" calcext:value-type="float">
            <text:p>1478304000</text:p>
          </table:table-cell>
          <table:table-cell office:value-type="float" office:value="6475" calcext:value-type="float">
            <text:p>6475</text:p>
          </table:table-cell>
          <table:table-cell office:value-type="string" calcext:value-type="string">
            <text:p>Posto Shell 2001</text:p>
          </table:table-cell>
          <table:table-cell office:value-type="string" calcext:value-type="string">
            <text:p>TASK014878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8304000" calcext:value-type="float">
            <text:p>14783040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TASK014878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304000" calcext:value-type="float">
            <text:p>1478304000</text:p>
          </table:table-cell>
          <table:table-cell office:value-type="float" office:value="6612" calcext:value-type="float">
            <text:p>6612</text:p>
          </table:table-cell>
          <table:table-cell office:value-type="string" calcext:value-type="string">
            <text:p>Posto Shell Abreu</text:p>
          </table:table-cell>
          <table:table-cell office:value-type="string" calcext:value-type="string">
            <text:p>TASK014845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8304000" calcext:value-type="float">
            <text:p>14783040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4829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Posto Shell Ramal</text:p>
          </table:table-cell>
          <table:table-cell office:value-type="string" calcext:value-type="string">
            <text:p>TASK014899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Posto Shell Ramal</text:p>
          </table:table-cell>
          <table:table-cell office:value-type="string" calcext:value-type="string">
            <text:p>TASK014898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TASK014896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INC018484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TASK014896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Posto Shell Marini</text:p>
          </table:table-cell>
          <table:table-cell office:value-type="string" calcext:value-type="string">
            <text:p>TASK014893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Posto Shell Marini</text:p>
          </table:table-cell>
          <table:table-cell office:value-type="string" calcext:value-type="string">
            <text:p>TASK0014893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Posto Shell Marin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Posto Shell Marin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INC018480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INC01848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INC01848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3563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13563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2669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TASK0149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TASK014899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Posto Shell Caracas Oil</text:p>
          </table:table-cell>
          <table:table-cell office:value-type="string" calcext:value-type="string">
            <text:p>TASK014890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Posto Shell Caracas Oil</text:p>
          </table:table-cell>
          <table:table-cell office:value-type="string" calcext:value-type="string">
            <text:p>TASK01489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Posto Shell Caracas Oil</text:p>
          </table:table-cell>
          <table:table-cell office:value-type="string" calcext:value-type="string">
            <text:p>TASK0119438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Posto Shell Recanto da seringueira</text:p>
          </table:table-cell>
          <table:table-cell office:value-type="string" calcext:value-type="string">
            <text:p>TASK014889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Posto Shell Recanto da seringueira</text:p>
          </table:table-cell>
          <table:table-cell office:value-type="string" calcext:value-type="string">
            <text:p>TASK014889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Posto Shell Recanto da seringueira</text:p>
          </table:table-cell>
          <table:table-cell office:value-type="string" calcext:value-type="string">
            <text:p>TASK0148903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014891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014782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014779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0148912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TASK014901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TASK014901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TASK014901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TASK014902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TASK014888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TASK014888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TASK0148884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-014887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TASK014888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8476800" calcext:value-type="float">
            <text:p>147847680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TASK014888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TASK01494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Posto Shell Muraki</text:p>
          </table:table-cell>
          <table:table-cell office:value-type="string" calcext:value-type="string">
            <text:p>TASK014941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8563200" calcext:value-type="float">
            <text:p>1478563200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Posto Shell Muraki</text:p>
          </table:table-cell>
          <table:table-cell office:value-type="string" calcext:value-type="string">
            <text:p>TASK014797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Posto Shell Presidente Juscelino</text:p>
          </table:table-cell>
          <table:table-cell office:value-type="string" calcext:value-type="string">
            <text:p>TASK014905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8563200" calcext:value-type="float">
            <text:p>1478563200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Posto Shell Presidente Juscelino</text:p>
          </table:table-cell>
          <table:table-cell office:value-type="string" calcext:value-type="string">
            <text:p>TASK014905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Posto Shell Presidente Ribeirao</text:p>
          </table:table-cell>
          <table:table-cell office:value-type="string" calcext:value-type="string">
            <text:p>TASK014944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8563200" calcext:value-type="float">
            <text:p>1478563200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Posto Shell Josimar D Lourenco</text:p>
          </table:table-cell>
          <table:table-cell office:value-type="string" calcext:value-type="string">
            <text:p>TASK014901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Posto Shell Josimar D Lourenco</text:p>
          </table:table-cell>
          <table:table-cell office:value-type="string" calcext:value-type="string">
            <text:p>TASK014901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8563200" calcext:value-type="float">
            <text:p>1478563200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Posto Shell Josimar D Lourenco</text:p>
          </table:table-cell>
          <table:table-cell office:value-type="string" calcext:value-type="string">
            <text:p>TASK014901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8563200" calcext:value-type="float">
            <text:p>1478563200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Posto Shell Josimar D Lourenco</text:p>
          </table:table-cell>
          <table:table-cell office:value-type="string" calcext:value-type="string">
            <text:p>TASK0149013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Posto Shell Alcides Costa</text:p>
          </table:table-cell>
          <table:table-cell office:value-type="string" calcext:value-type="string">
            <text:p>TASK014944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Posto Shell Bela Vista</text:p>
          </table:table-cell>
          <table:table-cell office:value-type="string" calcext:value-type="string">
            <text:p>TASK01489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8563200" calcext:value-type="float">
            <text:p>1478563200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Posto Shell Bela Vista</text:p>
          </table:table-cell>
          <table:table-cell office:value-type="string" calcext:value-type="string">
            <text:p>TASK14895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8563200" calcext:value-type="float">
            <text:p>1478563200</text:p>
          </table:table-cell>
          <table:table-cell office:value-type="float" office:value="6361" calcext:value-type="float">
            <text:p>6361</text:p>
          </table:table-cell>
          <table:table-cell office:value-type="string" calcext:value-type="string">
            <text:p>Posto Shell Retiro</text:p>
          </table:table-cell>
          <table:table-cell office:value-type="string" calcext:value-type="string">
            <text:p>TASK018512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8563200" calcext:value-type="float">
            <text:p>14785632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8563200" calcext:value-type="float">
            <text:p>14785632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-018516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8563200" calcext:value-type="float">
            <text:p>14785632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522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TASK014978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TASK014977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TASK0149781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TASK0126732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Posto Shell Moraes Sales</text:p>
          </table:table-cell>
          <table:table-cell office:value-type="string" calcext:value-type="string">
            <text:p>TASK014980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Posto Shell Moraes Sales</text:p>
          </table:table-cell>
          <table:table-cell office:value-type="string" calcext:value-type="string">
            <text:p>TASK014980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297" calcext:value-type="float">
            <text:p>6297</text:p>
          </table:table-cell>
          <table:table-cell office:value-type="string" calcext:value-type="string">
            <text:p>Posto Shell Grande São Paulo</text:p>
          </table:table-cell>
          <table:table-cell office:value-type="string" calcext:value-type="string">
            <text:p>TASK014979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Posto Shell Maravilha</text:p>
          </table:table-cell>
          <table:table-cell office:value-type="string" calcext:value-type="string">
            <text:p>TASK012662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Posto Shell Presidente Ribeirao</text:p>
          </table:table-cell>
          <table:table-cell office:value-type="string" calcext:value-type="string">
            <text:p>TASK0136543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TASK01497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TASK014979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TASK014979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36" calcext:value-type="float">
            <text:p>6336</text:p>
          </table:table-cell>
          <table:table-cell office:value-type="string" calcext:value-type="string">
            <text:p>Posto Shell M Super</text:p>
          </table:table-cell>
          <table:table-cell office:value-type="string" calcext:value-type="string">
            <text:p>TASK0149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336" calcext:value-type="float">
            <text:p>6336</text:p>
          </table:table-cell>
          <table:table-cell office:value-type="string" calcext:value-type="string">
            <text:p>Posto Shell M Super</text:p>
          </table:table-cell>
          <table:table-cell office:value-type="string" calcext:value-type="string">
            <text:p>TASK014979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336" calcext:value-type="float">
            <text:p>6336</text:p>
          </table:table-cell>
          <table:table-cell office:value-type="string" calcext:value-type="string">
            <text:p>Posto Shell M Super</text:p>
          </table:table-cell>
          <table:table-cell office:value-type="string" calcext:value-type="string">
            <text:p>TASK012661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TASK014976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TASK012666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TASK012666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TASK014955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Posto Shell Bela Cintra</text:p>
          </table:table-cell>
          <table:table-cell office:value-type="string" calcext:value-type="string">
            <text:p>TASK014972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Posto Shell Bela Cintra</text:p>
          </table:table-cell>
          <table:table-cell office:value-type="string" calcext:value-type="string">
            <text:p>TASK0138397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Posto Shell Bela Cintra</text:p>
          </table:table-cell>
          <table:table-cell office:value-type="string" calcext:value-type="string">
            <text:p>TASK014971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444" calcext:value-type="float">
            <text:p>6444</text:p>
          </table:table-cell>
          <table:table-cell office:value-type="string" calcext:value-type="string">
            <text:p>Posto Shell Barra Monteiro</text:p>
          </table:table-cell>
          <table:table-cell office:value-type="string" calcext:value-type="string">
            <text:p>TASK014975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444" calcext:value-type="float">
            <text:p>6444</text:p>
          </table:table-cell>
          <table:table-cell office:value-type="string" calcext:value-type="string">
            <text:p>Posto Shell Barra Monteiro</text:p>
          </table:table-cell>
          <table:table-cell office:value-type="string" calcext:value-type="string">
            <text:p>TASK014975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INC018493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-014973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-01855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TASK014976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TASK014975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8649600" calcext:value-type="float">
            <text:p>14786496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TASK0149761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INC018574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046" calcext:value-type="float">
            <text:p>6046</text:p>
          </table:table-cell>
          <table:table-cell office:value-type="string" calcext:value-type="string">
            <text:p>Posto Shell Bellagio</text:p>
          </table:table-cell>
          <table:table-cell office:value-type="string" calcext:value-type="string">
            <text:p>INC018609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8580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INC018586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134" calcext:value-type="float">
            <text:p>6134</text:p>
          </table:table-cell>
          <table:table-cell office:value-type="string" calcext:value-type="string">
            <text:p>Posto Shell Panamby</text:p>
          </table:table-cell>
          <table:table-cell office:value-type="string" calcext:value-type="string">
            <text:p>INC018579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8548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INC01858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Posto Shell Veiga Filho</text:p>
          </table:table-cell>
          <table:table-cell office:value-type="string" calcext:value-type="string">
            <text:p>INC18587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INC01859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Posto Shell SPW</text:p>
          </table:table-cell>
          <table:table-cell office:value-type="string" calcext:value-type="string">
            <text:p>INC018548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856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Posto Shell Portal do Paraiso</text:p>
          </table:table-cell>
          <table:table-cell office:value-type="string" calcext:value-type="string">
            <text:p>INC018608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262" calcext:value-type="float">
            <text:p>6262</text:p>
          </table:table-cell>
          <table:table-cell office:value-type="string" calcext:value-type="string">
            <text:p>Posto Shell Moni</text:p>
          </table:table-cell>
          <table:table-cell office:value-type="string" calcext:value-type="string">
            <text:p>INC018609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TASK014944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INC018598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INC01855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INC018595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TASK014944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INC018598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289" calcext:value-type="float">
            <text:p>6289</text:p>
          </table:table-cell>
          <table:table-cell office:value-type="string" calcext:value-type="string">
            <text:p>Posto Shell Turismo 2</text:p>
          </table:table-cell>
          <table:table-cell office:value-type="string" calcext:value-type="string">
            <text:p>INC013192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297" calcext:value-type="float">
            <text:p>6297</text:p>
          </table:table-cell>
          <table:table-cell office:value-type="string" calcext:value-type="string">
            <text:p>Posto Shell Grande São Paul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297" calcext:value-type="float">
            <text:p>6297</text:p>
          </table:table-cell>
          <table:table-cell office:value-type="string" calcext:value-type="string">
            <text:p>Posto Shell Grande São Paul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INC018542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Posto Shell Bela Cintra</text:p>
          </table:table-cell>
          <table:table-cell office:value-type="string" calcext:value-type="string">
            <text:p>TASK015021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Posto Shell Sao Bernardo</text:p>
          </table:table-cell>
          <table:table-cell office:value-type="string" calcext:value-type="string">
            <text:p>INC01856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455" calcext:value-type="float">
            <text:p>6455</text:p>
          </table:table-cell>
          <table:table-cell office:value-type="string" calcext:value-type="string">
            <text:p>Posto Shell Borssato Serrazul</text:p>
          </table:table-cell>
          <table:table-cell office:value-type="string" calcext:value-type="string">
            <text:p>INC018596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INC01859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8736000" calcext:value-type="float">
            <text:p>14787360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TASK-015029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8822400" calcext:value-type="float">
            <text:p>1478822400</text:p>
          </table:table-cell>
          <table:table-cell office:value-type="float" office:value="6046" calcext:value-type="float">
            <text:p>6046</text:p>
          </table:table-cell>
          <table:table-cell office:value-type="string" calcext:value-type="string">
            <text:p>Posto Shell Bellagio</text:p>
          </table:table-cell>
          <table:table-cell office:value-type="string" calcext:value-type="string">
            <text:p>INC018609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8822400" calcext:value-type="float">
            <text:p>1478822400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Posto Shell Vera Cruz</text:p>
          </table:table-cell>
          <table:table-cell office:value-type="string" calcext:value-type="string">
            <text:p>INC018608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8822400" calcext:value-type="float">
            <text:p>1478822400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Posto Shell Sergio Motta Marques</text:p>
          </table:table-cell>
          <table:table-cell office:value-type="string" calcext:value-type="string">
            <text:p>INC018608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8822400" calcext:value-type="float">
            <text:p>14788224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8822400" calcext:value-type="float">
            <text:p>1478822400</text:p>
          </table:table-cell>
          <table:table-cell office:value-type="float" office:value="6284" calcext:value-type="float">
            <text:p>6284</text:p>
          </table:table-cell>
          <table:table-cell office:value-type="string" calcext:value-type="string">
            <text:p>Posto Shell Keeper</text:p>
          </table:table-cell>
          <table:table-cell office:value-type="string" calcext:value-type="string">
            <text:p>INC018621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8822400" calcext:value-type="float">
            <text:p>1478822400</text:p>
          </table:table-cell>
          <table:table-cell office:value-type="float" office:value="6294" calcext:value-type="float">
            <text:p>6294</text:p>
          </table:table-cell>
          <table:table-cell office:value-type="string" calcext:value-type="string">
            <text:p>Posto Shell Telles</text:p>
          </table:table-cell>
          <table:table-cell office:value-type="string" calcext:value-type="string">
            <text:p>INC018608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8822400" calcext:value-type="float">
            <text:p>14788224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INC01861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8822400" calcext:value-type="float">
            <text:p>1478822400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Posto Shell Duque 21 de Moura</text:p>
          </table:table-cell>
          <table:table-cell office:value-type="string" calcext:value-type="string">
            <text:p>INC018621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8822400" calcext:value-type="float">
            <text:p>1478822400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Posto Shell Limoeiro</text:p>
          </table:table-cell>
          <table:table-cell office:value-type="string" calcext:value-type="string">
            <text:p>TASK0126669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8822400" calcext:value-type="float">
            <text:p>14788224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INC018593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8822400" calcext:value-type="float">
            <text:p>1478822400</text:p>
          </table:table-cell>
          <table:table-cell office:value-type="float" office:value="6537" calcext:value-type="float">
            <text:p>6537</text:p>
          </table:table-cell>
          <table:table-cell office:value-type="string" calcext:value-type="string">
            <text:p>Posto Shell Lord Rodrigo</text:p>
          </table:table-cell>
          <table:table-cell office:value-type="string" calcext:value-type="string">
            <text:p>INC01856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8822400" calcext:value-type="float">
            <text:p>14788224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TASK-015061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8822400" calcext:value-type="float">
            <text:p>147882240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Posto Shell Paraiso Lubrificantes</text:p>
          </table:table-cell>
          <table:table-cell office:value-type="string" calcext:value-type="string">
            <text:p>INC018541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8822400" calcext:value-type="float">
            <text:p>14788224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INC01859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8908800" calcext:value-type="float">
            <text:p>14789088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INC01864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8908800" calcext:value-type="float">
            <text:p>1478908800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Posto Shell Algodoal</text:p>
          </table:table-cell>
          <table:table-cell office:value-type="string" calcext:value-type="string">
            <text:p>INC01861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8908800" calcext:value-type="float">
            <text:p>14789088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INC018626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8908800" calcext:value-type="float">
            <text:p>1478908800</text:p>
          </table:table-cell>
          <table:table-cell office:value-type="float" office:value="6494" calcext:value-type="float">
            <text:p>6494</text:p>
          </table:table-cell>
          <table:table-cell office:value-type="string" calcext:value-type="string">
            <text:p>Posto Shell Gasparzinho</text:p>
          </table:table-cell>
          <table:table-cell office:value-type="string" calcext:value-type="string">
            <text:p>INC018605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8908800" calcext:value-type="float">
            <text:p>1478908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-01864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INC018568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INC018568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INC018568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TASK018568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INC018669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TASK018669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8655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86550INC01868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INC018581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INC01858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TASK018581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293" calcext:value-type="float">
            <text:p>6293</text:p>
          </table:table-cell>
          <table:table-cell office:value-type="string" calcext:value-type="string">
            <text:p>Posto Shell Caxambu</text:p>
          </table:table-cell>
          <table:table-cell office:value-type="string" calcext:value-type="string">
            <text:p>INC018668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Posto Shell GT</text:p>
          </table:table-cell>
          <table:table-cell office:value-type="string" calcext:value-type="string">
            <text:p>TASK015056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Posto Shell GT</text:p>
          </table:table-cell>
          <table:table-cell office:value-type="string" calcext:value-type="string">
            <text:p>TASK015056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Posto Shell Cedro</text:p>
          </table:table-cell>
          <table:table-cell office:value-type="string" calcext:value-type="string">
            <text:p>INC01863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INC01863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TASK015102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TASK015102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TASK015102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TASK015102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62" calcext:value-type="float">
            <text:p>6462</text:p>
          </table:table-cell>
          <table:table-cell office:value-type="string" calcext:value-type="string">
            <text:p>Posto Shell Estrela</text:p>
          </table:table-cell>
          <table:table-cell office:value-type="string" calcext:value-type="string">
            <text:p>TASK015103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462" calcext:value-type="float">
            <text:p>6462</text:p>
          </table:table-cell>
          <table:table-cell office:value-type="string" calcext:value-type="string">
            <text:p>Posto Shell Estrela</text:p>
          </table:table-cell>
          <table:table-cell office:value-type="string" calcext:value-type="string">
            <text:p>TASK015103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492" calcext:value-type="float">
            <text:p>6492</text:p>
          </table:table-cell>
          <table:table-cell office:value-type="string" calcext:value-type="string">
            <text:p>Posto Shell Pavao Castelinho</text:p>
          </table:table-cell>
          <table:table-cell office:value-type="string" calcext:value-type="string">
            <text:p>INC018717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Posto Shell Mato Alto</text:p>
          </table:table-cell>
          <table:table-cell office:value-type="string" calcext:value-type="string">
            <text:p>INC018622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2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-015101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081600" calcext:value-type="float">
            <text:p>1479081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-018679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INC18693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INC1868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INC018689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INC018689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TASK018689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TASK012671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TASK01512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TASK01512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TASK015117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Posto Shell Monaco</text:p>
          </table:table-cell>
          <table:table-cell office:value-type="string" calcext:value-type="string">
            <text:p>INC01869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Posto Shell Monaco</text:p>
          </table:table-cell>
          <table:table-cell office:value-type="string" calcext:value-type="string">
            <text:p>INC018697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INC1865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Posto Shell Quinta Avenida</text:p>
          </table:table-cell>
          <table:table-cell office:value-type="string" calcext:value-type="string">
            <text:p>INC018655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Posto Shell Quinta Avenida</text:p>
          </table:table-cell>
          <table:table-cell office:value-type="string" calcext:value-type="string">
            <text:p>INC018655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Posto Shell Quinta Avenida</text:p>
          </table:table-cell>
          <table:table-cell office:value-type="string" calcext:value-type="string">
            <text:p>Inc018655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Posto Shell Quinta Avenida</text:p>
          </table:table-cell>
          <table:table-cell office:value-type="string" calcext:value-type="string">
            <text:p>TASK0126692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Posto Shell Sao Bernardo</text:p>
          </table:table-cell>
          <table:table-cell office:value-type="string" calcext:value-type="string">
            <text:p>INC018632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Posto Shell Sao Bernardo</text:p>
          </table:table-cell>
          <table:table-cell office:value-type="string" calcext:value-type="string">
            <text:p>INC01869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Posto Shell Sao Bernardo</text:p>
          </table:table-cell>
          <table:table-cell office:value-type="string" calcext:value-type="string">
            <text:p>inc018632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-015121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-015121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-01871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-01871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-018722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-01869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26680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254400" calcext:value-type="float">
            <text:p>14792544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2668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340800" calcext:value-type="float">
            <text:p>14793408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INC018722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340800" calcext:value-type="float">
            <text:p>14793408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872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340800" calcext:value-type="float">
            <text:p>147934080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Posto Shell Rio Claro Center Shopping</text:p>
          </table:table-cell>
          <table:table-cell office:value-type="string" calcext:value-type="string">
            <text:p>INC01871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340800" calcext:value-type="float">
            <text:p>14793408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INC01872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9340800" calcext:value-type="float">
            <text:p>1479340800</text:p>
          </table:table-cell>
          <table:table-cell office:value-type="float" office:value="6504" calcext:value-type="float">
            <text:p>6504</text:p>
          </table:table-cell>
          <table:table-cell office:value-type="string" calcext:value-type="string">
            <text:p>Posto Shell Delta Mar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9340800" calcext:value-type="float">
            <text:p>1479340800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Posto Shell Colina Aracatuba</text:p>
          </table:table-cell>
          <table:table-cell office:value-type="string" calcext:value-type="string">
            <text:p>INC01867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9340800" calcext:value-type="float">
            <text:p>1479340800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Posto Shell Colina Aracatuba</text:p>
          </table:table-cell>
          <table:table-cell office:value-type="string" calcext:value-type="string">
            <text:p>INC01870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9427200" calcext:value-type="float">
            <text:p>14794272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INC0187209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427200" calcext:value-type="float">
            <text:p>14794272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014815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9427200" calcext:value-type="float">
            <text:p>14794272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INC018720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427200" calcext:value-type="float">
            <text:p>14794272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873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427200" calcext:value-type="float">
            <text:p>1479427200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Posto Shell Tapera Grand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79427200" calcext:value-type="float">
            <text:p>14794272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INC018713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427200" calcext:value-type="float">
            <text:p>1479427200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Posto Shell Hawai Rio</text:p>
          </table:table-cell>
          <table:table-cell office:value-type="string" calcext:value-type="string">
            <text:p>INC018757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9513600" calcext:value-type="float">
            <text:p>14795136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INC018794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513600" calcext:value-type="float">
            <text:p>1479513600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Posto Shell CRS</text:p>
          </table:table-cell>
          <table:table-cell office:value-type="string" calcext:value-type="string">
            <text:p>INC18752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9513600" calcext:value-type="float">
            <text:p>1479513600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Posto Shell CRS</text:p>
          </table:table-cell>
          <table:table-cell office:value-type="string" calcext:value-type="string">
            <text:p>inc18752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9513600" calcext:value-type="float">
            <text:p>14795136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INC01880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513600" calcext:value-type="float">
            <text:p>14795136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INC018805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513600" calcext:value-type="float">
            <text:p>14795136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TASK015130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513600" calcext:value-type="float">
            <text:p>14795136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INC018799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513600" calcext:value-type="float">
            <text:p>1479513600</text:p>
          </table:table-cell>
          <table:table-cell office:value-type="float" office:value="6508" calcext:value-type="float">
            <text:p>6508</text:p>
          </table:table-cell>
          <table:table-cell office:value-type="string" calcext:value-type="string">
            <text:p>Posto Shell Malure</text:p>
          </table:table-cell>
          <table:table-cell office:value-type="string" calcext:value-type="string">
            <text:p>TASK015206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Task015087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task015087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task015087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TASK015087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TASK013394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INC018823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198" calcext:value-type="float">
            <text:p>6198</text:p>
          </table:table-cell>
          <table:table-cell office:value-type="string" calcext:value-type="string">
            <text:p>Posto Shell Maranelo 2</text:p>
          </table:table-cell>
          <table:table-cell office:value-type="string" calcext:value-type="string">
            <text:p>TASK015253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198" calcext:value-type="float">
            <text:p>6198</text:p>
          </table:table-cell>
          <table:table-cell office:value-type="string" calcext:value-type="string">
            <text:p>Posto Shell Maranelo 2</text:p>
          </table:table-cell>
          <table:table-cell office:value-type="float" office:value="152538" calcext:value-type="float">
            <text:p>15253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198" calcext:value-type="float">
            <text:p>6198</text:p>
          </table:table-cell>
          <table:table-cell office:value-type="string" calcext:value-type="string">
            <text:p>Posto Shell Maranelo 2</text:p>
          </table:table-cell>
          <table:table-cell office:value-type="string" calcext:value-type="string">
            <text:p>TASK015253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302" calcext:value-type="float">
            <text:p>6302</text:p>
          </table:table-cell>
          <table:table-cell office:value-type="string" calcext:value-type="string">
            <text:p>Posto Shell Parque Villa Lobos</text:p>
          </table:table-cell>
          <table:table-cell office:value-type="string" calcext:value-type="string">
            <text:p>task015259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302" calcext:value-type="float">
            <text:p>6302</text:p>
          </table:table-cell>
          <table:table-cell office:value-type="string" calcext:value-type="string">
            <text:p>Posto Shell Parque Villa Lobos</text:p>
          </table:table-cell>
          <table:table-cell office:value-type="string" calcext:value-type="string">
            <text:p>TASK015259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Posto Shell Duque City</text:p>
          </table:table-cell>
          <table:table-cell office:value-type="string" calcext:value-type="string">
            <text:p>TASK014896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Posto Shell Duque City</text:p>
          </table:table-cell>
          <table:table-cell office:value-type="string" calcext:value-type="string">
            <text:p>task14896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Posto Shell Duque City</text:p>
          </table:table-cell>
          <table:table-cell office:value-type="string" calcext:value-type="string">
            <text:p>TASK014896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Posto Shell Chacaras do Coelho</text:p>
          </table:table-cell>
          <table:table-cell office:value-type="string" calcext:value-type="string">
            <text:p>TASK015246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Posto Shell Chacaras do Coelho</text:p>
          </table:table-cell>
          <table:table-cell office:value-type="string" calcext:value-type="string">
            <text:p>TASK015246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Posto Shell Chacaras do Coelho</text:p>
          </table:table-cell>
          <table:table-cell office:value-type="string" calcext:value-type="string">
            <text:p>TASK015246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Posto Shell Chacaras do Coelho</text:p>
          </table:table-cell>
          <table:table-cell office:value-type="string" calcext:value-type="string">
            <text:p>TASK0152464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TASK014975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Task014975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TASK014975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TASK014975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office:value-type="string" calcext:value-type="string">
            <text:p>INC01881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office:value-type="float" office:value="188138" calcext:value-type="float">
            <text:p>18813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office:value-type="float" office:value="152356" calcext:value-type="float">
            <text:p>15235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808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81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808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-01880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-018807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INC-01881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INC-018815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INC01882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INC01882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INC018825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INC018825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52" calcext:value-type="float">
            <text:p>6652</text:p>
          </table:table-cell>
          <table:table-cell office:value-type="string" calcext:value-type="string">
            <text:p>Posto Shell Parambos</text:p>
          </table:table-cell>
          <table:table-cell office:value-type="string" calcext:value-type="string">
            <text:p>TASK014978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652" calcext:value-type="float">
            <text:p>6652</text:p>
          </table:table-cell>
          <table:table-cell office:value-type="string" calcext:value-type="string">
            <text:p>Posto Shell Parambos</text:p>
          </table:table-cell>
          <table:table-cell office:value-type="string" calcext:value-type="string">
            <text:p>Task014978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652" calcext:value-type="float">
            <text:p>6652</text:p>
          </table:table-cell>
          <table:table-cell office:value-type="string" calcext:value-type="string">
            <text:p>Posto Shell Parambos</text:p>
          </table:table-cell>
          <table:table-cell office:value-type="string" calcext:value-type="string">
            <text:p>TASK014978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686400" calcext:value-type="float">
            <text:p>1479686400</text:p>
          </table:table-cell>
          <table:table-cell office:value-type="float" office:value="6652" calcext:value-type="float">
            <text:p>6652</text:p>
          </table:table-cell>
          <table:table-cell office:value-type="string" calcext:value-type="string">
            <text:p>Posto Shell Parambos</text:p>
          </table:table-cell>
          <table:table-cell office:value-type="string" calcext:value-type="string">
            <text:p>TASK013957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INC018859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011942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011942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float" office:value="119421" calcext:value-type="float">
            <text:p>11942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011942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011942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886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Posto Shell ABD</text:p>
          </table:table-cell>
          <table:table-cell office:value-type="string" calcext:value-type="string">
            <text:p>task0151032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Posto Shell ABD</text:p>
          </table:table-cell>
          <table:table-cell office:value-type="string" calcext:value-type="string">
            <text:p>TASK015103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Posto Shell ABD</text:p>
          </table:table-cell>
          <table:table-cell office:value-type="string" calcext:value-type="string">
            <text:p>TASK0151032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INC018832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TASK01529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TASK015292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TASK015292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8815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TASK015243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TASK012666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TASK012666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TASK012666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TASK012666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420" calcext:value-type="float">
            <text:p>6420</text:p>
          </table:table-cell>
          <table:table-cell office:value-type="string" calcext:value-type="string">
            <text:p>Posto Shell Vitoria</text:p>
          </table:table-cell>
          <table:table-cell office:value-type="string" calcext:value-type="string">
            <text:p>INC01885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Task0152872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TASK0152872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018780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-018780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860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-018854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578" calcext:value-type="float">
            <text:p>6578</text:p>
          </table:table-cell>
          <table:table-cell office:value-type="string" calcext:value-type="string">
            <text:p>Posto Shell LK Vila Universitaria</text:p>
          </table:table-cell>
          <table:table-cell office:value-type="float" office:value="152892" calcext:value-type="float">
            <text:p>152892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9772800" calcext:value-type="float">
            <text:p>1479772800</text:p>
          </table:table-cell>
          <table:table-cell office:value-type="float" office:value="6578" calcext:value-type="float">
            <text:p>6578</text:p>
          </table:table-cell>
          <table:table-cell office:value-type="string" calcext:value-type="string">
            <text:p>Posto Shell LK Vila Universitaria</text:p>
          </table:table-cell>
          <table:table-cell office:value-type="string" calcext:value-type="string">
            <text:p>TASK0126699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79859200" calcext:value-type="float">
            <text:p>1479859200</text:p>
          </table:table-cell>
          <table:table-cell office:value-type="float" office:value="6296" calcext:value-type="float">
            <text:p>6296</text:p>
          </table:table-cell>
          <table:table-cell office:value-type="string" calcext:value-type="string">
            <text:p>Posto Shell Dom Pedro I</text:p>
          </table:table-cell>
          <table:table-cell office:value-type="string" calcext:value-type="string">
            <text:p>INC018883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859200" calcext:value-type="float">
            <text:p>1479859200</text:p>
          </table:table-cell>
          <table:table-cell office:value-type="float" office:value="6296" calcext:value-type="float">
            <text:p>6296</text:p>
          </table:table-cell>
          <table:table-cell office:value-type="string" calcext:value-type="string">
            <text:p>Posto Shell Dom Pedro I</text:p>
          </table:table-cell>
          <table:table-cell office:value-type="string" calcext:value-type="string">
            <text:p>INC01888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859200" calcext:value-type="float">
            <text:p>14798592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office:value-type="string" calcext:value-type="string">
            <text:p>TASK0153203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9859200" calcext:value-type="float">
            <text:p>1479859200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INC018857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859200" calcext:value-type="float">
            <text:p>14798592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-018780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859200" calcext:value-type="float">
            <text:p>14798592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-0151212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859200" calcext:value-type="float">
            <text:p>14798592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-0151212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859200" calcext:value-type="float">
            <text:p>14798592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894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INC018843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9859200" calcext:value-type="float">
            <text:p>14798592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INC018843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9859200" calcext:value-type="float">
            <text:p>14798592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INC0188439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9859200" calcext:value-type="float">
            <text:p>1479859200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INC01882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task013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TASK01384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TASK014840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TASK0138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TASK014320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8897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float" office:value="188975" calcext:value-type="float">
            <text:p>18897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INC018897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058" calcext:value-type="float">
            <text:p>6058</text:p>
          </table:table-cell>
          <table:table-cell office:value-type="string" calcext:value-type="string">
            <text:p>Posto Shell Bordo</text:p>
          </table:table-cell>
          <table:table-cell office:value-type="string" calcext:value-type="string">
            <text:p>TASK011944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058" calcext:value-type="float">
            <text:p>6058</text:p>
          </table:table-cell>
          <table:table-cell office:value-type="string" calcext:value-type="string">
            <text:p>Posto Shell Bordo</text:p>
          </table:table-cell>
          <table:table-cell office:value-type="string" calcext:value-type="string">
            <text:p>TASK011944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058" calcext:value-type="float">
            <text:p>6058</text:p>
          </table:table-cell>
          <table:table-cell office:value-type="string" calcext:value-type="string">
            <text:p>Posto Shell Bordo</text:p>
          </table:table-cell>
          <table:table-cell office:value-type="string" calcext:value-type="string">
            <text:p>TASK011944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058" calcext:value-type="float">
            <text:p>6058</text:p>
          </table:table-cell>
          <table:table-cell office:value-type="string" calcext:value-type="string">
            <text:p>Posto Shell Bordo</text:p>
          </table:table-cell>
          <table:table-cell office:value-type="string" calcext:value-type="string">
            <text:p>TASK0119446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INC018876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INC01887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INC018871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INC01887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float" office:value="188700" calcext:value-type="float">
            <text:p>1887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INC-018869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INC-0188609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TASK-0188609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TASK01535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79945600" calcext:value-type="float">
            <text:p>147994560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TASK0153542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INC01887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string" calcext:value-type="string">
            <text:p>INC018935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Posto Shell Cinadis</text:p>
          </table:table-cell>
          <table:table-cell office:value-type="string" calcext:value-type="string">
            <text:p>TASK015414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Posto Shell Cinadis</text:p>
          </table:table-cell>
          <table:table-cell office:value-type="string" calcext:value-type="string">
            <text:p>TASK015414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Posto Shell Estonia 5</text:p>
          </table:table-cell>
          <table:table-cell office:value-type="string" calcext:value-type="string">
            <text:p>TASK015414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Posto Shell Estonia 5</text:p>
          </table:table-cell>
          <table:table-cell office:value-type="string" calcext:value-type="string">
            <text:p>TASK015414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Posto Shell Muraki</text:p>
          </table:table-cell>
          <table:table-cell office:value-type="string" calcext:value-type="string">
            <text:p>INC018918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to Shell Tratto</text:p>
          </table:table-cell>
          <table:table-cell office:value-type="string" calcext:value-type="string">
            <text:p>TASK015414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to Shell Tratto</text:p>
          </table:table-cell>
          <table:table-cell office:value-type="string" calcext:value-type="string">
            <text:p>TASK015414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193" calcext:value-type="float">
            <text:p>6193</text:p>
          </table:table-cell>
          <table:table-cell office:value-type="string" calcext:value-type="string">
            <text:p>Posto Shell Jardim colonial</text:p>
          </table:table-cell>
          <table:table-cell office:value-type="string" calcext:value-type="string">
            <text:p>TASK015415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193" calcext:value-type="float">
            <text:p>6193</text:p>
          </table:table-cell>
          <table:table-cell office:value-type="string" calcext:value-type="string">
            <text:p>Posto Shell Jardim colonial</text:p>
          </table:table-cell>
          <table:table-cell office:value-type="string" calcext:value-type="string">
            <text:p>TASK015415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Posto Shell Mingo</text:p>
          </table:table-cell>
          <table:table-cell office:value-type="string" calcext:value-type="string">
            <text:p>INC01892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Posto Shell Abdelnor</text:p>
          </table:table-cell>
          <table:table-cell office:value-type="string" calcext:value-type="string">
            <text:p>TASK015415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Posto Shell Abdelnor</text:p>
          </table:table-cell>
          <table:table-cell office:value-type="string" calcext:value-type="string">
            <text:p>TASK015415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Posto Shell Panamericano</text:p>
          </table:table-cell>
          <table:table-cell office:value-type="string" calcext:value-type="string">
            <text:p>TASK015413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Posto Shell Panamericano</text:p>
          </table:table-cell>
          <table:table-cell office:value-type="float" office:value="1154133" calcext:value-type="float">
            <text:p>115413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Posto Shell Panamericano</text:p>
          </table:table-cell>
          <table:table-cell office:value-type="string" calcext:value-type="string">
            <text:p>TASK015413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TASK01317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INC01317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float" office:value="131756" calcext:value-type="float">
            <text:p>13175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TASK013175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TASK013175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TASK01887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-01894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TASK-015410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TASK-015410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TASK015411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Task015411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032000" calcext:value-type="float">
            <text:p>148003200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TASK015411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118400" calcext:value-type="float">
            <text:p>1480118400</text:p>
          </table:table-cell>
          <table:table-cell office:value-type="float" office:value="6239" calcext:value-type="float">
            <text:p>6239</text:p>
          </table:table-cell>
          <table:table-cell office:value-type="string" calcext:value-type="string">
            <text:p>Posto Shell Jordanopolis</text:p>
          </table:table-cell>
          <table:table-cell office:value-type="string" calcext:value-type="string">
            <text:p>INC018915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0118400" calcext:value-type="float">
            <text:p>148011840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Posto Shell Rio Claro Center Shopping</text:p>
          </table:table-cell>
          <table:table-cell office:value-type="string" calcext:value-type="string">
            <text:p>TASK015414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118400" calcext:value-type="float">
            <text:p>1480118400</text:p>
          </table:table-cell>
          <table:table-cell office:value-type="float" office:value="6459" calcext:value-type="float">
            <text:p>6459</text:p>
          </table:table-cell>
          <table:table-cell office:value-type="string" calcext:value-type="string">
            <text:p>Posto Shell Duque Conde Alphavill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Posto Shell Faga e Bizarria</text:p>
          </table:table-cell>
          <table:table-cell office:value-type="string" calcext:value-type="string">
            <text:p>INC018962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Posto Shell Monte Carlo</text:p>
          </table:table-cell>
          <table:table-cell office:value-type="string" calcext:value-type="string">
            <text:p>123105/12668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float" office:value="189228" calcext:value-type="float">
            <text:p>18922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5449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Posto Shell Independencia do cambuci</text:p>
          </table:table-cell>
          <table:table-cell office:value-type="string" calcext:value-type="string">
            <text:p>INC01894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task014184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task014184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TASK01249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TASK0120952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Posto Shell Abdelnor</text:p>
          </table:table-cell>
          <table:table-cell office:value-type="string" calcext:value-type="string">
            <text:p>INC018989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TASK015054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TASK0154480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TASK015448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TASK015448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TASK015448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0189414/INC0180993/TASK01546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8946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8946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89464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8967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89677/0189679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Posto Shell Colina Aracatuba</text:p>
          </table:table-cell>
          <table:table-cell office:value-type="string" calcext:value-type="string">
            <text:p>TASK018988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291200" calcext:value-type="float">
            <text:p>1480291200</text:p>
          </table:table-cell>
          <table:table-cell office:value-type="float" office:value="6659" calcext:value-type="float">
            <text:p>6659</text:p>
          </table:table-cell>
          <table:table-cell office:value-type="string" calcext:value-type="string">
            <text:p>Posto Shell Jardim Marajoara</text:p>
          </table:table-cell>
          <table:table-cell office:value-type="float" office:value="154450" calcext:value-type="float">
            <text:p>15445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015479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046" calcext:value-type="float">
            <text:p>6046</text:p>
          </table:table-cell>
          <table:table-cell office:value-type="string" calcext:value-type="string">
            <text:p>Posto Shell Bellagio</text:p>
          </table:table-cell>
          <table:table-cell office:value-type="string" calcext:value-type="string">
            <text:p>inc01899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Posto Shell Martinelli</text:p>
          </table:table-cell>
          <table:table-cell office:value-type="string" calcext:value-type="string">
            <text:p>INC01901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INC01898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INC018995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245" calcext:value-type="float">
            <text:p>6245</text:p>
          </table:table-cell>
          <table:table-cell office:value-type="string" calcext:value-type="string">
            <text:p>Posto Shell Campo limpo</text:p>
          </table:table-cell>
          <table:table-cell office:value-type="string" calcext:value-type="string">
            <text:p>INC01898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INC018989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302" calcext:value-type="float">
            <text:p>6302</text:p>
          </table:table-cell>
          <table:table-cell office:value-type="string" calcext:value-type="string">
            <text:p>Posto Shell Parque Villa Lobos</text:p>
          </table:table-cell>
          <table:table-cell office:value-type="string" calcext:value-type="string">
            <text:p>INC0189738INC018966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Posto Shell Presidente Ribeirao</text:p>
          </table:table-cell>
          <table:table-cell office:value-type="float" office:value="154804" calcext:value-type="float">
            <text:p>15480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Posto Shell Alcides Costa</text:p>
          </table:table-cell>
          <table:table-cell office:value-type="float" office:value="189860" calcext:value-type="float">
            <text:p>1898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Posto Shell Nelson Scorsolini</text:p>
          </table:table-cell>
          <table:table-cell office:value-type="float" office:value="190023" calcext:value-type="float">
            <text:p>19002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TASK0150540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TASK015054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TASK015054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TASK015054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INC01898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Posto Shell Trento</text:p>
          </table:table-cell>
          <table:table-cell office:value-type="float" office:value="190022" calcext:value-type="float">
            <text:p>19002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INC019016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898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TASK015478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TASK015478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377600" calcext:value-type="float">
            <text:p>1480377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TASK0154785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TASK155279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float" office:value="114730" calcext:value-type="float">
            <text:p>11473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float" office:value="114730" calcext:value-type="float">
            <text:p>11473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219" calcext:value-type="float">
            <text:p>6219</text:p>
          </table:table-cell>
          <table:table-cell office:value-type="string" calcext:value-type="string">
            <text:p>Posto Shell Diesel Mac</text:p>
          </table:table-cell>
          <table:table-cell office:value-type="string" calcext:value-type="string">
            <text:p>inc01899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INC0190167/TASK015360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TASK0119449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INC018976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377" calcext:value-type="float">
            <text:p>6377</text:p>
          </table:table-cell>
          <table:table-cell office:value-type="string" calcext:value-type="string">
            <text:p>Posto Shell Guigui</text:p>
          </table:table-cell>
          <table:table-cell office:value-type="string" calcext:value-type="string">
            <text:p>INC019016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377" calcext:value-type="float">
            <text:p>6377</text:p>
          </table:table-cell>
          <table:table-cell office:value-type="string" calcext:value-type="string">
            <text:p>Posto Shell Guigui</text:p>
          </table:table-cell>
          <table:table-cell office:value-type="string" calcext:value-type="string">
            <text:p>INC01900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TASK015519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TASK015519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904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INC18988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015516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015516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float" office:value="190212" calcext:value-type="float">
            <text:p>1902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float" office:value="155301" calcext:value-type="float">
            <text:p>15530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464000" calcext:value-type="float">
            <text:p>14804640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float" office:value="155301" calcext:value-type="float">
            <text:p>155301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550400" calcext:value-type="float">
            <text:p>14805504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TASK015345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550400" calcext:value-type="float">
            <text:p>14805504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TASK011944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550400" calcext:value-type="float">
            <text:p>14805504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float" office:value="138404" calcext:value-type="float">
            <text:p>138404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0550400" calcext:value-type="float">
            <text:p>14805504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float" office:value="149158" calcext:value-type="float">
            <text:p>14915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0550400" calcext:value-type="float">
            <text:p>14805504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float" office:value="149158" calcext:value-type="float">
            <text:p>14915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0550400" calcext:value-type="float">
            <text:p>14805504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float" office:value="119436" calcext:value-type="float">
            <text:p>119436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0550400" calcext:value-type="float">
            <text:p>1480550400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Posto Shell Maravilha</text:p>
          </table:table-cell>
          <table:table-cell office:value-type="float" office:value="154190" calcext:value-type="float">
            <text:p>15419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550400" calcext:value-type="float">
            <text:p>14805504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task011941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0550400" calcext:value-type="float">
            <text:p>14805504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task011941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0550400" calcext:value-type="float">
            <text:p>14805504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task011941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0550400" calcext:value-type="float">
            <text:p>1480550400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INC01904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550400" calcext:value-type="float">
            <text:p>1480550400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INC019043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636800" calcext:value-type="float">
            <text:p>14806368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float" office:value="190114" calcext:value-type="float">
            <text:p>1901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0636800" calcext:value-type="float">
            <text:p>14806368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float" office:value="137351" calcext:value-type="float">
            <text:p>13735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0636800" calcext:value-type="float">
            <text:p>14806368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float" office:value="137351" calcext:value-type="float">
            <text:p>13735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0636800" calcext:value-type="float">
            <text:p>14806368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float" office:value="137351" calcext:value-type="float">
            <text:p>13735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0636800" calcext:value-type="float">
            <text:p>14806368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INC019072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636800" calcext:value-type="float">
            <text:p>14806368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015242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636800" calcext:value-type="float">
            <text:p>14806368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015242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636800" calcext:value-type="float">
            <text:p>14806368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0117111/TASK0126623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723200" calcext:value-type="float">
            <text:p>14807232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float" office:value="190815" calcext:value-type="float">
            <text:p>19081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0723200" calcext:value-type="float">
            <text:p>14807232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INC01906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723200" calcext:value-type="float">
            <text:p>1480723200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Posto Shell Limoeiro</text:p>
          </table:table-cell>
          <table:table-cell office:value-type="float" office:value="190507" calcext:value-type="float">
            <text:p>19050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723200" calcext:value-type="float">
            <text:p>14807232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906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723200" calcext:value-type="float">
            <text:p>14807232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910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1563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INC1914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TASK0138428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Task015634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Task015634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Task015634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Posto Shell Companheiro</text:p>
          </table:table-cell>
          <table:table-cell office:value-type="string" calcext:value-type="string">
            <text:p>TASK015254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Posto Shell Companheiro</text:p>
          </table:table-cell>
          <table:table-cell office:value-type="string" calcext:value-type="string">
            <text:p>TASK015254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Posto Shell SPW</text:p>
          </table:table-cell>
          <table:table-cell office:value-type="string" calcext:value-type="string">
            <text:p>TASK015630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Posto Shell SPW</text:p>
          </table:table-cell>
          <table:table-cell office:value-type="string" calcext:value-type="string">
            <text:p>TASK015630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Posto Shell SPW</text:p>
          </table:table-cell>
          <table:table-cell office:value-type="string" calcext:value-type="string">
            <text:p>TASK0119408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289" calcext:value-type="float">
            <text:p>6289</text:p>
          </table:table-cell>
          <table:table-cell office:value-type="string" calcext:value-type="string">
            <text:p>Posto Shell Turismo 2</text:p>
          </table:table-cell>
          <table:table-cell office:value-type="float" office:value="126179" calcext:value-type="float">
            <text:p>126179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289" calcext:value-type="float">
            <text:p>6289</text:p>
          </table:table-cell>
          <table:table-cell office:value-type="string" calcext:value-type="string">
            <text:p>Posto Shell Turismo 2</text:p>
          </table:table-cell>
          <table:table-cell office:value-type="string" calcext:value-type="string">
            <text:p>task012617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289" calcext:value-type="float">
            <text:p>6289</text:p>
          </table:table-cell>
          <table:table-cell office:value-type="string" calcext:value-type="string">
            <text:p>Posto Shell Turismo 2</text:p>
          </table:table-cell>
          <table:table-cell office:value-type="float" office:value="126179" calcext:value-type="float">
            <text:p>126179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INC019142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float" office:value="188700" calcext:value-type="float">
            <text:p>1887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float" office:value="190666" calcext:value-type="float">
            <text:p>19066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float" office:value="190724" calcext:value-type="float">
            <text:p>19072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float" office:value="190629" calcext:value-type="float">
            <text:p>19062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0156019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015601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0156019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504" calcext:value-type="float">
            <text:p>6504</text:p>
          </table:table-cell>
          <table:table-cell office:value-type="string" calcext:value-type="string">
            <text:p>Posto Shell Delta Mar</text:p>
          </table:table-cell>
          <table:table-cell office:value-type="string" calcext:value-type="string">
            <text:p>INC018970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504" calcext:value-type="float">
            <text:p>6504</text:p>
          </table:table-cell>
          <table:table-cell office:value-type="string" calcext:value-type="string">
            <text:p>Posto Shell Delta Mar</text:p>
          </table:table-cell>
          <table:table-cell office:value-type="string" calcext:value-type="string">
            <text:p>TASK015528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504" calcext:value-type="float">
            <text:p>6504</text:p>
          </table:table-cell>
          <table:table-cell office:value-type="string" calcext:value-type="string">
            <text:p>Posto Shell Delta Mar</text:p>
          </table:table-cell>
          <table:table-cell office:value-type="string" calcext:value-type="string">
            <text:p>TASK015528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INC019068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TASK015639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TASK0156393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603" calcext:value-type="float">
            <text:p>6603</text:p>
          </table:table-cell>
          <table:table-cell office:value-type="string" calcext:value-type="string">
            <text:p>Posto Shell Vitoria 040</text:p>
          </table:table-cell>
          <table:table-cell office:value-type="string" calcext:value-type="string">
            <text:p>TASK015630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896000" calcext:value-type="float">
            <text:p>1480896000</text:p>
          </table:table-cell>
          <table:table-cell office:value-type="float" office:value="6603" calcext:value-type="float">
            <text:p>6603</text:p>
          </table:table-cell>
          <table:table-cell office:value-type="string" calcext:value-type="string">
            <text:p>Posto Shell Vitoria 040</text:p>
          </table:table-cell>
          <table:table-cell office:value-type="string" calcext:value-type="string">
            <text:p>TASK015630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float" office:value="191455" calcext:value-type="float">
            <text:p>1914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91368inc01914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Posto Shell Express Valinhos</text:p>
          </table:table-cell>
          <table:table-cell office:value-type="string" calcext:value-type="string">
            <text:p>INC019147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Posto Shell Express Valinhos</text:p>
          </table:table-cell>
          <table:table-cell office:value-type="string" calcext:value-type="string">
            <text:p>TASK015662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Posto Shell Express Valinhos</text:p>
          </table:table-cell>
          <table:table-cell office:value-type="string" calcext:value-type="string">
            <text:p>TASK015662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Posto Shell Express Valinhos</text:p>
          </table:table-cell>
          <table:table-cell office:value-type="string" calcext:value-type="string">
            <text:p>TASK0156623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Posto Shell 3M</text:p>
          </table:table-cell>
          <table:table-cell office:value-type="float" office:value="191304" calcext:value-type="float">
            <text:p>1913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Posto Shell 3M</text:p>
          </table:table-cell>
          <table:table-cell office:value-type="string" calcext:value-type="string">
            <text:p>task018667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Posto Shell CRS</text:p>
          </table:table-cell>
          <table:table-cell office:value-type="string" calcext:value-type="string">
            <text:p>INC019666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Posto Shell CRS</text:p>
          </table:table-cell>
          <table:table-cell office:value-type="string" calcext:value-type="string">
            <text:p>TASK015666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Posto Shell Presidente Ribeirao</text:p>
          </table:table-cell>
          <table:table-cell office:value-type="float" office:value="190935" calcext:value-type="float">
            <text:p>1909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316" calcext:value-type="float">
            <text:p>6316</text:p>
          </table:table-cell>
          <table:table-cell office:value-type="string" calcext:value-type="string">
            <text:p>Posto Shell Sociedade RD</text:p>
          </table:table-cell>
          <table:table-cell office:value-type="float" office:value="191465" calcext:value-type="float">
            <text:p>19146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357" calcext:value-type="float">
            <text:p>6357</text:p>
          </table:table-cell>
          <table:table-cell office:value-type="string" calcext:value-type="string">
            <text:p>Posto Shell Rede Senna</text:p>
          </table:table-cell>
          <table:table-cell office:value-type="string" calcext:value-type="string">
            <text:p>inc01912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459" calcext:value-type="float">
            <text:p>6459</text:p>
          </table:table-cell>
          <table:table-cell office:value-type="string" calcext:value-type="string">
            <text:p>Posto Shell Duque Conde Alphaville</text:p>
          </table:table-cell>
          <table:table-cell office:value-type="string" calcext:value-type="string">
            <text:p>INC019141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459" calcext:value-type="float">
            <text:p>6459</text:p>
          </table:table-cell>
          <table:table-cell office:value-type="string" calcext:value-type="string">
            <text:p>Posto Shell Duque Conde Alphaville</text:p>
          </table:table-cell>
          <table:table-cell office:value-type="string" calcext:value-type="string">
            <text:p>TASK015666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float" office:value="191493" calcext:value-type="float">
            <text:p>19149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TASK015662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TASK0156627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904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Posto Shell Barra Cachamorra</text:p>
          </table:table-cell>
          <table:table-cell office:value-type="string" calcext:value-type="string">
            <text:p>INC019145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Posto Shell Barra Cachamorra</text:p>
          </table:table-cell>
          <table:table-cell office:value-type="string" calcext:value-type="string">
            <text:p>TASK0156659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INC01914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0982400" calcext:value-type="float">
            <text:p>1480982400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Posto Shell Gran Penha</text:p>
          </table:table-cell>
          <table:table-cell office:value-type="string" calcext:value-type="string">
            <text:p>inc01914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Posto Shell ABV</text:p>
          </table:table-cell>
          <table:table-cell office:value-type="float" office:value="167251" calcext:value-type="float">
            <text:p>16725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Posto Shell ABV</text:p>
          </table:table-cell>
          <table:table-cell office:value-type="float" office:value="191286" calcext:value-type="float">
            <text:p>19128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Posto Shell ABV</text:p>
          </table:table-cell>
          <table:table-cell office:value-type="float" office:value="157251" calcext:value-type="float">
            <text:p>15725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Posto Shell ABV</text:p>
          </table:table-cell>
          <table:table-cell office:value-type="float" office:value="157251" calcext:value-type="float">
            <text:p>15725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Posto Shell ABV</text:p>
          </table:table-cell>
          <table:table-cell office:value-type="float" office:value="157251" calcext:value-type="float">
            <text:p>15725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Posto Shell Fukuya Kanemoto</text:p>
          </table:table-cell>
          <table:table-cell office:value-type="string" calcext:value-type="string">
            <text:p>TASK014892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Posto Shell Fukuya Kanemoto</text:p>
          </table:table-cell>
          <table:table-cell office:value-type="string" calcext:value-type="string">
            <text:p>TASK01489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Posto Shell Fukuya Kanemoto</text:p>
          </table:table-cell>
          <table:table-cell office:value-type="string" calcext:value-type="string">
            <text:p>TASK0148926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TASK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TASK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float" office:value="147832" calcext:value-type="float">
            <text:p>14783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float" office:value="191414" calcext:value-type="float">
            <text:p>1914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float" office:value="119406" calcext:value-type="float">
            <text:p>11940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float" office:value="119406" calcext:value-type="float">
            <text:p>1194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float" office:value="119406" calcext:value-type="float">
            <text:p>119406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TASK012665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TASK012665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TASK0126654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TASK0126654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inc019164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task015700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392" calcext:value-type="float">
            <text:p>6392</text:p>
          </table:table-cell>
          <table:table-cell office:value-type="string" calcext:value-type="string">
            <text:p>Posto Shell Ceiba Speciosa</text:p>
          </table:table-cell>
          <table:table-cell office:value-type="string" calcext:value-type="string">
            <text:p>TASK011945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392" calcext:value-type="float">
            <text:p>6392</text:p>
          </table:table-cell>
          <table:table-cell office:value-type="string" calcext:value-type="string">
            <text:p>Posto Shell Ceiba Speciosa</text:p>
          </table:table-cell>
          <table:table-cell office:value-type="string" calcext:value-type="string">
            <text:p>TASK015447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392" calcext:value-type="float">
            <text:p>6392</text:p>
          </table:table-cell>
          <table:table-cell office:value-type="string" calcext:value-type="string">
            <text:p>Posto Shell Ceiba Speciosa</text:p>
          </table:table-cell>
          <table:table-cell office:value-type="string" calcext:value-type="string">
            <text:p>TASK0154478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TASK015719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Posto Shell Duque 21 de Moura</text:p>
          </table:table-cell>
          <table:table-cell office:value-type="float" office:value="153565" calcext:value-type="float">
            <text:p>15356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Posto Shell Duque 21 de Moura</text:p>
          </table:table-cell>
          <table:table-cell office:value-type="float" office:value="153565" calcext:value-type="float">
            <text:p>15356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015699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015699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9195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Posto Shell Gran Penha</text:p>
          </table:table-cell>
          <table:table-cell office:value-type="string" calcext:value-type="string">
            <text:p>Task015672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068800" calcext:value-type="float">
            <text:p>1481068800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Posto Shell Gran Penha</text:p>
          </table:table-cell>
          <table:table-cell office:value-type="string" calcext:value-type="string">
            <text:p>Task015672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325" calcext:value-type="float">
            <text:p>6325</text:p>
          </table:table-cell>
          <table:table-cell office:value-type="string" calcext:value-type="string">
            <text:p>Posto Shell Sao Martinh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325" calcext:value-type="float">
            <text:p>6325</text:p>
          </table:table-cell>
          <table:table-cell office:value-type="string" calcext:value-type="string">
            <text:p>Posto Shell Sao Martinh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325" calcext:value-type="float">
            <text:p>6325</text:p>
          </table:table-cell>
          <table:table-cell office:value-type="string" calcext:value-type="string">
            <text:p>Posto Shell Sao Martinh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397" calcext:value-type="float">
            <text:p>6397</text:p>
          </table:table-cell>
          <table:table-cell office:value-type="string" calcext:value-type="string">
            <text:p>Posto Shell Mixam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397" calcext:value-type="float">
            <text:p>6397</text:p>
          </table:table-cell>
          <table:table-cell office:value-type="string" calcext:value-type="string">
            <text:p>Posto Shell Mixam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397" calcext:value-type="float">
            <text:p>6397</text:p>
          </table:table-cell>
          <table:table-cell office:value-type="string" calcext:value-type="string">
            <text:p>Posto Shell Mixam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INC018799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155200" calcext:value-type="float">
            <text:p>14811552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Posto Shell Arco Verd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Posto Shell Arco Verd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Posto Shell Arco Verd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Posto Shell La Caniz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Posto Shell La Caniz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Posto Shell La Caniz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449" calcext:value-type="float">
            <text:p>6449</text:p>
          </table:table-cell>
          <table:table-cell office:value-type="string" calcext:value-type="string">
            <text:p>Posto Shell Jardim Oceanico da Barr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Posto Shell Carbonar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Posto Shell Carbonar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241600" calcext:value-type="float">
            <text:p>14812416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328000" calcext:value-type="float">
            <text:p>14813280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328000" calcext:value-type="float">
            <text:p>14813280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328000" calcext:value-type="float">
            <text:p>1481328000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Posto Shell Dona Francisc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328000" calcext:value-type="float">
            <text:p>1481328000</text:p>
          </table:table-cell>
          <table:table-cell office:value-type="float" office:value="6325" calcext:value-type="float">
            <text:p>6325</text:p>
          </table:table-cell>
          <table:table-cell office:value-type="string" calcext:value-type="string">
            <text:p>Posto Shell Sao Martinh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328000" calcext:value-type="float">
            <text:p>1481328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328000" calcext:value-type="float">
            <text:p>14813280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414400" calcext:value-type="float">
            <text:p>1481414400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Posto Shell 45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414400" calcext:value-type="float">
            <text:p>1481414400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Posto Shell 45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Posto Shell Via Su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Posto Shell Via Su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Posto Shell Via Su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osto Shell Oiten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osto Shell Oiten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osto Shell Oiten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Posto Shell 2002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Posto Shell 2002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187" calcext:value-type="float">
            <text:p>6187</text:p>
          </table:table-cell>
          <table:table-cell office:value-type="string" calcext:value-type="string">
            <text:p>Posto Shell Mara M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Posto Shell Andorinh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Posto Shell Formula Shel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288" calcext:value-type="float">
            <text:p>6288</text:p>
          </table:table-cell>
          <table:table-cell office:value-type="string" calcext:value-type="string">
            <text:p>Posto Shell Pimen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Posto Shell Portal Presiden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Posto Shell Portal Presiden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373" calcext:value-type="float">
            <text:p>6373</text:p>
          </table:table-cell>
          <table:table-cell office:value-type="string" calcext:value-type="string">
            <text:p>Posto Shell Sabella e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373" calcext:value-type="float">
            <text:p>6373</text:p>
          </table:table-cell>
          <table:table-cell office:value-type="string" calcext:value-type="string">
            <text:p>Posto Shell Sabella e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373" calcext:value-type="float">
            <text:p>6373</text:p>
          </table:table-cell>
          <table:table-cell office:value-type="string" calcext:value-type="string">
            <text:p>Posto Shell Sabella e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415" calcext:value-type="float">
            <text:p>6415</text:p>
          </table:table-cell>
          <table:table-cell office:value-type="string" calcext:value-type="string">
            <text:p>Posto Shell Aguia de Ha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Posto Shell Karapito da Beir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Posto Shell Karapito da Beir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445" calcext:value-type="float">
            <text:p>6445</text:p>
          </table:table-cell>
          <table:table-cell office:value-type="string" calcext:value-type="string">
            <text:p>Posto Shell Portela Do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445" calcext:value-type="float">
            <text:p>6445</text:p>
          </table:table-cell>
          <table:table-cell office:value-type="string" calcext:value-type="string">
            <text:p>Posto Shell Portela Do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500800" calcext:value-type="float">
            <text:p>14815008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002" calcext:value-type="float">
            <text:p>6002</text:p>
          </table:table-cell>
          <table:table-cell office:value-type="string" calcext:value-type="string">
            <text:p>Posto Shell Orion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002" calcext:value-type="float">
            <text:p>6002</text:p>
          </table:table-cell>
          <table:table-cell office:value-type="string" calcext:value-type="string">
            <text:p>Posto Shell Orion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002" calcext:value-type="float">
            <text:p>6002</text:p>
          </table:table-cell>
          <table:table-cell office:value-type="string" calcext:value-type="string">
            <text:p>Posto Shell Orion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Posto Shell Independencia do cambuc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146" calcext:value-type="float">
            <text:p>6146</text:p>
          </table:table-cell>
          <table:table-cell office:value-type="string" calcext:value-type="string">
            <text:p>Posto Shell Brilhan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190" calcext:value-type="float">
            <text:p>6190</text:p>
          </table:table-cell>
          <table:table-cell office:value-type="string" calcext:value-type="string">
            <text:p>Posto Shell Lavap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Posto Shell Ming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234" calcext:value-type="float">
            <text:p>6234</text:p>
          </table:table-cell>
          <table:table-cell office:value-type="string" calcext:value-type="string">
            <text:p>Posto Shell Tropical G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246" calcext:value-type="float">
            <text:p>6246</text:p>
          </table:table-cell>
          <table:table-cell office:value-type="string" calcext:value-type="string">
            <text:p>Posto Shell Venez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Posto Shell Padock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270" calcext:value-type="float">
            <text:p>6270</text:p>
          </table:table-cell>
          <table:table-cell office:value-type="string" calcext:value-type="string">
            <text:p>Posto Shell Roc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Posto Shell Dona Francisc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Posto Shell Bongu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343" calcext:value-type="float">
            <text:p>6343</text:p>
          </table:table-cell>
          <table:table-cell office:value-type="string" calcext:value-type="string">
            <text:p>Posto Shell Universo 2000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378" calcext:value-type="float">
            <text:p>6378</text:p>
          </table:table-cell>
          <table:table-cell office:value-type="string" calcext:value-type="string">
            <text:p>Posto Shell Dias</text:p>
          </table:table-cell>
          <table:table-cell office:value-type="string" calcext:value-type="string">
            <text:p>TASK015875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456" calcext:value-type="float">
            <text:p>6456</text:p>
          </table:table-cell>
          <table:table-cell office:value-type="string" calcext:value-type="string">
            <text:p>Posto Shell Siqueira e Carbonar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501" calcext:value-type="float">
            <text:p>6501</text:p>
          </table:table-cell>
          <table:table-cell office:value-type="string" calcext:value-type="string">
            <text:p>Posto Shell Kalo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594" calcext:value-type="float">
            <text:p>6594</text:p>
          </table:table-cell>
          <table:table-cell office:value-type="string" calcext:value-type="string">
            <text:p>Posto Shell Luches</text:p>
          </table:table-cell>
          <table:table-cell office:value-type="string" calcext:value-type="string">
            <text:p>TASK015858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587200" calcext:value-type="float">
            <text:p>1481587200</text:p>
          </table:table-cell>
          <table:table-cell office:value-type="float" office:value="6594" calcext:value-type="float">
            <text:p>6594</text:p>
          </table:table-cell>
          <table:table-cell office:value-type="string" calcext:value-type="string">
            <text:p>Posto Shell Luches</text:p>
          </table:table-cell>
          <table:table-cell office:value-type="string" calcext:value-type="string">
            <text:p>TASK015858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Posto Shell Rimacr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Posto Shell Rimacr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Posto Shell Rimacr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Posto Shell Alcantar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Posto Shell Cinad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Posto Shell Estonia 2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Posto Shell Tao Set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Posto Shell Tao Set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Posto Shell Estonia 4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Posto Shell Antonio Pa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Posto Shell Zon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Posto Shell Portal do Parais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456" calcext:value-type="float">
            <text:p>6456</text:p>
          </table:table-cell>
          <table:table-cell office:value-type="string" calcext:value-type="string">
            <text:p>Posto Shell Siqueira e Carbonar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673600" calcext:value-type="float">
            <text:p>148167360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Posto Shell Brist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Posto Shell Brist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Posto Shell Brist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Posto Shell Parque da Uv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Posto Shell Parque da Uv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Posto Shell Parque da Uv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Posto Shell Vitrin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Posto Shell Vitrin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Posto Shell Vitrin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417" calcext:value-type="float">
            <text:p>6417</text:p>
          </table:table-cell>
          <table:table-cell office:value-type="string" calcext:value-type="string">
            <text:p>Posto Shell Acc Radi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417" calcext:value-type="float">
            <text:p>6417</text:p>
          </table:table-cell>
          <table:table-cell office:value-type="string" calcext:value-type="string">
            <text:p>Posto Shell Acc Radi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417" calcext:value-type="float">
            <text:p>6417</text:p>
          </table:table-cell>
          <table:table-cell office:value-type="string" calcext:value-type="string">
            <text:p>Posto Shell Acc Radi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508" calcext:value-type="float">
            <text:p>6508</text:p>
          </table:table-cell>
          <table:table-cell office:value-type="string" calcext:value-type="string">
            <text:p>Posto Shell Malu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Posto Shell Cardoso Castr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Posto Shell Cardoso Castr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760000" calcext:value-type="float">
            <text:p>1481760000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Posto Shell Cardoso Castr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Posto Shell Abraao de Mora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Posto Shell Abraao de Mora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Posto Shell Abraao de Mora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Posto Shell Atarumin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Posto Shell Avenida Central de Iraj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Posto Shell Avenida Central de Iraj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Posto Shell Avenida Central de Iraj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1846400" calcext:value-type="float">
            <text:p>1481846400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Posto Shell Fernão d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Posto Shell Fernão d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Posto Shell Fernão d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230" calcext:value-type="float">
            <text:p>6230</text:p>
          </table:table-cell>
          <table:table-cell office:value-type="string" calcext:value-type="string">
            <text:p>Posto Shell Amig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230" calcext:value-type="float">
            <text:p>6230</text:p>
          </table:table-cell>
          <table:table-cell office:value-type="string" calcext:value-type="string">
            <text:p>Posto Shell Amig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230" calcext:value-type="float">
            <text:p>6230</text:p>
          </table:table-cell>
          <table:table-cell office:value-type="string" calcext:value-type="string">
            <text:p>Posto Shell Amig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Posto Shell Catedr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Posto Shell Catedr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Posto Shell Catedr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2105600" calcext:value-type="float">
            <text:p>14821056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Posto Shell Murak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127" calcext:value-type="float">
            <text:p>6127</text:p>
          </table:table-cell>
          <table:table-cell office:value-type="string" calcext:value-type="string">
            <text:p>Posto Shell Osasco Country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127" calcext:value-type="float">
            <text:p>6127</text:p>
          </table:table-cell>
          <table:table-cell office:value-type="string" calcext:value-type="string">
            <text:p>Posto Shell Osasco Country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250" calcext:value-type="float">
            <text:p>6250</text:p>
          </table:table-cell>
          <table:table-cell office:value-type="string" calcext:value-type="string">
            <text:p>Posto Shell Riol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302" calcext:value-type="float">
            <text:p>6302</text:p>
          </table:table-cell>
          <table:table-cell office:value-type="string" calcext:value-type="string">
            <text:p>Posto Shell Parque Villa Lobo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Posto Shell Trent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Posto Shell Trent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2192000" calcext:value-type="float">
            <text:p>148219200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2278400" calcext:value-type="float">
            <text:p>14822784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2278400" calcext:value-type="float">
            <text:p>14822784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2278400" calcext:value-type="float">
            <text:p>14822784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278400" calcext:value-type="float">
            <text:p>14822784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278400" calcext:value-type="float">
            <text:p>14822784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278400" calcext:value-type="float">
            <text:p>14822784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278400" calcext:value-type="float">
            <text:p>1482278400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Posto Shell Monac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2278400" calcext:value-type="float">
            <text:p>1482278400</text:p>
          </table:table-cell>
          <table:table-cell office:value-type="float" office:value="6334" calcext:value-type="float">
            <text:p>6334</text:p>
          </table:table-cell>
          <table:table-cell office:value-type="string" calcext:value-type="string">
            <text:p>Posto Shell Quality Casablanc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278400" calcext:value-type="float">
            <text:p>1482278400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Posto Shell Fantinat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278400" calcext:value-type="float">
            <text:p>1482278400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Posto Shell Fantinat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278400" calcext:value-type="float">
            <text:p>1482278400</text:p>
          </table:table-cell>
          <table:table-cell office:value-type="float" office:value="6390" calcext:value-type="float">
            <text:p>6390</text:p>
          </table:table-cell>
          <table:table-cell office:value-type="string" calcext:value-type="string">
            <text:p>Posto Shell Fera de Itapev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2278400" calcext:value-type="float">
            <text:p>1482278400</text:p>
          </table:table-cell>
          <table:table-cell office:value-type="float" office:value="6390" calcext:value-type="float">
            <text:p>6390</text:p>
          </table:table-cell>
          <table:table-cell office:value-type="string" calcext:value-type="string">
            <text:p>Posto Shell Fera de Itapev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2278400" calcext:value-type="float">
            <text:p>148227840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2278400" calcext:value-type="float">
            <text:p>148227840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2278400" calcext:value-type="float">
            <text:p>14822784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2278400" calcext:value-type="float">
            <text:p>1482278400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364800" calcext:value-type="float">
            <text:p>1482364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2364800" calcext:value-type="float">
            <text:p>1482364800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364800" calcext:value-type="float">
            <text:p>1482364800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364800" calcext:value-type="float">
            <text:p>1482364800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364800" calcext:value-type="float">
            <text:p>14823648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364800" calcext:value-type="float">
            <text:p>1482364800</text:p>
          </table:table-cell>
          <table:table-cell office:value-type="float" office:value="6326" calcext:value-type="float">
            <text:p>6326</text:p>
          </table:table-cell>
          <table:table-cell office:value-type="string" calcext:value-type="string">
            <text:p>Posto Shell Juru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364800" calcext:value-type="float">
            <text:p>14823648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2364800" calcext:value-type="float">
            <text:p>14823648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026" calcext:value-type="float">
            <text:p>6026</text:p>
          </table:table-cell>
          <table:table-cell office:value-type="string" calcext:value-type="string">
            <text:p>Posto Shell Cote D'azu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Posto Shell M.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Posto Shell Vera Cruz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Posto Shell Vera Cruz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Posto Shell Arco Verd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Posto Shell Estonia 4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Posto Shell Moraes Sal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Posto Shell Maravilh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Posto Shell Portal Presiden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Posto Shell Jup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Posto Shell Jup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377" calcext:value-type="float">
            <text:p>6377</text:p>
          </table:table-cell>
          <table:table-cell office:value-type="string" calcext:value-type="string">
            <text:p>Posto Shell Guigu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Posto Shell Rio Claro Center Shopping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2451200" calcext:value-type="float">
            <text:p>148245120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Posto Shell Berald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2537600" calcext:value-type="float">
            <text:p>1482537600</text:p>
          </table:table-cell>
          <table:table-cell office:value-type="float" office:value="6261" calcext:value-type="float">
            <text:p>6261</text:p>
          </table:table-cell>
          <table:table-cell office:value-type="string" calcext:value-type="string">
            <text:p>Posto Shell Carl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2537600" calcext:value-type="float">
            <text:p>14825376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2537600" calcext:value-type="float">
            <text:p>1482537600</text:p>
          </table:table-cell>
          <table:table-cell office:value-type="float" office:value="6657" calcext:value-type="float">
            <text:p>6657</text:p>
          </table:table-cell>
          <table:table-cell office:value-type="string" calcext:value-type="string">
            <text:p>Posto Shell Via Pon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Posto Shell Novo Mileni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Posto Shell Novo Mileni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187" calcext:value-type="float">
            <text:p>6187</text:p>
          </table:table-cell>
          <table:table-cell office:value-type="string" calcext:value-type="string">
            <text:p>Posto Shell Mara M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297" calcext:value-type="float">
            <text:p>6297</text:p>
          </table:table-cell>
          <table:table-cell office:value-type="string" calcext:value-type="string">
            <text:p>Posto Shell Grande São Paul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Posto Shell Ip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Posto Shell Ip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Posto Shell Aeroporto de Ubatub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Posto Shell Aeroporto de Ubatub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525" calcext:value-type="float">
            <text:p>6525</text:p>
          </table:table-cell>
          <table:table-cell office:value-type="string" calcext:value-type="string">
            <text:p>Posto Shell Lip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603" calcext:value-type="float">
            <text:p>6603</text:p>
          </table:table-cell>
          <table:table-cell office:value-type="string" calcext:value-type="string">
            <text:p>Posto Shell Vitoria 040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 table:visibility="filter">
          <table:table-cell office:value-type="float" office:value="1482710400" calcext:value-type="float">
            <text:p>14827104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2796800" calcext:value-type="float">
            <text:p>14827968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796800" calcext:value-type="float">
            <text:p>1482796800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Posto Shell Faga e Bizarr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796800" calcext:value-type="float">
            <text:p>1482796800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Posto Shell Faga e Bizarr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796800" calcext:value-type="float">
            <text:p>1482796800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Posto Shell Faga e Bizarr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 table:visibility="filter">
          <table:table-cell office:value-type="float" office:value="1482796800" calcext:value-type="float">
            <text:p>14827968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2796800" calcext:value-type="float">
            <text:p>1482796800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Posto Shell Elm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2796800" calcext:value-type="float">
            <text:p>1482796800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Posto Shell Elm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2796800" calcext:value-type="float">
            <text:p>1482796800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Posto Shell Elm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2796800" calcext:value-type="float">
            <text:p>1482796800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Posto Shell Elm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 table:visibility="filter">
          <table:table-cell office:value-type="float" office:value="1482796800" calcext:value-type="float">
            <text:p>1482796800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Posto Shell Kl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2796800" calcext:value-type="float">
            <text:p>1482796800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Posto Shell Kl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2796800" calcext:value-type="float">
            <text:p>148279680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 table:visibility="filter">
          <table:table-cell office:value-type="float" office:value="1482796800" calcext:value-type="float">
            <text:p>1482796800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Posto Shell Andorinh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 table:visibility="filter">
          <table:table-cell office:value-type="float" office:value="1482796800" calcext:value-type="float">
            <text:p>1482796800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 table:visibility="filter">
          <table:table-cell office:value-type="float" office:value="1482796800" calcext:value-type="float">
            <text:p>1482796800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Posto Shell Manguinhos de Buzio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2">
          <table:table-cell table:number-columns-repeated="6"/>
        </table:table-row>
      </table:table>
      <table:table table:name="Planilha2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7" table:number-columns-repeated="1017" table:default-cell-style-name="ce3"/>
        <table:table-row table:style-name="ro1">
          <table:table-cell table:style-name="ce1" office:value-type="string" calcext:value-type="string">
            <text:p>CGMP</text:p>
          </table:table-cell>
          <table:table-cell table:style-name="ce1" office:value-type="string" calcext:value-type="string">
            <text:p>NOME POSTO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SURVEY</text:p>
          </table:table-cell>
          <table:table-cell table:style-name="ce1" office:value-type="string" calcext:value-type="string">
            <text:p>Infra</text:p>
          </table:table-cell>
          <table:table-cell table:style-name="ce1" office:value-type="string" calcext:value-type="string">
            <text:p>Conexão</text:p>
          </table:table-cell>
          <table:table-cell table:number-columns-repeated="1017"/>
        </table:table-row>
        <table:table-row table:style-name="ro1">
          <table:table-cell table:style-name="ce2" office:value-type="float" office:value="6079" calcext:value-type="float">
            <text:p>6079</text:p>
          </table:table-cell>
          <table:table-cell table:style-name="ce2" office:value-type="string" calcext:value-type="string">
            <text:p>ÁGUA FUNDA I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number-columns-repeated="2" table:style-name="ce4" office:value-type="date" office:date-value="2016-10-12" calcext:value-type="date">
            <text:p>12/10/16</text:p>
          </table:table-cell>
          <table:table-cell table:style-name="ce4" office:value-type="date" office:date-value="2016-10-13" calcext:value-type="date">
            <text:p>13/10/16</text:p>
          </table:table-cell>
          <table:table-cell table:number-columns-repeated="1017"/>
        </table:table-row>
        <table:table-row table:style-name="ro1">
          <table:table-cell table:style-name="ce2" office:value-type="float" office:value="6522" calcext:value-type="float">
            <text:p>6522</text:p>
          </table:table-cell>
          <table:table-cell table:style-name="ce2" office:value-type="string" calcext:value-type="string">
            <text:p>TRENTO</text:p>
          </table:table-cell>
          <table:table-cell table:style-name="ce2" office:value-type="string" calcext:value-type="string">
            <text:p>Osasc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05" calcext:value-type="date">
            <text:p>05/01/17</text:p>
          </table:table-cell>
          <table:table-cell table:style-name="ce4" office:value-type="date" office:date-value="2017-01-11" calcext:value-type="date">
            <text:p>11/01/17</text:p>
          </table:table-cell>
          <table:table-cell table:style-name="ce4" office:value-type="date" office:date-value="2017-01-12" calcext:value-type="date">
            <text:p>12/01/17</text:p>
          </table:table-cell>
          <table:table-cell table:number-columns-repeated="1017"/>
        </table:table-row>
        <table:table-row table:style-name="ro1">
          <table:table-cell table:style-name="ce2" office:value-type="float" office:value="6049" calcext:value-type="float">
            <text:p>6049</text:p>
          </table:table-cell>
          <table:table-cell table:style-name="ce2" office:value-type="string" calcext:value-type="string">
            <text:p>FRANCISCO MORATO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05" calcext:value-type="date">
            <text:p>05/01/17</text:p>
          </table:table-cell>
          <table:table-cell table:style-name="ce4" office:value-type="date" office:date-value="2017-01-26" calcext:value-type="date">
            <text:p>26/01/17</text:p>
          </table:table-cell>
          <table:table-cell table:style-name="ce4" office:value-type="date" office:date-value="2017-01-27" calcext:value-type="date">
            <text:p>27/01/17</text:p>
          </table:table-cell>
          <table:table-cell table:number-columns-repeated="1017"/>
        </table:table-row>
        <table:table-row table:style-name="ro1">
          <table:table-cell table:style-name="ce2" office:value-type="float" office:value="6286" calcext:value-type="float">
            <text:p>6286</text:p>
          </table:table-cell>
          <table:table-cell table:style-name="ce2" office:value-type="string" calcext:value-type="string">
            <text:p>SOLEDADE GAUCHA</text:p>
          </table:table-cell>
          <table:table-cell table:style-name="ce2" office:value-type="string" calcext:value-type="string">
            <text:p>Sorocaba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24" calcext:value-type="date">
            <text:p>24/01/17</text:p>
          </table:table-cell>
          <table:table-cell table:style-name="ce4" office:value-type="date" office:date-value="2017-02-01" calcext:value-type="date">
            <text:p>01/02/17</text:p>
          </table:table-cell>
          <table:table-cell table:style-name="ce4" office:value-type="date" office:date-value="2017-02-02" calcext:value-type="date">
            <text:p>02/02/17</text:p>
          </table:table-cell>
          <table:table-cell table:number-columns-repeated="1017"/>
        </table:table-row>
        <table:table-row table:style-name="ro1">
          <table:table-cell table:style-name="ce2" office:value-type="float" office:value="6345" calcext:value-type="float">
            <text:p>6345</text:p>
          </table:table-cell>
          <table:table-cell table:style-name="ce2" office:value-type="string" calcext:value-type="string">
            <text:p>CEDRO</text:p>
          </table:table-cell>
          <table:table-cell table:style-name="ce2" office:value-type="string" calcext:value-type="string">
            <text:p>Sorocaba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24" calcext:value-type="date">
            <text:p>24/01/17</text:p>
          </table:table-cell>
          <table:table-cell table:style-name="ce4" office:value-type="date" office:date-value="2017-02-08" calcext:value-type="date">
            <text:p>08/02/17</text:p>
          </table:table-cell>
          <table:table-cell table:style-name="ce4" office:value-type="date" office:date-value="2017-02-09" calcext:value-type="date">
            <text:p>09/02/17</text:p>
          </table:table-cell>
          <table:table-cell table:number-columns-repeated="1017"/>
        </table:table-row>
        <table:table-row table:style-name="ro1">
          <table:table-cell table:style-name="ce2" office:value-type="float" office:value="6011" calcext:value-type="float">
            <text:p>6011</text:p>
          </table:table-cell>
          <table:table-cell table:style-name="ce2" office:value-type="string" calcext:value-type="string">
            <text:p>RALPHA</text:p>
          </table:table-cell>
          <table:table-cell table:style-name="ce2" office:value-type="string" calcext:value-type="string">
            <text:p>Barueri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30" calcext:value-type="date">
            <text:p>30/01/17</text:p>
          </table:table-cell>
          <table:table-cell table:style-name="ce4" office:value-type="date" office:date-value="2017-02-15" calcext:value-type="date">
            <text:p>15/02/17</text:p>
          </table:table-cell>
          <table:table-cell table:style-name="ce4" office:value-type="date" office:date-value="2017-02-16" calcext:value-type="date">
            <text:p>16/02/17</text:p>
          </table:table-cell>
          <table:table-cell table:number-columns-repeated="1017"/>
        </table:table-row>
        <table:table-row table:style-name="ro1">
          <table:table-cell table:style-name="ce2" office:value-type="float" office:value="6299" calcext:value-type="float">
            <text:p>6299</text:p>
          </table:table-cell>
          <table:table-cell table:style-name="ce2" office:value-type="string" calcext:value-type="string">
            <text:p>DAR A</text:p>
          </table:table-cell>
          <table:table-cell table:style-name="ce2" office:value-type="string" calcext:value-type="string">
            <text:p>Osasc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30" calcext:value-type="date">
            <text:p>30/01/17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4" office:value-type="date" office:date-value="2017-02-22" calcext:value-type="date">
            <text:p>22/02/17</text:p>
          </table:table-cell>
          <table:table-cell table:number-columns-repeated="1017"/>
        </table:table-row>
        <table:table-row table:style-name="ro1">
          <table:table-cell table:style-name="ce2" office:value-type="float" office:value="6013" calcext:value-type="float">
            <text:p>6013</text:p>
          </table:table-cell>
          <table:table-cell table:style-name="ce2" office:value-type="string" calcext:value-type="string">
            <text:p>ESTAÇÃO CARANDIRU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2-14" calcext:value-type="date">
            <text:p>14/02/17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4" office:value-type="date" office:date-value="2017-02-24" calcext:value-type="date">
            <text:p>24/02/17</text:p>
          </table:table-cell>
          <table:table-cell table:number-columns-repeated="1017"/>
        </table:table-row>
        <table:table-row table:style-name="ro1">
          <table:table-cell table:style-name="ce2" office:value-type="float" office:value="6025" calcext:value-type="float">
            <text:p>6025</text:p>
          </table:table-cell>
          <table:table-cell table:style-name="ce2" office:value-type="string" calcext:value-type="string">
            <text:p>BATALHA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2-14" calcext:value-type="date">
            <text:p>14/02/17</text:p>
          </table:table-cell>
          <table:table-cell table:style-name="ce4" office:value-type="date" office:date-value="2017-03-02" calcext:value-type="date">
            <text:p>02/03/17</text:p>
          </table:table-cell>
          <table:table-cell table:style-name="ce4" office:value-type="date" office:date-value="2017-03-03" calcext:value-type="date">
            <text:p>03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032" calcext:value-type="float">
            <text:p>6032</text:p>
          </table:table-cell>
          <table:table-cell table:style-name="ce2" office:value-type="string" calcext:value-type="string">
            <text:p>M.A.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4" office:value-type="date" office:date-value="2017-03-08" calcext:value-type="date">
            <text:p>08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043" calcext:value-type="float">
            <text:p>6043</text:p>
          </table:table-cell>
          <table:table-cell table:style-name="ce2" office:value-type="string" calcext:value-type="string">
            <text:p>FUKUYA KANEMOTO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4" office:value-type="date" office:date-value="2017-03-10" calcext:value-type="date">
            <text:p>10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045" calcext:value-type="float">
            <text:p>6045</text:p>
          </table:table-cell>
          <table:table-cell table:style-name="ce2" office:value-type="string" calcext:value-type="string">
            <text:p>LUTAIF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4" office:value-type="date" office:date-value="2017-03-15" calcext:value-type="date">
            <text:p>15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115" calcext:value-type="float">
            <text:p>611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4" office:value-type="date" office:date-value="2017-03-16" calcext:value-type="date">
            <text:p>16/03/17</text:p>
          </table:table-cell>
          <table:table-cell table:style-name="ce4" office:value-type="date" office:date-value="2017-03-17" calcext:value-type="date">
            <text:p>17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138" calcext:value-type="float">
            <text:p>6138</text:p>
          </table:table-cell>
          <table:table-cell table:style-name="ce2" office:value-type="string" calcext:value-type="string">
            <text:p>ESTONIA 3</text:p>
          </table:table-cell>
          <table:table-cell table:style-name="ce2" office:value-type="string" calcext:value-type="string">
            <text:p>São Bernard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4" office:value-type="date" office:date-value="2017-03-21" calcext:value-type="date">
            <text:p>21/03/17</text:p>
          </table:table-cell>
          <table:table-cell table:style-name="ce4" office:value-type="date" office:date-value="2017-03-22" calcext:value-type="date">
            <text:p>22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219" calcext:value-type="float">
            <text:p>6219</text:p>
          </table:table-cell>
          <table:table-cell table:style-name="ce2" office:value-type="string" calcext:value-type="string">
            <text:p>DIESELMAC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4" office:value-type="date" office:date-value="2017-03-24" calcext:value-type="date">
            <text:p>24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249" calcext:value-type="float">
            <text:p>6249</text:p>
          </table:table-cell>
          <table:table-cell table:style-name="ce2" office:value-type="string" calcext:value-type="string">
            <text:p>ALBANO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20" calcext:value-type="date">
            <text:p>20/03/17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4" office:value-type="date" office:date-value="2017-03-29" calcext:value-type="date">
            <text:p>29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254" calcext:value-type="float">
            <text:p>6254</text:p>
          </table:table-cell>
          <table:table-cell table:style-name="ce2" office:value-type="string" calcext:value-type="string">
            <text:p>PADOCKA</text:p>
          </table:table-cell>
          <table:table-cell table:style-name="ce2" office:value-type="string" calcext:value-type="string">
            <text:p>Santo André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20" calcext:value-type="date">
            <text:p>20/03/17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4" office:value-type="date" office:date-value="2017-03-31" calcext:value-type="date">
            <text:p>31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264" calcext:value-type="float">
            <text:p>6264</text:p>
          </table:table-cell>
          <table:table-cell table:style-name="ce2" office:value-type="string" calcext:value-type="string">
            <text:p>ARINELLA BROOKLIN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4" office:value-type="date" office:date-value="2017-04-04" calcext:value-type="date">
            <text:p>04/04/17</text:p>
          </table:table-cell>
          <table:table-cell table:style-name="ce4" office:value-type="date" office:date-value="2017-04-05" calcext:value-type="date">
            <text:p>05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412" calcext:value-type="float">
            <text:p>6412</text:p>
          </table:table-cell>
          <table:table-cell table:style-name="ce2" office:value-type="string" calcext:value-type="string">
            <text:p>DUQUE CITY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4" office:value-type="date" office:date-value="2017-04-06" calcext:value-type="date">
            <text:p>06/04/17</text:p>
          </table:table-cell>
          <table:table-cell table:style-name="ce4" office:value-type="date" office:date-value="2017-04-07" calcext:value-type="date">
            <text:p>07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489" calcext:value-type="float">
            <text:p>6489</text:p>
          </table:table-cell>
          <table:table-cell table:style-name="ce2" office:value-type="string" calcext:value-type="string">
            <text:p>FLOR DA LUZ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4" office:value-type="date" office:date-value="2017-04-11" calcext:value-type="date">
            <text:p>11/04/17</text:p>
          </table:table-cell>
          <table:table-cell table:style-name="ce4" office:value-type="date" office:date-value="2017-04-12" calcext:value-type="date">
            <text:p>12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038" calcext:value-type="float">
            <text:p>6038</text:p>
          </table:table-cell>
          <table:table-cell table:style-name="ce2" office:value-type="string" calcext:value-type="string">
            <text:p>BENETS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4" office:value-type="date" office:date-value="2017-04-18" calcext:value-type="date">
            <text:p>18/04/17</text:p>
          </table:table-cell>
          <table:table-cell table:style-name="ce4" office:value-type="date" office:date-value="2017-04-19" calcext:value-type="date">
            <text:p>19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005" calcext:value-type="float">
            <text:p>6005</text:p>
          </table:table-cell>
          <table:table-cell table:style-name="ce2" office:value-type="string" calcext:value-type="string">
            <text:p>ATLÂNTICA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10" calcext:value-type="date">
            <text:p>10/04/17</text:p>
          </table:table-cell>
          <table:table-cell table:style-name="ce4" office:value-type="date" office:date-value="2017-04-25" calcext:value-type="date">
            <text:p>25/04/17</text:p>
          </table:table-cell>
          <table:table-cell table:style-name="ce4" office:value-type="date" office:date-value="2017-04-26" calcext:value-type="date">
            <text:p>26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491" calcext:value-type="float">
            <text:p>6491</text:p>
          </table:table-cell>
          <table:table-cell table:style-name="ce2" office:value-type="string" calcext:value-type="string">
            <text:p>NOVA SUIÇA</text:p>
          </table:table-cell>
          <table:table-cell table:style-name="ce2" office:value-type="string" calcext:value-type="string">
            <text:p>Indaiatuba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10" calcext:value-type="date">
            <text:p>10/04/17</text:p>
          </table:table-cell>
          <table:table-cell table:style-name="ce4" office:value-type="date" office:date-value="2017-04-27" calcext:value-type="date">
            <text:p>27/04/17</text:p>
          </table:table-cell>
          <table:table-cell table:style-name="ce4" office:value-type="date" office:date-value="2017-04-28" calcext:value-type="date">
            <text:p>28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363" calcext:value-type="float">
            <text:p>6363</text:p>
          </table:table-cell>
          <table:table-cell table:style-name="ce2" office:value-type="string" calcext:value-type="string">
            <text:p>FANTINATO</text:p>
          </table:table-cell>
          <table:table-cell table:style-name="ce2" office:value-type="string" calcext:value-type="string">
            <text:p>Paulinia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13" calcext:value-type="date">
            <text:p>13/04/17</text:p>
          </table:table-cell>
          <table:table-cell table:style-name="ce4" office:value-type="date" office:date-value="2017-05-02" calcext:value-type="date">
            <text:p>02/05/17</text:p>
          </table:table-cell>
          <table:table-cell table:style-name="ce4" office:value-type="date" office:date-value="2017-05-03" calcext:value-type="date">
            <text:p>03/05/17</text:p>
          </table:table-cell>
          <table:table-cell table:number-columns-repeated="1017"/>
        </table:table-row>
        <table:table-row table:style-name="ro1">
          <table:table-cell table:style-name="ce2" office:value-type="float" office:value="6316" calcext:value-type="float">
            <text:p>6316</text:p>
          </table:table-cell>
          <table:table-cell table:style-name="ce2" office:value-type="string" calcext:value-type="string">
            <text:p>SOCIEDADE RD</text:p>
          </table:table-cell>
          <table:table-cell table:style-name="ce2" office:value-type="string" calcext:value-type="string">
            <text:p>Ribeirão Pret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17" calcext:value-type="date">
            <text:p>17/04/17</text:p>
          </table:table-cell>
          <table:table-cell table:style-name="ce4" office:value-type="date" office:date-value="2017-05-04" calcext:value-type="date">
            <text:p>04/05/17</text:p>
          </table:table-cell>
          <table:table-cell table:style-name="ce4" office:value-type="date" office:date-value="2017-05-05" calcext:value-type="date">
            <text:p>05/05/17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3" table:style-name="ta1">
        <table:table-column table:style-name="co8" table:default-cell-style-name="ce2"/>
        <table:table-column table:style-name="co15" table:default-cell-style-name="ce4"/>
        <table:table-column table:style-name="co16" table:default-cell-style-name="Default"/>
        <table:table-row table:style-name="ro1">
          <table:table-cell table:style-name="ce1" office:value-type="string" calcext:value-type="string">
            <text:p>CGMP</text:p>
          </table:table-cell>
          <table:table-cell table:style-name="ce1" office:value-type="string" calcext:value-type="string">
            <text:p>Planejado</text:p>
          </table:table-cell>
          <table:table-cell table:style-name="ce1" office:value-type="string" calcext:value-type="string">
            <text:p>Ação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date" office:date-value="2017-04-10" calcext:value-type="date">
            <text:p>10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date" office:date-value="2017-04-26" calcext:value-type="date">
            <text:p>26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date" office:date-value="2017-01-30" calcext:value-type="date">
            <text:p>30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date" office:date-value="2017-02-14" calcext:value-type="date">
            <text:p>14/02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date" office:date-value="2017-02-14" calcext:value-type="date">
            <text:p>14/02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date" office:date-value="2017-03-03" calcext:value-type="date">
            <text:p>03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date" office:date-value="2017-04-03" calcext:value-type="date">
            <text:p>03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date" office:date-value="2017-03-03" calcext:value-type="date">
            <text:p>03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date" office:date-value="2017-03-06" calcext:value-type="date">
            <text:p>06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date" office:date-value="2017-01-05" calcext:value-type="date">
            <text:p>05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date" office:date-value="2016-10-12" calcext:value-type="date">
            <text:p>12/10/16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date" office:date-value="2017-03-06" calcext:value-type="date">
            <text:p>06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date" office:date-value="2017-03-13" calcext:value-type="date">
            <text:p>13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date" office:date-value="2017-03-13" calcext:value-type="date">
            <text:p>13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date" office:date-value="2017-03-20" calcext:value-type="date">
            <text:p>20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date" office:date-value="2017-03-20" calcext:value-type="date">
            <text:p>20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date" office:date-value="2017-03-27" calcext:value-type="date">
            <text:p>27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date" office:date-value="2017-04-05" calcext:value-type="date">
            <text:p>05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date" office:date-value="2017-01-24" calcext:value-type="date">
            <text:p>24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date" office:date-value="2017-01-30" calcext:value-type="date">
            <text:p>30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table:style-name="ce5" office:value-type="float" office:value="6316" calcext:value-type="float">
            <text:p>6316</text:p>
          </table:table-cell>
          <table:table-cell table:style-name="ce6" office:value-type="date" office:date-value="2017-04-17" calcext:value-type="date">
            <text:p>17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table:style-name="ce5" office:value-type="float" office:value="6316" calcext:value-type="float">
            <text:p>6316</text:p>
          </table:table-cell>
          <table:table-cell table:style-name="ce6" office:value-type="date" office:date-value="2017-05-04" calcext:value-type="date">
            <text:p>04/05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table:style-name="ce5" office:value-type="float" office:value="6316" calcext:value-type="float">
            <text:p>6316</text:p>
          </table:table-cell>
          <table:table-cell table:style-name="ce6" office:value-type="date" office:date-value="2017-05-05" calcext:value-type="date">
            <text:p>05/05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17-01-24" calcext:value-type="date">
            <text:p>24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date" office:date-value="2017-04-13" calcext:value-type="date">
            <text:p>13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date" office:date-value="2017-03-27" calcext:value-type="date">
            <text:p>27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date" office:date-value="2017-04-06" calcext:value-type="date">
            <text:p>06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date" office:date-value="2017-04-07" calcext:value-type="date">
            <text:p>07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date" office:date-value="2017-04-03" calcext:value-type="date">
            <text:p>03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date" office:date-value="2017-04-11" calcext:value-type="date">
            <text:p>11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date" office:date-value="2017-04-12" calcext:value-type="date">
            <text:p>12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date" office:date-value="2017-04-10" calcext:value-type="date">
            <text:p>10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date" office:date-value="2017-01-05" calcext:value-type="date">
            <text:p>05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onexão ICR</text:p>
          </table:table-cell>
        </table:table-row>
      </table:table>
      <table:table table:name="Planilha4" table:style-name="ta1">
        <table:table-column table:style-name="co17" table:default-cell-style-name="ce7"/>
        <table:table-column table:style-name="co18" table:default-cell-style-name="ce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"/>
        <table:table-column table:style-name="co22" table:default-cell-style-name="ce4"/>
        <table:table-column table:style-name="co23" table:default-cell-style-name="Default"/>
        <table:table-row table:style-name="ro1">
          <table:table-cell table:style-name="Default" office:value-type="string" calcext:value-type="string">
            <text:p>EntryDate</text:p>
          </table:table-cell>
          <table:table-cell table:style-name="Default" office:value-type="string" calcext:value-type="string">
            <text:p>Data Planejada</text:p>
          </table:table-cell>
          <table:table-cell office:value-type="string" calcext:value-type="string">
            <text:p>Data Realizado</text:p>
          </table:table-cell>
          <table:table-cell office:value-type="string" calcext:value-type="string">
            <text:p>Chamado</text:p>
          </table:table-cell>
          <table:table-cell office:value-type="string" calcext:value-type="string">
            <text:p>Resumo</text:p>
          </table:table-cell>
          <table:table-cell table:style-name="Default" office:value-type="string" calcext:value-type="string">
            <text:p>Posto (Cod.)</text:p>
          </table:table-cell>
          <table:table-cell table:style-name="Default" office:value-type="string" calcext:value-type="string">
            <text:p>Formulário</text:p>
          </table:table-cell>
          <table:table-cell office:value-type="string" calcext:value-type="string">
            <text:p>Empresa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0" calcext:value-type="date">
            <text:p>10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25" calcext:value-type="date">
            <text:p>25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26" calcext:value-type="date">
            <text:p>26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30" calcext:value-type="date">
            <text:p>30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15" calcext:value-type="date">
            <text:p>15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16" calcext:value-type="date">
            <text:p>16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14" calcext:value-type="date">
            <text:p>14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23" calcext:value-type="date">
            <text:p>23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24" calcext:value-type="date">
            <text:p>24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14" calcext:value-type="date">
            <text:p>14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2" calcext:value-type="date">
            <text:p>02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3" calcext:value-type="date">
            <text:p>0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3" calcext:value-type="date">
            <text:p>0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8" calcext:value-type="date">
            <text:p>08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3" calcext:value-type="date">
            <text:p>03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8" calcext:value-type="date">
            <text:p>18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9" calcext:value-type="date">
            <text:p>19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3" calcext:value-type="date">
            <text:p>0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9" calcext:value-type="date">
            <text:p>09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0" calcext:value-type="date">
            <text:p>10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4" calcext:value-type="date">
            <text:p>14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5" calcext:value-type="date">
            <text:p>15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05" calcext:value-type="date">
            <text:p>05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26" calcext:value-type="date">
            <text:p>26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27" calcext:value-type="date">
            <text:p>27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6-10-12" calcext:value-type="date">
            <text:p>12/10/16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6-10-12" calcext:value-type="date">
            <text:p>12/10/16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6-10-13" calcext:value-type="date">
            <text:p>13/10/16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6" calcext:value-type="date">
            <text:p>16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7" calcext:value-type="date">
            <text:p>17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1" calcext:value-type="date">
            <text:p>21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2" calcext:value-type="date">
            <text:p>22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19" calcext:value-type="float">
            <text:p>6219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3" calcext:value-type="date">
            <text:p>2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19" calcext:value-type="float">
            <text:p>6219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4" calcext:value-type="date">
            <text:p>24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19" calcext:value-type="float">
            <text:p>6219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0" calcext:value-type="date">
            <text:p>20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8" calcext:value-type="date">
            <text:p>28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9" calcext:value-type="date">
            <text:p>29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0" calcext:value-type="date">
            <text:p>20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30" calcext:value-type="date">
            <text:p>30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31" calcext:value-type="date">
            <text:p>31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7" calcext:value-type="date">
            <text:p>27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4" calcext:value-type="date">
            <text:p>04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5" calcext:value-type="date">
            <text:p>05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24" calcext:value-type="date">
            <text:p>24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01" calcext:value-type="date">
            <text:p>01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02" calcext:value-type="date">
            <text:p>02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30" calcext:value-type="date">
            <text:p>30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21" calcext:value-type="date">
            <text:p>21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22" calcext:value-type="date">
            <text:p>22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table:style-name="ce6" office:value-type="date" office:date-value="2017-04-17" calcext:value-type="date">
            <text:p>17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table:style-name="ce5" office:value-type="float" office:value="6316" calcext:value-type="float">
            <text:p>6316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table:style-name="ce6" office:value-type="date" office:date-value="2017-05-04" calcext:value-type="date">
            <text:p>04/05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table:style-name="ce5" office:value-type="float" office:value="6316" calcext:value-type="float">
            <text:p>6316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table:style-name="ce6" office:value-type="date" office:date-value="2017-05-05" calcext:value-type="date">
            <text:p>05/05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table:style-name="ce5" office:value-type="float" office:value="6316" calcext:value-type="float">
            <text:p>6316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24" calcext:value-type="date">
            <text:p>24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08" calcext:value-type="date">
            <text:p>08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09" calcext:value-type="date">
            <text:p>09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3" calcext:value-type="date">
            <text:p>13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5-02" calcext:value-type="date">
            <text:p>02/05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5-03" calcext:value-type="date">
            <text:p>03/05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7" calcext:value-type="date">
            <text:p>27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6" calcext:value-type="date">
            <text:p>06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7" calcext:value-type="date">
            <text:p>07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3" calcext:value-type="date">
            <text:p>03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1" calcext:value-type="date">
            <text:p>11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2" calcext:value-type="date">
            <text:p>12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0" calcext:value-type="date">
            <text:p>10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27" calcext:value-type="date">
            <text:p>27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28" calcext:value-type="date">
            <text:p>28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05" calcext:value-type="date">
            <text:p>05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11" calcext:value-type="date">
            <text:p>11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12" calcext:value-type="date">
            <text:p>12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</table:table>
      <table:table table:name="Planilha5" table:style-name="ta1">
        <table:table-column table:style-name="co7" table:default-cell-style-name="Default"/>
        <table:table-column table:style-name="co7" table:default-cell-style-name="ce7"/>
        <table:table-column table:style-name="co7" table:default-cell-style-name="Default"/>
        <table:table-row table:style-name="ro1">
          <table:table-cell office:value-type="string" calcext:value-type="string">
            <text:p>Atendimento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0" calcext:value-type="date">
            <text:p>10/09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0" calcext:value-type="date">
            <text:p>10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4" calcext:value-type="date">
            <text:p>14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4" calcext:value-type="date">
            <text:p>24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7" calcext:value-type="date">
            <text:p>27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7" calcext:value-type="date">
            <text:p>17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8" calcext:value-type="date">
            <text:p>18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8" calcext:value-type="date">
            <text:p>28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2" calcext:value-type="date">
            <text:p>12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3" calcext:value-type="date">
            <text:p>13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4" calcext:value-type="date">
            <text:p>14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5" calcext:value-type="date">
            <text:p>15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9" calcext:value-type="date">
            <text:p>19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09-20" calcext:value-type="date">
            <text:p>20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1" calcext:value-type="date">
            <text:p>21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2" calcext:value-type="date">
            <text:p>22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09-23" calcext:value-type="date">
            <text:p>23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7" calcext:value-type="date">
            <text:p>27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8" calcext:value-type="date">
            <text:p>28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9" calcext:value-type="date">
            <text:p>29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30" calcext:value-type="date">
            <text:p>30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6" calcext:value-type="date">
            <text:p>06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4" calcext:value-type="date">
            <text:p>14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5" calcext:value-type="date">
            <text:p>15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4" calcext:value-type="date">
            <text:p>24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7" calcext:value-type="date">
            <text:p>27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07" calcext:value-type="date">
            <text:p>07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7" calcext:value-type="date">
            <text:p>17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8" calcext:value-type="date">
            <text:p>18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2" calcext:value-type="date">
            <text:p>22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8" calcext:value-type="date">
            <text:p>08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4" calcext:value-type="date">
            <text:p>24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7" calcext:value-type="date">
            <text:p>07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8" calcext:value-type="date">
            <text:p>18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9" calcext:value-type="date">
            <text:p>19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2" calcext:value-type="date">
            <text:p>22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SP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SP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4" calcext:value-type="date">
            <text:p>14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6" calcext:value-type="date">
            <text:p>26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9" calcext:value-type="date">
            <text:p>29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30" calcext:value-type="date">
            <text:p>30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6" calcext:value-type="date">
            <text:p>26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7" calcext:value-type="date">
            <text:p>27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7" calcext:value-type="date">
            <text:p>17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1" calcext:value-type="date">
            <text:p>01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8" calcext:value-type="date">
            <text:p>28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2" calcext:value-type="date">
            <text:p>12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5" calcext:value-type="date">
            <text:p>15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0" calcext:value-type="date">
            <text:p>20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1" calcext:value-type="date">
            <text:p>21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3" calcext:value-type="date">
            <text:p>23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6" calcext:value-type="date">
            <text:p>26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8" calcext:value-type="date">
            <text:p>28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30" calcext:value-type="date">
            <text:p>30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6" calcext:value-type="date">
            <text:p>06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07" calcext:value-type="date">
            <text:p>07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8" calcext:value-type="date">
            <text:p>08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0" calcext:value-type="date">
            <text:p>10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4" calcext:value-type="date">
            <text:p>14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5" calcext:value-type="date">
            <text:p>15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4" calcext:value-type="date">
            <text:p>24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5" calcext:value-type="date">
            <text:p>05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8" calcext:value-type="date">
            <text:p>18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9" calcext:value-type="date">
            <text:p>19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23" calcext:value-type="date">
            <text:p>23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8" calcext:value-type="date">
            <text:p>28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2" calcext:value-type="date">
            <text:p>12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4" calcext:value-type="date">
            <text:p>14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5" calcext:value-type="date">
            <text:p>15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1" calcext:value-type="date">
            <text:p>21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3" calcext:value-type="date">
            <text:p>23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6" calcext:value-type="date">
            <text:p>26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9" calcext:value-type="date">
            <text:p>29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4" calcext:value-type="date">
            <text:p>24/10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9" calcext:value-type="date">
            <text:p>29/10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8" calcext:value-type="date">
            <text:p>08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9" calcext:value-type="date">
            <text:p>19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22" calcext:value-type="date">
            <text:p>22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3" calcext:value-type="date">
            <text:p>23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7" calcext:value-type="date">
            <text:p>07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7" calcext:value-type="date">
            <text:p>17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5" calcext:value-type="date">
            <text:p>05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2" calcext:value-type="date">
            <text:p>12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4" calcext:value-type="date">
            <text:p>14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5" calcext:value-type="date">
            <text:p>15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9" calcext:value-type="date">
            <text:p>19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0" calcext:value-type="date">
            <text:p>20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09-23" calcext:value-type="date">
            <text:p>23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6" calcext:value-type="date">
            <text:p>26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8" calcext:value-type="date">
            <text:p>28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9" calcext:value-type="date">
            <text:p>29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7" calcext:value-type="date">
            <text:p>07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4" calcext:value-type="date">
            <text:p>24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9" calcext:value-type="date">
            <text:p>29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08" calcext:value-type="date">
            <text:p>08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22" calcext:value-type="date">
            <text:p>22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3" calcext:value-type="date">
            <text:p>23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8" calcext:value-type="date">
            <text:p>08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8" calcext:value-type="date">
            <text:p>28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7" calcext:value-type="date">
            <text:p>07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3" calcext:value-type="date">
            <text:p>13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4" calcext:value-type="date">
            <text:p>14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5" calcext:value-type="date">
            <text:p>15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0" calcext:value-type="date">
            <text:p>20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1" calcext:value-type="date">
            <text:p>21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2" calcext:value-type="date">
            <text:p>22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3" calcext:value-type="date">
            <text:p>23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4" calcext:value-type="date">
            <text:p>24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6" calcext:value-type="date">
            <text:p>26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7" calcext:value-type="date">
            <text:p>27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06" calcext:value-type="date">
            <text:p>06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7" calcext:value-type="date">
            <text:p>07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7" calcext:value-type="date">
            <text:p>17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8" calcext:value-type="date">
            <text:p>18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3" calcext:value-type="date">
            <text:p>23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1" calcext:value-type="date">
            <text:p>01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8" calcext:value-type="date">
            <text:p>08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4" calcext:value-type="date">
            <text:p>24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8" calcext:value-type="date">
            <text:p>28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RJ01</text:p>
          </table:table-cell>
        </table:table-row>
      </table:table>
      <table:table table:name="Tabela dinâmica_Planilha5_1" table:style-name="ta1">
        <table:table-column table:style-name="co24" table:default-cell-style-name="ce11"/>
        <table:table-column table:style-name="co13" table:default-cell-style-name="ce16"/>
        <table:table-column table:style-name="co13" table:number-columns-repeated="3" table:default-cell-style-name="ce22"/>
        <table:table-column table:style-name="co13" table:default-cell-style-name="ce27"/>
        <table:table-column table:style-name="co13" table:number-columns-repeated="106" table:default-cell-style-name="Default"/>
        <table:table-row table:style-name="ro1" table:number-rows-repeated="2">
          <table:table-cell table:style-name="Default" table:number-columns-repeated="6"/>
          <table:table-cell table:number-columns-repeated="106"/>
        </table:table-row>
        <table:table-row table:style-name="ro1">
          <table:table-cell table:style-name="ce8" office:value-type="string" calcext:value-type="string">
            <text:p>Atendimento por mês</text:p>
          </table:table-cell>
          <table:table-cell table:style-name="ce13" office:value-type="string" calcext:value-type="string">
            <text:p>Dia</text:p>
          </table:table-cell>
          <table:table-cell table:style-name="ce19" table:number-columns-repeated="3"/>
          <table:table-cell table:style-name="ce24"/>
          <table:table-cell table:number-columns-repeated="106"/>
        </table:table-row>
        <table:table-row table:style-name="ro1">
          <table:table-cell table:style-name="ce9" office:value-type="string" calcext:value-type="string">
            <text:p>Base</text:p>
          </table:table-cell>
          <table:table-cell table:style-name="ce14" office:value-type="string" calcext:value-type="string">
            <text:p>jan</text:p>
          </table:table-cell>
          <table:table-cell table:style-name="ce20" office:value-type="string" calcext:value-type="string">
            <text:p>set</text:p>
          </table:table-cell>
          <table:table-cell table:style-name="ce20" office:value-type="string" calcext:value-type="string">
            <text:p>out</text:p>
          </table:table-cell>
          <table:table-cell table:style-name="ce20" office:value-type="string" calcext:value-type="string">
            <text:p>nov</text:p>
          </table:table-cell>
          <table:table-cell table:style-name="ce25" office:value-type="string" calcext:value-type="string">
            <text:p>dez</text:p>
          </table:table-cell>
          <table:table-cell table:number-columns-repeated="106"/>
        </table:table-row>
        <table:table-row table:style-name="ro1">
          <table:table-cell table:style-name="ce10" office:value-type="string" calcext:value-type="string">
            <text:p>PR01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9" calcext:value-type="float">
            <text:p>29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J0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J02</text:p>
          </table:table-cell>
          <table:table-cell table:style-name="ce17"/>
          <table:table-cell table:style-name="Valor_20_da_20_tabela_20_dinâmica" table:number-columns-repeated="2"/>
          <table:table-cell office:value-type="float" office:value="5" calcext:value-type="float">
            <text:p>5</text:p>
          </table:table-cell>
          <table:table-cell table:style-name="ce28"/>
          <table:table-cell table:number-columns-repeated="106"/>
        </table:table-row>
        <table:table-row table:style-name="ro1">
          <table:table-cell office:value-type="string" calcext:value-type="string">
            <text:p>SOR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OR02</text:p>
          </table:table-cell>
          <table:table-cell office:value-type="float" office:value="13" calcext:value-type="float">
            <text:p>13</text:p>
          </table:table-cell>
          <table:table-cell table:style-name="Valor_20_da_20_tabela_20_dinâmica"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P0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P0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P03</text:p>
          </table:table-cell>
          <table:table-cell office:value-type="float" office:value="29" calcext:value-type="float">
            <text:p>29</text:p>
          </table:table-cell>
          <table:table-cell table:style-name="Valor_20_da_20_tabela_20_dinâmica" table:number-columns-repeated="2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P04</text:p>
          </table:table-cell>
          <table:table-cell table:style-name="ce17"/>
          <table:table-cell office:value-type="float" office:value="2" calcext:value-type="float">
            <text:p>2</text:p>
          </table:table-cell>
          <table:table-cell table:style-name="Valor_20_da_20_tabela_20_dinâmica" table:number-columns-repeated="2"/>
          <table:table-cell table:style-name="ce28"/>
          <table:table-cell table:number-columns-repeated="106"/>
        </table:table-row>
        <table:table-row table:style-name="ro1">
          <table:table-cell office:value-type="string" calcext:value-type="string">
            <text:p>SP0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106"/>
        </table:table-row>
        <table:table-row table:style-name="ro1">
          <table:table-cell table:style-name="ce12" office:value-type="string" calcext:value-type="string">
            <text:p>SP06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4" calcext:value-type="float">
            <text:p>24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106"/>
        </table:table-row>
      </table:table>
      <table:table table:name="Planilha7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6" table:default-cell-style-name="Default"/>
        <table:table-column table:style-name="co7" table:default-cell-style-name="Default"/>
        <table:table-column table:style-name="co26" table:number-columns-repeated="3" table:default-cell-style-name="Default"/>
        <table:table-column table:style-name="co7" table:default-cell-style-name="Default"/>
        <table:table-column table:style-name="co26" table:default-cell-style-name="Default"/>
        <table:table-row table:style-name="ro1">
          <table:table-cell/>
          <table:table-cell office:value-type="float" office:value="1473724800" calcext:value-type="float">
            <text:p>1473724800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TASK013297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057600" calcext:value-type="float">
            <text:p>14760576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TASK014080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057600" calcext:value-type="float">
            <text:p>1476057600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TASK014080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057600" calcext:value-type="float">
            <text:p>14760576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TASK014080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057600" calcext:value-type="float">
            <text:p>1476057600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TASK014081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057600" calcext:value-type="float">
            <text:p>1476057600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TASK014081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057600" calcext:value-type="float">
            <text:p>14760576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TASK014084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057600" calcext:value-type="float">
            <text:p>1476057600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TASK014080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144000" calcext:value-type="float">
            <text:p>1476144000</text:p>
          </table:table-cell>
          <table:table-cell office:value-type="float" office:value="6307" calcext:value-type="float">
            <text:p>6307</text:p>
          </table:table-cell>
          <table:table-cell office:value-type="string" calcext:value-type="string">
            <text:p>TASK014129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144000" calcext:value-type="float">
            <text:p>14761440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TASK014129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144000" calcext:value-type="float">
            <text:p>14761440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TASK014129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230400" calcext:value-type="float">
            <text:p>1476230400</text:p>
          </table:table-cell>
          <table:table-cell office:value-type="float" office:value="6010" calcext:value-type="float">
            <text:p>6010</text:p>
          </table:table-cell>
          <table:table-cell/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230400" calcext:value-type="float">
            <text:p>1476230400</text:p>
          </table:table-cell>
          <table:table-cell office:value-type="float" office:value="6091" calcext:value-type="float">
            <text:p>6091</text:p>
          </table:table-cell>
          <table:table-cell/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230400" calcext:value-type="float">
            <text:p>1476230400</text:p>
          </table:table-cell>
          <table:table-cell office:value-type="float" office:value="6189" calcext:value-type="float">
            <text:p>6189</text:p>
          </table:table-cell>
          <table:table-cell/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316800" calcext:value-type="float">
            <text:p>14763168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TASK014128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662400" calcext:value-type="float">
            <text:p>1476662400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ASK014265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662400" calcext:value-type="float">
            <text:p>1476662400</text:p>
          </table:table-cell>
          <table:table-cell office:value-type="float" office:value="6294" calcext:value-type="float">
            <text:p>6294</text:p>
          </table:table-cell>
          <table:table-cell office:value-type="string" calcext:value-type="string">
            <text:p>TASK014267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662400" calcext:value-type="float">
            <text:p>14766624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TASK01426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662400" calcext:value-type="float">
            <text:p>1476662400</text:p>
          </table:table-cell>
          <table:table-cell office:value-type="float" office:value="6393" calcext:value-type="float">
            <text:p>6393</text:p>
          </table:table-cell>
          <table:table-cell office:value-type="string" calcext:value-type="string">
            <text:p>TASK014287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662400" calcext:value-type="float">
            <text:p>1476662400</text:p>
          </table:table-cell>
          <table:table-cell office:value-type="float" office:value="6398" calcext:value-type="float">
            <text:p>6398</text:p>
          </table:table-cell>
          <table:table-cell office:value-type="string" calcext:value-type="string">
            <text:p>TASK014265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662400" calcext:value-type="float">
            <text:p>1476662400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TASK014267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TASK014263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662400" calcext:value-type="float">
            <text:p>1476662400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TASK014263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748800" calcext:value-type="float">
            <text:p>14767488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TASK014266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748800" calcext:value-type="float">
            <text:p>1476748800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TASK014313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748800" calcext:value-type="float">
            <text:p>1476748800</text:p>
          </table:table-cell>
          <table:table-cell office:value-type="float" office:value="6268" calcext:value-type="float">
            <text:p>6268</text:p>
          </table:table-cell>
          <table:table-cell/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748800" calcext:value-type="float">
            <text:p>14767488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TASK014313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748800" calcext:value-type="float">
            <text:p>1476748800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TASK014325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TASK014311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TASK014312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748800" calcext:value-type="float">
            <text:p>147674880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TASK014312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835200" calcext:value-type="float">
            <text:p>1476835200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TASK014312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835200" calcext:value-type="float">
            <text:p>147683520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TASK014354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835200" calcext:value-type="float">
            <text:p>1476835200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TASK014355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835200" calcext:value-type="float">
            <text:p>14768352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TASK014354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921600" calcext:value-type="float">
            <text:p>1476921600</text:p>
          </table:table-cell>
          <table:table-cell office:value-type="float" office:value="6040" calcext:value-type="float">
            <text:p>6040</text:p>
          </table:table-cell>
          <table:table-cell/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921600" calcext:value-type="float">
            <text:p>1476921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TASK014392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921600" calcext:value-type="float">
            <text:p>1476921600</text:p>
          </table:table-cell>
          <table:table-cell office:value-type="float" office:value="6199" calcext:value-type="float">
            <text:p>6199</text:p>
          </table:table-cell>
          <table:table-cell office:value-type="string" calcext:value-type="string">
            <text:p>TASK014266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921600" calcext:value-type="float">
            <text:p>1476921600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TASK014393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921600" calcext:value-type="float">
            <text:p>1476921600</text:p>
          </table:table-cell>
          <table:table-cell office:value-type="float" office:value="6525" calcext:value-type="float">
            <text:p>6525</text:p>
          </table:table-cell>
          <table:table-cell office:value-type="string" calcext:value-type="string">
            <text:p>TASK014393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921600" calcext:value-type="float">
            <text:p>1476921600</text:p>
          </table:table-cell>
          <table:table-cell office:value-type="float" office:value="6628" calcext:value-type="float">
            <text:p>6628</text:p>
          </table:table-cell>
          <table:table-cell office:value-type="string" calcext:value-type="string">
            <text:p>TASK014266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008000" calcext:value-type="float">
            <text:p>147700800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TASK014429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008000" calcext:value-type="float">
            <text:p>1477008000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TASK014425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008000" calcext:value-type="float">
            <text:p>1477008000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TASK014433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094400" calcext:value-type="float">
            <text:p>147709440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TASK014468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267200" calcext:value-type="float">
            <text:p>1477267200</text:p>
          </table:table-cell>
          <table:table-cell office:value-type="float" office:value="6092" calcext:value-type="float">
            <text:p>6092</text:p>
          </table:table-cell>
          <table:table-cell office:value-type="string" calcext:value-type="string">
            <text:p>TASK014473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267200" calcext:value-type="float">
            <text:p>1477267200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TASK014472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267200" calcext:value-type="float">
            <text:p>1477267200</text:p>
          </table:table-cell>
          <table:table-cell office:value-type="float" office:value="6308" calcext:value-type="float">
            <text:p>6308</text:p>
          </table:table-cell>
          <table:table-cell office:value-type="string" calcext:value-type="string">
            <text:p>TASK014474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267200" calcext:value-type="float">
            <text:p>14772672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TASK014473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267200" calcext:value-type="float">
            <text:p>1477267200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TASK014472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267200" calcext:value-type="float">
            <text:p>1477267200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TASK014472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267200" calcext:value-type="float">
            <text:p>14772672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TASK014473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267200" calcext:value-type="float">
            <text:p>1477267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TASK014473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353600" calcext:value-type="float">
            <text:p>1477353600</text:p>
          </table:table-cell>
          <table:table-cell office:value-type="float" office:value="6216" calcext:value-type="float">
            <text:p>6216</text:p>
          </table:table-cell>
          <table:table-cell office:value-type="string" calcext:value-type="string">
            <text:p>TASK014527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353600" calcext:value-type="float">
            <text:p>1477353600</text:p>
          </table:table-cell>
          <table:table-cell office:value-type="float" office:value="6291" calcext:value-type="float">
            <text:p>6291</text:p>
          </table:table-cell>
          <table:table-cell office:value-type="string" calcext:value-type="string">
            <text:p>TASK014527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353600" calcext:value-type="float">
            <text:p>1477353600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TASK014527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353600" calcext:value-type="float">
            <text:p>1477353600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TASK014523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353600" calcext:value-type="float">
            <text:p>1477353600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TASK014520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353600" calcext:value-type="float">
            <text:p>1477353600</text:p>
          </table:table-cell>
          <table:table-cell office:value-type="float" office:value="6505" calcext:value-type="float">
            <text:p>6505</text:p>
          </table:table-cell>
          <table:table-cell office:value-type="string" calcext:value-type="string">
            <text:p>TASK014522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353600" calcext:value-type="float">
            <text:p>1477353600</text:p>
          </table:table-cell>
          <table:table-cell office:value-type="float" office:value="6509" calcext:value-type="float">
            <text:p>6509</text:p>
          </table:table-cell>
          <table:table-cell office:value-type="string" calcext:value-type="string">
            <text:p>TASK014520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353600" calcext:value-type="float">
            <text:p>14773536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TASK014517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440000" calcext:value-type="float">
            <text:p>1477440000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TASK014561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440000" calcext:value-type="float">
            <text:p>14774400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TASK014561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440000" calcext:value-type="float">
            <text:p>1477440000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TASK014561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440000" calcext:value-type="float">
            <text:p>14774400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TASK014560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440000" calcext:value-type="float">
            <text:p>147744000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TASK014560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440000" calcext:value-type="float">
            <text:p>1477440000</text:p>
          </table:table-cell>
          <table:table-cell office:value-type="float" office:value="6211" calcext:value-type="float">
            <text:p>6211</text:p>
          </table:table-cell>
          <table:table-cell office:value-type="string" calcext:value-type="string">
            <text:p>TASK014561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440000" calcext:value-type="float">
            <text:p>147744000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TASK014560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440000" calcext:value-type="float">
            <text:p>1477440000</text:p>
          </table:table-cell>
          <table:table-cell office:value-type="float" office:value="6474" calcext:value-type="float">
            <text:p>6474</text:p>
          </table:table-cell>
          <table:table-cell office:value-type="string" calcext:value-type="string">
            <text:p>TASK014560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440000" calcext:value-type="float">
            <text:p>1477440000</text:p>
          </table:table-cell>
          <table:table-cell office:value-type="float" office:value="6654" calcext:value-type="float">
            <text:p>6654</text:p>
          </table:table-cell>
          <table:table-cell office:value-type="string" calcext:value-type="string">
            <text:p>TASK014561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526400" calcext:value-type="float">
            <text:p>1477526400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TASK014561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526400" calcext:value-type="float">
            <text:p>1477526400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TASK014621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526400" calcext:value-type="float">
            <text:p>1477526400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TASK014621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526400" calcext:value-type="float">
            <text:p>1477526400</text:p>
          </table:table-cell>
          <table:table-cell office:value-type="float" office:value="6170" calcext:value-type="float">
            <text:p>6170</text:p>
          </table:table-cell>
          <table:table-cell office:value-type="string" calcext:value-type="string">
            <text:p>TASK014625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526400" calcext:value-type="float">
            <text:p>147752640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TASK014625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526400" calcext:value-type="float">
            <text:p>1477526400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TASK014615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526400" calcext:value-type="float">
            <text:p>14775264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TASK014623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526400" calcext:value-type="float">
            <text:p>14775264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TASK014617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526400" calcext:value-type="float">
            <text:p>1477526400</text:p>
          </table:table-cell>
          <table:table-cell office:value-type="float" office:value="6537" calcext:value-type="float">
            <text:p>6537</text:p>
          </table:table-cell>
          <table:table-cell office:value-type="string" calcext:value-type="string">
            <text:p>TASK014618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612800" calcext:value-type="float">
            <text:p>1477612800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TASK014668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612800" calcext:value-type="float">
            <text:p>1477612800</text:p>
          </table:table-cell>
          <table:table-cell office:value-type="float" office:value="6502" calcext:value-type="float">
            <text:p>6502</text:p>
          </table:table-cell>
          <table:table-cell office:value-type="string" calcext:value-type="string">
            <text:p>TASK014651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612800" calcext:value-type="float">
            <text:p>14776128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TASK014640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612800" calcext:value-type="float">
            <text:p>14776128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TASK014665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612800" calcext:value-type="float">
            <text:p>147761280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TASK014659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612800" calcext:value-type="float">
            <text:p>1477612800</text:p>
          </table:table-cell>
          <table:table-cell office:value-type="float" office:value="6658" calcext:value-type="float">
            <text:p>6658</text:p>
          </table:table-cell>
          <table:table-cell office:value-type="string" calcext:value-type="string">
            <text:p>TASK014641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872000" calcext:value-type="float">
            <text:p>14778720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TASK014698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872000" calcext:value-type="float">
            <text:p>14778720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TASK014641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872000" calcext:value-type="float">
            <text:p>1477872000</text:p>
          </table:table-cell>
          <table:table-cell office:value-type="float" office:value="6227" calcext:value-type="float">
            <text:p>6227</text:p>
          </table:table-cell>
          <table:table-cell office:value-type="string" calcext:value-type="string">
            <text:p>TASK014701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872000" calcext:value-type="float">
            <text:p>1477872000</text:p>
          </table:table-cell>
          <table:table-cell office:value-type="float" office:value="6295" calcext:value-type="float">
            <text:p>6295</text:p>
          </table:table-cell>
          <table:table-cell office:value-type="string" calcext:value-type="string">
            <text:p>TASK014701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872000" calcext:value-type="float">
            <text:p>14778720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TASK014700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872000" calcext:value-type="float">
            <text:p>1477872000</text:p>
          </table:table-cell>
          <table:table-cell office:value-type="float" office:value="6492" calcext:value-type="float">
            <text:p>6492</text:p>
          </table:table-cell>
          <table:table-cell office:value-type="string" calcext:value-type="string">
            <text:p>TASK014699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872000" calcext:value-type="float">
            <text:p>14778720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TASK014700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958400" calcext:value-type="float">
            <text:p>1477958400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TASK014354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958400" calcext:value-type="float">
            <text:p>1477958400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ASK014698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958400" calcext:value-type="float">
            <text:p>1477958400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TASK014700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958400" calcext:value-type="float">
            <text:p>14779584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TASK014735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958400" calcext:value-type="float">
            <text:p>147795840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TASK014734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958400" calcext:value-type="float">
            <text:p>14779584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TASK014699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044800" calcext:value-type="float">
            <text:p>1478044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TASK014735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044800" calcext:value-type="float">
            <text:p>1478044800</text:p>
          </table:table-cell>
          <table:table-cell office:value-type="float" office:value="6629" calcext:value-type="float">
            <text:p>6629</text:p>
          </table:table-cell>
          <table:table-cell office:value-type="string" calcext:value-type="string">
            <text:p>TASK014736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131200" calcext:value-type="float">
            <text:p>1478131200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TASK014777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131200" calcext:value-type="float">
            <text:p>1478131200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TASK014785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131200" calcext:value-type="float">
            <text:p>14781312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TASK014784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131200" calcext:value-type="float">
            <text:p>1478131200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TASK014777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131200" calcext:value-type="float">
            <text:p>14781312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TASK014774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131200" calcext:value-type="float">
            <text:p>1478131200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TASK014775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131200" calcext:value-type="float">
            <text:p>1478131200</text:p>
          </table:table-cell>
          <table:table-cell office:value-type="float" office:value="6396" calcext:value-type="float">
            <text:p>6396</text:p>
          </table:table-cell>
          <table:table-cell office:value-type="string" calcext:value-type="string">
            <text:p>TASK014776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131200" calcext:value-type="float">
            <text:p>147813120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TASK014774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131200" calcext:value-type="float">
            <text:p>14781312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TASK014778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217600" calcext:value-type="float">
            <text:p>1478217600</text:p>
          </table:table-cell>
          <table:table-cell office:value-type="float" office:value="6478" calcext:value-type="float">
            <text:p>6478</text:p>
          </table:table-cell>
          <table:table-cell office:value-type="string" calcext:value-type="string">
            <text:p>TASK014773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304000" calcext:value-type="float">
            <text:p>1478304000</text:p>
          </table:table-cell>
          <table:table-cell office:value-type="float" office:value="6475" calcext:value-type="float">
            <text:p>6475</text:p>
          </table:table-cell>
          <table:table-cell office:value-type="string" calcext:value-type="string">
            <text:p>TASK014878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304000" calcext:value-type="float">
            <text:p>1478304000</text:p>
          </table:table-cell>
          <table:table-cell office:value-type="float" office:value="6612" calcext:value-type="float">
            <text:p>6612</text:p>
          </table:table-cell>
          <table:table-cell office:value-type="string" calcext:value-type="string">
            <text:p>TASK014845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476800" calcext:value-type="float">
            <text:p>1478476800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TASK014899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476800" calcext:value-type="float">
            <text:p>14784768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TASK014896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476800" calcext:value-type="float">
            <text:p>1478476800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TASK014893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476800" calcext:value-type="float">
            <text:p>1478476800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TASK0149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476800" calcext:value-type="float">
            <text:p>1478476800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TASK014890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476800" calcext:value-type="float">
            <text:p>1478476800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TASK014889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476800" calcext:value-type="float">
            <text:p>14784768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TASK014782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476800" calcext:value-type="float">
            <text:p>14784768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TASK014901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476800" calcext:value-type="float">
            <text:p>1478476800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TASK014888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476800" calcext:value-type="float">
            <text:p>147847680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TASK014888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563200" calcext:value-type="float">
            <text:p>1478563200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TASK01494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563200" calcext:value-type="float">
            <text:p>1478563200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TASK014941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563200" calcext:value-type="float">
            <text:p>1478563200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TASK014905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563200" calcext:value-type="float">
            <text:p>14785632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TASK014944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563200" calcext:value-type="float">
            <text:p>1478563200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TASK014901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563200" calcext:value-type="float">
            <text:p>1478563200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TASK014944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563200" calcext:value-type="float">
            <text:p>1478563200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TASK01489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649600" calcext:value-type="float">
            <text:p>14786496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TASK014978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649600" calcext:value-type="float">
            <text:p>147864960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TASK014980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649600" calcext:value-type="float">
            <text:p>1478649600</text:p>
          </table:table-cell>
          <table:table-cell office:value-type="float" office:value="6297" calcext:value-type="float">
            <text:p>6297</text:p>
          </table:table-cell>
          <table:table-cell office:value-type="string" calcext:value-type="string">
            <text:p>TASK014979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649600" calcext:value-type="float">
            <text:p>1478649600</text:p>
          </table:table-cell>
          <table:table-cell office:value-type="float" office:value="6336" calcext:value-type="float">
            <text:p>6336</text:p>
          </table:table-cell>
          <table:table-cell office:value-type="string" calcext:value-type="string">
            <text:p>TASK0149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649600" calcext:value-type="float">
            <text:p>1478649600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TASK014972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649600" calcext:value-type="float">
            <text:p>1478649600</text:p>
          </table:table-cell>
          <table:table-cell office:value-type="float" office:value="6444" calcext:value-type="float">
            <text:p>6444</text:p>
          </table:table-cell>
          <table:table-cell office:value-type="string" calcext:value-type="string">
            <text:p>TASK014975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649600" calcext:value-type="float">
            <text:p>14786496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TASK014976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736000" calcext:value-type="float">
            <text:p>14787360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TASK014944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081600" calcext:value-type="float">
            <text:p>14790816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INC018568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081600" calcext:value-type="float">
            <text:p>1479081600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INC018669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081600" calcext:value-type="float">
            <text:p>14790816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INC018655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081600" calcext:value-type="float">
            <text:p>14790816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INC018581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081600" calcext:value-type="float">
            <text:p>147908160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TASK015102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081600" calcext:value-type="float">
            <text:p>1479081600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TASK015102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081600" calcext:value-type="float">
            <text:p>1479081600</text:p>
          </table:table-cell>
          <table:table-cell office:value-type="float" office:value="6462" calcext:value-type="float">
            <text:p>6462</text:p>
          </table:table-cell>
          <table:table-cell office:value-type="string" calcext:value-type="string">
            <text:p>TASK015103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254400" calcext:value-type="float">
            <text:p>14792544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INC018689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254400" calcext:value-type="float">
            <text:p>1479254400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INC018655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254400" calcext:value-type="float">
            <text:p>1479254400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INC018632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513600" calcext:value-type="float">
            <text:p>1479513600</text:p>
          </table:table-cell>
          <table:table-cell office:value-type="float" office:value="6508" calcext:value-type="float">
            <text:p>6508</text:p>
          </table:table-cell>
          <table:table-cell office:value-type="string" calcext:value-type="string">
            <text:p>TASK015206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686400" calcext:value-type="float">
            <text:p>1479686400</text:p>
          </table:table-cell>
          <table:table-cell office:value-type="float" office:value="6198" calcext:value-type="float">
            <text:p>6198</text:p>
          </table:table-cell>
          <table:table-cell office:value-type="string" calcext:value-type="string">
            <text:p>TASK015253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686400" calcext:value-type="float">
            <text:p>1479686400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TASK014896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686400" calcext:value-type="float">
            <text:p>1479686400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TASK015246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686400" calcext:value-type="float">
            <text:p>14796864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TASK014975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686400" calcext:value-type="float">
            <text:p>1479686400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INC01882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686400" calcext:value-type="float">
            <text:p>1479686400</text:p>
          </table:table-cell>
          <table:table-cell office:value-type="float" office:value="6652" calcext:value-type="float">
            <text:p>6652</text:p>
          </table:table-cell>
          <table:table-cell office:value-type="string" calcext:value-type="string">
            <text:p>TASK014978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772800" calcext:value-type="float">
            <text:p>14797728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TASK011942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772800" calcext:value-type="float">
            <text:p>14797728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INC018832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772800" calcext:value-type="float">
            <text:p>1479772800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TASK012666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  <table:table-cell table:number-columns-repeated="7"/>
          <table:table-cell office:value-type="float" office:value="0.24" calcext:value-type="float">
            <text:p>0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9859200" calcext:value-type="float">
            <text:p>14798592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INC018843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7"/>
          <table:table-cell office:value-type="float" office:value="0.643" calcext:value-type="float">
            <text:p>0,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0032000" calcext:value-type="float">
            <text:p>1480032000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TASK015414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0032000" calcext:value-type="float">
            <text:p>1480032000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TASK015414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  <table:table-cell table:number-columns-repeated="7"/>
          <table:table-cell table:formula="of:=[.N159]-[.N165]" office:value-type="float" office:value="0.143" calcext:value-type="float">
            <text:p>0,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0032000" calcext:value-type="float">
            <text:p>1480032000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TASK015414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  <table:table-cell table:number-columns-repeated="7"/>
          <table:table-cell table:formula="of:=[.N161]/2" office:value-type="float" office:value="0.0715" calcext:value-type="float">
            <text:p>0,07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0032000" calcext:value-type="float">
            <text:p>1480032000</text:p>
          </table:table-cell>
          <table:table-cell office:value-type="float" office:value="6193" calcext:value-type="float">
            <text:p>6193</text:p>
          </table:table-cell>
          <table:table-cell office:value-type="string" calcext:value-type="string">
            <text:p>TASK015415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3"/>
          <table:table-cell table:formula="of:=[.N164]-[.N162]" office:value-type="float" office:value="0.1685" calcext:value-type="float">
            <text:p>0,1685</text:p>
          </table:table-cell>
          <table:table-cell table:number-columns-repeated="7"/>
          <table:table-cell table:formula="of:=[.N164]+[.N162]" office:value-type="float" office:value="0.3115" calcext:value-type="float">
            <text:p>0,3115</text:p>
          </table:table-cell>
        </table:table-row>
        <table:table-row table:style-name="ro1">
          <table:table-cell/>
          <table:table-cell office:value-type="float" office:value="1480032000" calcext:value-type="float">
            <text:p>148003200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TASK015415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  <table:table-cell table:number-columns-repeated="3"/>
          <table:table-cell office:value-type="float" office:value="0.167" calcext:value-type="float">
            <text:p>0,167</text:p>
          </table:table-cell>
          <table:table-cell/>
          <table:table-cell table:formula="of:=[.N164]-[.J164]" office:value-type="float" office:value="0.073" calcext:value-type="float">
            <text:p>0,073</text:p>
          </table:table-cell>
          <table:table-cell/>
          <table:table-cell office:value-type="float" office:value="0.24" calcext:value-type="float">
            <text:p>0,24</text:p>
          </table:table-cell>
          <table:table-cell/>
          <table:table-cell table:formula="of:=[.R164]-[.N164]" office:value-type="float" office:value="0.073" calcext:value-type="float">
            <text:p>0,073</text:p>
          </table:table-cell>
          <table:table-cell/>
          <table:table-cell office:value-type="float" office:value="0.313" calcext:value-type="float">
            <text:p>0,313</text:p>
          </table:table-cell>
        </table:table-row>
        <table:table-row table:style-name="ro1">
          <table:table-cell/>
          <table:table-cell office:value-type="float" office:value="1480032000" calcext:value-type="float">
            <text:p>1480032000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TASK015413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1480032000" calcext:value-type="float">
            <text:p>14800320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TASK01317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0032000" calcext:value-type="float">
            <text:p>148003200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TASK015411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table:formula="of:=[.R164]-[.J164]" office:value-type="float" office:value="0.146" calcext:value-type="float">
            <text:p>0,14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formula="of:=[.N165]+[.N169]" office:value-type="float" office:value="0.646" calcext:value-type="float">
            <text:p>0,646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style-name="ce30" office:value-type="float" office:value="0.1685" calcext:value-type="float">
            <text:p>0,1685</text:p>
          </table:table-cell>
          <table:table-cell table:style-name="ce30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table:style-name="ce30" table:formula="of:=[.K175]-([.K175]-[.K173])/2" office:value-type="float" office:value="0.20425" calcext:value-type="float">
            <text:p>0,20425</text:p>
          </table:table-cell>
          <table:table-cell table:style-name="ce30" table:formula="of:=[.L175]-([.L175]-[.L173])/2" office:value-type="float" office:value="0.5715" calcext:value-type="float">
            <text:p>0,571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style-name="ce30" office:value-type="float" office:value="0.24" calcext:value-type="float">
            <text:p>0,24</text:p>
          </table:table-cell>
          <table:table-cell table:style-name="ce30" office:value-type="float" office:value="0.643" calcext:value-type="float">
            <text:p>0,64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style-name="ce30" table:formula="of:=[.K175]+([.K175]-[.K173])/2" office:value-type="float" office:value="0.27575" calcext:value-type="float">
            <text:p>0,27575</text:p>
          </table:table-cell>
          <table:table-cell table:style-name="ce30" table:formula="of:=[.L175]-([.L175]-[.L173])/2" office:value-type="float" office:value="0.5715" calcext:value-type="float">
            <text:p>0,571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table:style-name="ce30" office:value-type="float" office:value="0.3115" calcext:value-type="float">
            <text:p>0,3115</text:p>
          </table:table-cell>
          <table:table-cell table:style-name="ce30" office:value-type="float" office:value="0.5" calcext:value-type="float">
            <text:p>0,5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realizadas.A1:realizadas.F1578" table:display-filter-buttons="true" table:orientation="column">
          <table:filter>
            <table:filter-and>
              <table:filter-condition table:field-number="4" table:value="ASBUILT" table:operator="="/>
            </table:filter-and>
          </table:filter>
        </table:database-range>
        <table:database-range table:name="__Anonymous_Sheet_DB__2" table:target-range-address="Planilha3.A1:Planilha3.C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Tabela dinâmica_Planilha5_1'.A3:'Tabela dinâmica_Planilha5_1'.F15" table:buttons="'Tabela dinâmica_Planilha5_1'.A4 'Tabela dinâmica_Planilha5_1'.B3" table:grand-total="none" table:identify-categories="true" table:show-filter-button="false">
          <table:source-cell-range table:cell-range-address="Planilha5.A1:Planilha5.C442"/>
          <table:data-pilot-field table:source-field-name="Dia" table:orientation="column" table:used-hierarchy="0" table:function="auto">
            <table:data-pilot-level table:show-empty="false" calcext:repeat-item-labels="false">
              <table:data-pilot-members>
                <table:data-pilot-member table:name="&lt;02/09/2016" table:display="true" table:show-details="true"/>
                <table:data-pilot-member table:name="jan" table:display="true" table:show-details="false"/>
                <table:data-pilot-member table:name="fev" table:display="true" table:show-details="true"/>
                <table:data-pilot-member table:name="mar" table:display="true" table:show-details="true"/>
                <table:data-pilot-member table:name="abr" table:display="true" table:show-details="true"/>
                <table:data-pilot-member table:name="mai" table:display="true" table:show-details="true"/>
                <table:data-pilot-member table:name="jun" table:display="true" table:show-details="true"/>
                <table:data-pilot-member table:name="jul" table:display="true" table:show-details="true"/>
                <table:data-pilot-member table:name="ago" table:display="true" table:show-details="true"/>
                <table:data-pilot-member table:name="set" table:display="true" table:show-details="false"/>
                <table:data-pilot-member table:name="out" table:display="true" table:show-details="false"/>
                <table:data-pilot-member table:name="nov" table:display="true" table:show-details="false"/>
                <table:data-pilot-member table:name="dez" table:display="true" table:show-details="false"/>
                <table:data-pilot-member table:name="&gt;19/01/2017" table:display="true" table:show-details="true"/>
              </table:data-pilot-members>
              <table:data-pilot-display-info table:enabled="false" table:display-member-mode="from-top" table:member-count="10" table:data-field="Atendimento"/>
              <table:data-pilot-sort-info table:order="ascending" table:sort-mode="manual"/>
              <table:data-pilot-layout-info table:add-empty-lines="false" table:layout-mode="outline-subtotals-bottom"/>
            </table:data-pilot-level>
            <table:data-pilot-groups table:grouped-by="months" table:start="auto" table:end="auto" table:step="0"/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ase" table:orientation="row" table:used-hierarchy="0" table:function="auto">
            <table:data-pilot-level table:show-empty="false" calcext:repeat-item-labels="false">
              <table:data-pilot-members>
                <table:data-pilot-member table:name="PR01" table:display="true" table:show-details="true"/>
                <table:data-pilot-member table:name="RJ01" table:display="true" table:show-details="true"/>
                <table:data-pilot-member table:name="RJ02" table:display="true" table:show-details="true"/>
                <table:data-pilot-member table:name="SOR01" table:display="true" table:show-details="true"/>
                <table:data-pilot-member table:name="SOR02" table:display="true" table:show-details="true"/>
                <table:data-pilot-member table:name="SP01" table:display="true" table:show-details="true"/>
                <table:data-pilot-member table:name="SP02" table:display="true" table:show-details="true"/>
                <table:data-pilot-member table:name="SP03" table:display="true" table:show-details="true"/>
                <table:data-pilot-member table:name="SP04" table:display="true" table:show-details="true"/>
                <table:data-pilot-member table:name="SP05" table:display="true" table:show-details="true"/>
                <table:data-pilot-member table:name="SP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tendimento" tableooo:display-name="Atendimento por mê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09:13:09.4484163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3T10:43:45.408942932</dc:date>
    <meta:editing-duration>PT8H16M18S</meta:editing-duration>
    <meta:editing-cycles>5</meta:editing-cycles>
    <meta:generator>LibreOffice/5.2.5.1$Linux_X86_64 LibreOffice_project/20m0$Build-1</meta:generator>
    <meta:document-statistic meta:table-count="7" meta:cell-count="12663" meta:object-count="0"/>
  </office:meta>
</office:document-meta>
</file>